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5996903]</text:p>
          </table:table-cell>
          <table:table-cell office:value-type="string" calcext:value-type="string">
            <text:p>[[0.44003096]]</text:p>
          </table:table-cell>
          <table:table-cell office:value-type="string" calcext:value-type="string">
            <text:p>0.44003096</text:p>
          </table:table-cell>
          <table:table-cell office:value-type="string" calcext:value-type="string">
            <text:p>[[0.19362725]]</text:p>
          </table:table-cell>
          <table:table-cell office:value-type="string" calcext:value-type="string">
            <text:p>0.19362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27650043]</text:p>
          </table:table-cell>
          <table:table-cell office:value-type="string" calcext:value-type="string">
            <text:p>[[0.08650044]]</text:p>
          </table:table-cell>
          <table:table-cell office:value-type="string" calcext:value-type="string">
            <text:p>0.08650044</text:p>
          </table:table-cell>
          <table:table-cell office:value-type="string" calcext:value-type="string">
            <text:p>[[0.00748233]]</text:p>
          </table:table-cell>
          <table:table-cell office:value-type="string" calcext:value-type="string">
            <text:p>0.00748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8727752]</text:p>
          </table:table-cell>
          <table:table-cell office:value-type="string" calcext:value-type="string">
            <text:p>[[0.15727752]]</text:p>
          </table:table-cell>
          <table:table-cell office:value-type="string" calcext:value-type="string">
            <text:p>0.15727752</text:p>
          </table:table-cell>
          <table:table-cell office:value-type="string" calcext:value-type="string">
            <text:p>[[0.02473622]]</text:p>
          </table:table-cell>
          <table:table-cell office:value-type="string" calcext:value-type="string">
            <text:p>0.02473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.36]]</text:p>
          </table:table-cell>
          <table:table-cell office:value-type="string" calcext:value-type="string">
            <text:p>[0.29951024]</text:p>
          </table:table-cell>
          <table:table-cell office:value-type="string" calcext:value-type="string">
            <text:p>[[0.06048977]]</text:p>
          </table:table-cell>
          <table:table-cell office:value-type="string" calcext:value-type="string">
            <text:p>0.06048977</text:p>
          </table:table-cell>
          <table:table-cell office:value-type="string" calcext:value-type="string">
            <text:p>[[0.00365901]]</text:p>
          </table:table-cell>
          <table:table-cell office:value-type="string" calcext:value-type="string">
            <text:p>0.00365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192306]</text:p>
          </table:table-cell>
          <table:table-cell office:value-type="string" calcext:value-type="string">
            <text:p>[[0.28192306]]</text:p>
          </table:table-cell>
          <table:table-cell office:value-type="string" calcext:value-type="string">
            <text:p>0.28192306</text:p>
          </table:table-cell>
          <table:table-cell office:value-type="string" calcext:value-type="string">
            <text:p>[[0.07948061]]</text:p>
          </table:table-cell>
          <table:table-cell office:value-type="string" calcext:value-type="string">
            <text:p>0.07948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9240528]</text:p>
          </table:table-cell>
          <table:table-cell office:value-type="string" calcext:value-type="string">
            <text:p>[[0.16240528]]</text:p>
          </table:table-cell>
          <table:table-cell office:value-type="string" calcext:value-type="string">
            <text:p>0.16240528</text:p>
          </table:table-cell>
          <table:table-cell office:value-type="string" calcext:value-type="string">
            <text:p>[[0.02637548]]</text:p>
          </table:table-cell>
          <table:table-cell office:value-type="string" calcext:value-type="string">
            <text:p>0.026375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28378046]</text:p>
          </table:table-cell>
          <table:table-cell office:value-type="string" calcext:value-type="string">
            <text:p>[[0.20378046]]</text:p>
          </table:table-cell>
          <table:table-cell office:value-type="string" calcext:value-type="string">
            <text:p>0.20378046</text:p>
          </table:table-cell>
          <table:table-cell office:value-type="string" calcext:value-type="string">
            <text:p>[[0.04152647]]</text:p>
          </table:table-cell>
          <table:table-cell office:value-type="string" calcext:value-type="string">
            <text:p>0.04152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9605865]</text:p>
          </table:table-cell>
          <table:table-cell office:value-type="string" calcext:value-type="string">
            <text:p>[[0.23605865]]</text:p>
          </table:table-cell>
          <table:table-cell office:value-type="string" calcext:value-type="string">
            <text:p>0.23605865</text:p>
          </table:table-cell>
          <table:table-cell office:value-type="string" calcext:value-type="string">
            <text:p>[[0.05572369]]</text:p>
          </table:table-cell>
          <table:table-cell office:value-type="string" calcext:value-type="string">
            <text:p>0.05572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28335452]</text:p>
          </table:table-cell>
          <table:table-cell office:value-type="string" calcext:value-type="string">
            <text:p>[[0.2633545]]</text:p>
          </table:table-cell>
          <table:table-cell office:value-type="string" calcext:value-type="string">
            <text:p>0.2633545</text:p>
          </table:table-cell>
          <table:table-cell office:value-type="string" calcext:value-type="string">
            <text:p>[[0.0693556]]</text:p>
          </table:table-cell>
          <table:table-cell office:value-type="string" calcext:value-type="string">
            <text:p>0.0693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95178]</text:p>
          </table:table-cell>
          <table:table-cell office:value-type="string" calcext:value-type="string">
            <text:p>[[0.165178]]</text:p>
          </table:table-cell>
          <table:table-cell office:value-type="string" calcext:value-type="string">
            <text:p>0.165178</text:p>
          </table:table-cell>
          <table:table-cell office:value-type="string" calcext:value-type="string">
            <text:p>[[0.02728377]]</text:p>
          </table:table-cell>
          <table:table-cell office:value-type="string" calcext:value-type="string">
            <text:p>0.02728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27073967]</text:p>
          </table:table-cell>
          <table:table-cell office:value-type="string" calcext:value-type="string">
            <text:p>[[0.22073968]]</text:p>
          </table:table-cell>
          <table:table-cell office:value-type="string" calcext:value-type="string">
            <text:p>0.22073968</text:p>
          </table:table-cell>
          <table:table-cell office:value-type="string" calcext:value-type="string">
            <text:p>[[0.048726]]</text:p>
          </table:table-cell>
          <table:table-cell office:value-type="string" calcext:value-type="string">
            <text:p>0.048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2721222]</text:p>
          </table:table-cell>
          <table:table-cell office:value-type="string" calcext:value-type="string">
            <text:p>[[0.2621222]]</text:p>
          </table:table-cell>
          <table:table-cell office:value-type="string" calcext:value-type="string">
            <text:p>0.2621222</text:p>
          </table:table-cell>
          <table:table-cell office:value-type="string" calcext:value-type="string">
            <text:p>[[0.06870805]]</text:p>
          </table:table-cell>
          <table:table-cell office:value-type="string" calcext:value-type="string">
            <text:p>0.06870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.35]]</text:p>
          </table:table-cell>
          <table:table-cell office:value-type="string" calcext:value-type="string">
            <text:p>[0.30405414]</text:p>
          </table:table-cell>
          <table:table-cell office:value-type="string" calcext:value-type="string">
            <text:p>[[0.04594585]]</text:p>
          </table:table-cell>
          <table:table-cell office:value-type="string" calcext:value-type="string">
            <text:p>0.04594585</text:p>
          </table:table-cell>
          <table:table-cell office:value-type="string" calcext:value-type="string">
            <text:p>[[0.00211102]]</text:p>
          </table:table-cell>
          <table:table-cell office:value-type="string" calcext:value-type="string">
            <text:p>0.00211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62666]</text:p>
          </table:table-cell>
          <table:table-cell office:value-type="string" calcext:value-type="string">
            <text:p>[[0.637334]]</text:p>
          </table:table-cell>
          <table:table-cell office:value-type="string" calcext:value-type="string">
            <text:p>0.637334</text:p>
          </table:table-cell>
          <table:table-cell office:value-type="string" calcext:value-type="string">
            <text:p>[[0.40619463]]</text:p>
          </table:table-cell>
          <table:table-cell office:value-type="string" calcext:value-type="string">
            <text:p>0.40619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928946]</text:p>
          </table:table-cell>
          <table:table-cell office:value-type="string" calcext:value-type="string">
            <text:p>[[0.1628946]]</text:p>
          </table:table-cell>
          <table:table-cell office:value-type="string" calcext:value-type="string">
            <text:p>0.1628946</text:p>
          </table:table-cell>
          <table:table-cell office:value-type="string" calcext:value-type="string">
            <text:p>[[0.02653465]]</text:p>
          </table:table-cell>
          <table:table-cell office:value-type="string" calcext:value-type="string">
            <text:p>0.0265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27637196]</text:p>
          </table:table-cell>
          <table:table-cell office:value-type="string" calcext:value-type="string">
            <text:p>[[0.08637196]]</text:p>
          </table:table-cell>
          <table:table-cell office:value-type="string" calcext:value-type="string">
            <text:p>0.08637196</text:p>
          </table:table-cell>
          <table:table-cell office:value-type="string" calcext:value-type="string">
            <text:p>[[0.00746012]]</text:p>
          </table:table-cell>
          <table:table-cell office:value-type="string" calcext:value-type="string">
            <text:p>0.00746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9744166]</text:p>
          </table:table-cell>
          <table:table-cell office:value-type="string" calcext:value-type="string">
            <text:p>[[0.19744167]]</text:p>
          </table:table-cell>
          <table:table-cell office:value-type="string" calcext:value-type="string">
            <text:p>0.19744167</text:p>
          </table:table-cell>
          <table:table-cell office:value-type="string" calcext:value-type="string">
            <text:p>[[0.03898321]]</text:p>
          </table:table-cell>
          <table:table-cell office:value-type="string" calcext:value-type="string">
            <text:p>0.038983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30611658]</text:p>
          </table:table-cell>
          <table:table-cell office:value-type="string" calcext:value-type="string">
            <text:p>[[0.27611658]]</text:p>
          </table:table-cell>
          <table:table-cell office:value-type="string" calcext:value-type="string">
            <text:p>0.27611658</text:p>
          </table:table-cell>
          <table:table-cell office:value-type="string" calcext:value-type="string">
            <text:p>[[0.07624037]]</text:p>
          </table:table-cell>
          <table:table-cell office:value-type="string" calcext:value-type="string">
            <text:p>0.07624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2684754]</text:p>
          </table:table-cell>
          <table:table-cell office:value-type="string" calcext:value-type="string">
            <text:p>[[0.24847542]]</text:p>
          </table:table-cell>
          <table:table-cell office:value-type="string" calcext:value-type="string">
            <text:p>0.24847542</text:p>
          </table:table-cell>
          <table:table-cell office:value-type="string" calcext:value-type="string">
            <text:p>[[0.06174003]]</text:p>
          </table:table-cell>
          <table:table-cell office:value-type="string" calcext:value-type="string">
            <text:p>0.06174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.28]]</text:p>
          </table:table-cell>
          <table:table-cell office:value-type="string" calcext:value-type="string">
            <text:p>[0.27175212]</text:p>
          </table:table-cell>
          <table:table-cell office:value-type="string" calcext:value-type="string">
            <text:p>[[0.00824788]]</text:p>
          </table:table-cell>
          <table:table-cell office:value-type="string" calcext:value-type="string">
            <text:p>0.00824788</text:p>
          </table:table-cell>
          <table:table-cell office:value-type="string" calcext:value-type="string">
            <text:p>[[6.802756e-05]]</text:p>
          </table:table-cell>
          <table:table-cell office:value-type="string" calcext:value-type="string">
            <text:p>6.802756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7600306]</text:p>
          </table:table-cell>
          <table:table-cell office:value-type="string" calcext:value-type="string">
            <text:p>[[0.17600307]]</text:p>
          </table:table-cell>
          <table:table-cell office:value-type="string" calcext:value-type="string">
            <text:p>0.17600307</text:p>
          </table:table-cell>
          <table:table-cell office:value-type="string" calcext:value-type="string">
            <text:p>[[0.03097708]]</text:p>
          </table:table-cell>
          <table:table-cell office:value-type="string" calcext:value-type="string">
            <text:p>0.030977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3004104]</text:p>
          </table:table-cell>
          <table:table-cell office:value-type="string" calcext:value-type="string">
            <text:p>[[0.25041038]]</text:p>
          </table:table-cell>
          <table:table-cell office:value-type="string" calcext:value-type="string">
            <text:p>0.25041038</text:p>
          </table:table-cell>
          <table:table-cell office:value-type="string" calcext:value-type="string">
            <text:p>[[0.06270536]]</text:p>
          </table:table-cell>
          <table:table-cell office:value-type="string" calcext:value-type="string">
            <text:p>0.062705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594242]</text:p>
          </table:table-cell>
          <table:table-cell office:value-type="string" calcext:value-type="string">
            <text:p>[[0.1994242]]</text:p>
          </table:table-cell>
          <table:table-cell office:value-type="string" calcext:value-type="string">
            <text:p>0.1994242</text:p>
          </table:table-cell>
          <table:table-cell office:value-type="string" calcext:value-type="string">
            <text:p>[[0.03977001]]</text:p>
          </table:table-cell>
          <table:table-cell office:value-type="string" calcext:value-type="string">
            <text:p>0.03977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28349644]</text:p>
          </table:table-cell>
          <table:table-cell office:value-type="string" calcext:value-type="string">
            <text:p>[[0.26349643]]</text:p>
          </table:table-cell>
          <table:table-cell office:value-type="string" calcext:value-type="string">
            <text:p>0.26349643</text:p>
          </table:table-cell>
          <table:table-cell office:value-type="string" calcext:value-type="string">
            <text:p>[[0.06943037]]</text:p>
          </table:table-cell>
          <table:table-cell office:value-type="string" calcext:value-type="string">
            <text:p>0.069430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26363456]</text:p>
          </table:table-cell>
          <table:table-cell office:value-type="string" calcext:value-type="string">
            <text:p>[[0.12363456]]</text:p>
          </table:table-cell>
          <table:table-cell office:value-type="string" calcext:value-type="string">
            <text:p>0.12363456</text:p>
          </table:table-cell>
          <table:table-cell office:value-type="string" calcext:value-type="string">
            <text:p>[[0.0152855]]</text:p>
          </table:table-cell>
          <table:table-cell office:value-type="string" calcext:value-type="string">
            <text:p>0.01528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776252]</text:p>
          </table:table-cell>
          <table:table-cell office:value-type="string" calcext:value-type="string">
            <text:p>[[0.28776252]]</text:p>
          </table:table-cell>
          <table:table-cell office:value-type="string" calcext:value-type="string">
            <text:p>0.28776252</text:p>
          </table:table-cell>
          <table:table-cell office:value-type="string" calcext:value-type="string">
            <text:p>[[0.08280727]]</text:p>
          </table:table-cell>
          <table:table-cell office:value-type="string" calcext:value-type="string">
            <text:p>0.082807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882656]</text:p>
          </table:table-cell>
          <table:table-cell office:value-type="string" calcext:value-type="string">
            <text:p>[[0.08826558]]</text:p>
          </table:table-cell>
          <table:table-cell office:value-type="string" calcext:value-type="string">
            <text:p>0.08826558</text:p>
          </table:table-cell>
          <table:table-cell office:value-type="string" calcext:value-type="string">
            <text:p>[[0.00779081]]</text:p>
          </table:table-cell>
          <table:table-cell office:value-type="string" calcext:value-type="string">
            <text:p>0.007790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86822]</text:p>
          </table:table-cell>
          <table:table-cell office:value-type="string" calcext:value-type="string">
            <text:p>[[0.2986822]]</text:p>
          </table:table-cell>
          <table:table-cell office:value-type="string" calcext:value-type="string">
            <text:p>0.2986822</text:p>
          </table:table-cell>
          <table:table-cell office:value-type="string" calcext:value-type="string">
            <text:p>[[0.08921106]]</text:p>
          </table:table-cell>
          <table:table-cell office:value-type="string" calcext:value-type="string">
            <text:p>0.089211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483104]</text:p>
          </table:table-cell>
          <table:table-cell office:value-type="string" calcext:value-type="string">
            <text:p>[[0.29483104]]</text:p>
          </table:table-cell>
          <table:table-cell office:value-type="string" calcext:value-type="string">
            <text:p>0.29483104</text:p>
          </table:table-cell>
          <table:table-cell office:value-type="string" calcext:value-type="string">
            <text:p>[[0.08692534]]</text:p>
          </table:table-cell>
          <table:table-cell office:value-type="string" calcext:value-type="string">
            <text:p>0.086925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573995]</text:p>
          </table:table-cell>
          <table:table-cell office:value-type="string" calcext:value-type="string">
            <text:p>[[0.29573995]]</text:p>
          </table:table-cell>
          <table:table-cell office:value-type="string" calcext:value-type="string">
            <text:p>0.29573995</text:p>
          </table:table-cell>
          <table:table-cell office:value-type="string" calcext:value-type="string">
            <text:p>[[0.08746212]]</text:p>
          </table:table-cell>
          <table:table-cell office:value-type="string" calcext:value-type="string">
            <text:p>0.087462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27184594]</text:p>
          </table:table-cell>
          <table:table-cell office:value-type="string" calcext:value-type="string">
            <text:p>[[0.26184595]]</text:p>
          </table:table-cell>
          <table:table-cell office:value-type="string" calcext:value-type="string">
            <text:p>0.26184595</text:p>
          </table:table-cell>
          <table:table-cell office:value-type="string" calcext:value-type="string">
            <text:p>[[0.0685633]]</text:p>
          </table:table-cell>
          <table:table-cell office:value-type="string" calcext:value-type="string">
            <text:p>0.06856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8514725]</text:p>
          </table:table-cell>
          <table:table-cell office:value-type="string" calcext:value-type="string">
            <text:p>[[0.18514726]]</text:p>
          </table:table-cell>
          <table:table-cell office:value-type="string" calcext:value-type="string">
            <text:p>0.18514726</text:p>
          </table:table-cell>
          <table:table-cell office:value-type="string" calcext:value-type="string">
            <text:p>[[0.03427951]]</text:p>
          </table:table-cell>
          <table:table-cell office:value-type="string" calcext:value-type="string">
            <text:p>0.034279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29279786]</text:p>
          </table:table-cell>
          <table:table-cell office:value-type="string" calcext:value-type="string">
            <text:p>[[0.20279786]]</text:p>
          </table:table-cell>
          <table:table-cell office:value-type="string" calcext:value-type="string">
            <text:p>0.20279786</text:p>
          </table:table-cell>
          <table:table-cell office:value-type="string" calcext:value-type="string">
            <text:p>[[0.04112697]]</text:p>
          </table:table-cell>
          <table:table-cell office:value-type="string" calcext:value-type="string">
            <text:p>0.041126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6306996]</text:p>
          </table:table-cell>
          <table:table-cell office:value-type="string" calcext:value-type="string">
            <text:p>[[0.26306996]]</text:p>
          </table:table-cell>
          <table:table-cell office:value-type="string" calcext:value-type="string">
            <text:p>0.26306996</text:p>
          </table:table-cell>
          <table:table-cell office:value-type="string" calcext:value-type="string">
            <text:p>[[0.06920581]]</text:p>
          </table:table-cell>
          <table:table-cell office:value-type="string" calcext:value-type="string">
            <text:p>0.06920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93185]</text:p>
          </table:table-cell>
          <table:table-cell office:value-type="string" calcext:value-type="string">
            <text:p>[[0.2993185]]</text:p>
          </table:table-cell>
          <table:table-cell office:value-type="string" calcext:value-type="string">
            <text:p>0.2993185</text:p>
          </table:table-cell>
          <table:table-cell office:value-type="string" calcext:value-type="string">
            <text:p>[[0.08959156]]</text:p>
          </table:table-cell>
          <table:table-cell office:value-type="string" calcext:value-type="string">
            <text:p>0.089591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7693337]</text:p>
          </table:table-cell>
          <table:table-cell office:value-type="string" calcext:value-type="string">
            <text:p>[[0.27693337]]</text:p>
          </table:table-cell>
          <table:table-cell office:value-type="string" calcext:value-type="string">
            <text:p>0.27693337</text:p>
          </table:table-cell>
          <table:table-cell office:value-type="string" calcext:value-type="string">
            <text:p>[[0.07669209]]</text:p>
          </table:table-cell>
          <table:table-cell office:value-type="string" calcext:value-type="string">
            <text:p>0.076692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896588]</text:p>
          </table:table-cell>
          <table:table-cell office:value-type="string" calcext:value-type="string">
            <text:p>[[0.18965882]]</text:p>
          </table:table-cell>
          <table:table-cell office:value-type="string" calcext:value-type="string">
            <text:p>0.18965882</text:p>
          </table:table-cell>
          <table:table-cell office:value-type="string" calcext:value-type="string">
            <text:p>[[0.03597047]]</text:p>
          </table:table-cell>
          <table:table-cell office:value-type="string" calcext:value-type="string">
            <text:p>0.035970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.64]]</text:p>
          </table:table-cell>
          <table:table-cell office:value-type="string" calcext:value-type="string">
            <text:p>[0.2938916]</text:p>
          </table:table-cell>
          <table:table-cell office:value-type="string" calcext:value-type="string">
            <text:p>[[0.34610838]]</text:p>
          </table:table-cell>
          <table:table-cell office:value-type="string" calcext:value-type="string">
            <text:p>0.34610838</text:p>
          </table:table-cell>
          <table:table-cell office:value-type="string" calcext:value-type="string">
            <text:p>[[0.11979101]]</text:p>
          </table:table-cell>
          <table:table-cell office:value-type="string" calcext:value-type="string">
            <text:p>0.11979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7129847]</text:p>
          </table:table-cell>
          <table:table-cell office:value-type="string" calcext:value-type="string">
            <text:p>[[0.02870154]]</text:p>
          </table:table-cell>
          <table:table-cell office:value-type="string" calcext:value-type="string">
            <text:p>0.02870154</text:p>
          </table:table-cell>
          <table:table-cell office:value-type="string" calcext:value-type="string">
            <text:p>[[0.00082378]]</text:p>
          </table:table-cell>
          <table:table-cell office:value-type="string" calcext:value-type="string">
            <text:p>0.000823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812763]</text:p>
          </table:table-cell>
          <table:table-cell office:value-type="string" calcext:value-type="string">
            <text:p>[[0.18127629]]</text:p>
          </table:table-cell>
          <table:table-cell office:value-type="string" calcext:value-type="string">
            <text:p>0.18127629</text:p>
          </table:table-cell>
          <table:table-cell office:value-type="string" calcext:value-type="string">
            <text:p>[[0.03286109]]</text:p>
          </table:table-cell>
          <table:table-cell office:value-type="string" calcext:value-type="string">
            <text:p>0.03286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82343]</text:p>
          </table:table-cell>
          <table:table-cell office:value-type="string" calcext:value-type="string">
            <text:p>[[0.2882343]]</text:p>
          </table:table-cell>
          <table:table-cell office:value-type="string" calcext:value-type="string">
            <text:p>0.2882343</text:p>
          </table:table-cell>
          <table:table-cell office:value-type="string" calcext:value-type="string">
            <text:p>[[0.08307901]]</text:p>
          </table:table-cell>
          <table:table-cell office:value-type="string" calcext:value-type="string">
            <text:p>0.083079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147465]</text:p>
          </table:table-cell>
          <table:table-cell office:value-type="string" calcext:value-type="string">
            <text:p>[[0.28147465]]</text:p>
          </table:table-cell>
          <table:table-cell office:value-type="string" calcext:value-type="string">
            <text:p>0.28147465</text:p>
          </table:table-cell>
          <table:table-cell office:value-type="string" calcext:value-type="string">
            <text:p>[[0.07922798]]</text:p>
          </table:table-cell>
          <table:table-cell office:value-type="string" calcext:value-type="string">
            <text:p>0.07922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5926113]</text:p>
          </table:table-cell>
          <table:table-cell office:value-type="string" calcext:value-type="string">
            <text:p>[[0.04073888]]</text:p>
          </table:table-cell>
          <table:table-cell office:value-type="string" calcext:value-type="string">
            <text:p>0.04073888</text:p>
          </table:table-cell>
          <table:table-cell office:value-type="string" calcext:value-type="string">
            <text:p>[[0.00165966]]</text:p>
          </table:table-cell>
          <table:table-cell office:value-type="string" calcext:value-type="string">
            <text:p>0.001659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.27]]</text:p>
          </table:table-cell>
          <table:table-cell office:value-type="string" calcext:value-type="string">
            <text:p>[0.30296224]</text:p>
          </table:table-cell>
          <table:table-cell office:value-type="string" calcext:value-type="string">
            <text:p>[[0.03296223]]</text:p>
          </table:table-cell>
          <table:table-cell office:value-type="string" calcext:value-type="string">
            <text:p>0.03296223</text:p>
          </table:table-cell>
          <table:table-cell office:value-type="string" calcext:value-type="string">
            <text:p>[[0.00108651]]</text:p>
          </table:table-cell>
          <table:table-cell office:value-type="string" calcext:value-type="string">
            <text:p>0.001086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30542284]</text:p>
          </table:table-cell>
          <table:table-cell office:value-type="string" calcext:value-type="string">
            <text:p>[[0.22542284]]</text:p>
          </table:table-cell>
          <table:table-cell office:value-type="string" calcext:value-type="string">
            <text:p>0.22542284</text:p>
          </table:table-cell>
          <table:table-cell office:value-type="string" calcext:value-type="string">
            <text:p>[[0.05081546]]</text:p>
          </table:table-cell>
          <table:table-cell office:value-type="string" calcext:value-type="string">
            <text:p>0.050815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98182]</text:p>
          </table:table-cell>
          <table:table-cell office:value-type="string" calcext:value-type="string">
            <text:p>[[0.60181797]]</text:p>
          </table:table-cell>
          <table:table-cell office:value-type="string" calcext:value-type="string">
            <text:p>0.60181797</text:p>
          </table:table-cell>
          <table:table-cell office:value-type="string" calcext:value-type="string">
            <text:p>[[0.36218485]]</text:p>
          </table:table-cell>
          <table:table-cell office:value-type="string" calcext:value-type="string">
            <text:p>0.362184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7215815]</text:p>
          </table:table-cell>
          <table:table-cell office:value-type="string" calcext:value-type="string">
            <text:p>[[0.07215814]]</text:p>
          </table:table-cell>
          <table:table-cell office:value-type="string" calcext:value-type="string">
            <text:p>0.07215814</text:p>
          </table:table-cell>
          <table:table-cell office:value-type="string" calcext:value-type="string">
            <text:p>[[0.0052068]]</text:p>
          </table:table-cell>
          <table:table-cell office:value-type="string" calcext:value-type="string">
            <text:p>0.00520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7672684]</text:p>
          </table:table-cell>
          <table:table-cell office:value-type="string" calcext:value-type="string">
            <text:p>[[0.27672684]]</text:p>
          </table:table-cell>
          <table:table-cell office:value-type="string" calcext:value-type="string">
            <text:p>0.27672684</text:p>
          </table:table-cell>
          <table:table-cell office:value-type="string" calcext:value-type="string">
            <text:p>[[0.07657775]]</text:p>
          </table:table-cell>
          <table:table-cell office:value-type="string" calcext:value-type="string">
            <text:p>0.076577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.14]]</text:p>
          </table:table-cell>
          <table:table-cell office:value-type="string" calcext:value-type="string">
            <text:p>[0.26110232]</text:p>
          </table:table-cell>
          <table:table-cell office:value-type="string" calcext:value-type="string">
            <text:p>[[0.12110232]]</text:p>
          </table:table-cell>
          <table:table-cell office:value-type="string" calcext:value-type="string">
            <text:p>0.12110232</text:p>
          </table:table-cell>
          <table:table-cell office:value-type="string" calcext:value-type="string">
            <text:p>[[0.01466577]]</text:p>
          </table:table-cell>
          <table:table-cell office:value-type="string" calcext:value-type="string">
            <text:p>0.014665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555135]</text:p>
          </table:table-cell>
          <table:table-cell office:value-type="string" calcext:value-type="string">
            <text:p>[[0.05551349]]</text:p>
          </table:table-cell>
          <table:table-cell office:value-type="string" calcext:value-type="string">
            <text:p>0.05551349</text:p>
          </table:table-cell>
          <table:table-cell office:value-type="string" calcext:value-type="string">
            <text:p>[[0.00308175]]</text:p>
          </table:table-cell>
          <table:table-cell office:value-type="string" calcext:value-type="string">
            <text:p>0.00308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5983304]</text:p>
          </table:table-cell>
          <table:table-cell office:value-type="string" calcext:value-type="string">
            <text:p>[[0.15983304]]</text:p>
          </table:table-cell>
          <table:table-cell office:value-type="string" calcext:value-type="string">
            <text:p>0.15983304</text:p>
          </table:table-cell>
          <table:table-cell office:value-type="string" calcext:value-type="string">
            <text:p>[[0.0255466]]</text:p>
          </table:table-cell>
          <table:table-cell office:value-type="string" calcext:value-type="string">
            <text:p>0.02554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26169473]</text:p>
          </table:table-cell>
          <table:table-cell office:value-type="string" calcext:value-type="string">
            <text:p>[[0.11169472]]</text:p>
          </table:table-cell>
          <table:table-cell office:value-type="string" calcext:value-type="string">
            <text:p>0.11169472</text:p>
          </table:table-cell>
          <table:table-cell office:value-type="string" calcext:value-type="string">
            <text:p>[[0.01247571]]</text:p>
          </table:table-cell>
          <table:table-cell office:value-type="string" calcext:value-type="string">
            <text:p>0.01247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8510135]</text:p>
          </table:table-cell>
          <table:table-cell office:value-type="string" calcext:value-type="string">
            <text:p>[[0.15510136]]</text:p>
          </table:table-cell>
          <table:table-cell office:value-type="string" calcext:value-type="string">
            <text:p>0.15510136</text:p>
          </table:table-cell>
          <table:table-cell office:value-type="string" calcext:value-type="string">
            <text:p>[[0.02405643]]</text:p>
          </table:table-cell>
          <table:table-cell office:value-type="string" calcext:value-type="string">
            <text:p>0.024056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29419386]</text:p>
          </table:table-cell>
          <table:table-cell office:value-type="string" calcext:value-type="string">
            <text:p>[[0.26419386]]</text:p>
          </table:table-cell>
          <table:table-cell office:value-type="string" calcext:value-type="string">
            <text:p>0.26419386</text:p>
          </table:table-cell>
          <table:table-cell office:value-type="string" calcext:value-type="string">
            <text:p>[[0.0697984]]</text:p>
          </table:table-cell>
          <table:table-cell office:value-type="string" calcext:value-type="string">
            <text:p>0.06979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930255]</text:p>
          </table:table-cell>
          <table:table-cell office:value-type="string" calcext:value-type="string">
            <text:p>[[0.5069745]]</text:p>
          </table:table-cell>
          <table:table-cell office:value-type="string" calcext:value-type="string">
            <text:p>0.5069745</text:p>
          </table:table-cell>
          <table:table-cell office:value-type="string" calcext:value-type="string">
            <text:p>[[0.25702316]]</text:p>
          </table:table-cell>
          <table:table-cell office:value-type="string" calcext:value-type="string">
            <text:p>0.257023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27650243]</text:p>
          </table:table-cell>
          <table:table-cell office:value-type="string" calcext:value-type="string">
            <text:p>[[0.20650244]]</text:p>
          </table:table-cell>
          <table:table-cell office:value-type="string" calcext:value-type="string">
            <text:p>0.20650244</text:p>
          </table:table-cell>
          <table:table-cell office:value-type="string" calcext:value-type="string">
            <text:p>[[0.04264326]]</text:p>
          </table:table-cell>
          <table:table-cell office:value-type="string" calcext:value-type="string">
            <text:p>0.042643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27380723]</text:p>
          </table:table-cell>
          <table:table-cell office:value-type="string" calcext:value-type="string">
            <text:p>[[0.25380722]]</text:p>
          </table:table-cell>
          <table:table-cell office:value-type="string" calcext:value-type="string">
            <text:p>0.25380722</text:p>
          </table:table-cell>
          <table:table-cell office:value-type="string" calcext:value-type="string">
            <text:p>[[0.0644181]]</text:p>
          </table:table-cell>
          <table:table-cell office:value-type="string" calcext:value-type="string">
            <text:p>0.0644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527787]</text:p>
          </table:table-cell>
          <table:table-cell office:value-type="string" calcext:value-type="string">
            <text:p>[[0.2527787]]</text:p>
          </table:table-cell>
          <table:table-cell office:value-type="string" calcext:value-type="string">
            <text:p>0.2527787</text:p>
          </table:table-cell>
          <table:table-cell office:value-type="string" calcext:value-type="string">
            <text:p>[[0.06389707]]</text:p>
          </table:table-cell>
          <table:table-cell office:value-type="string" calcext:value-type="string">
            <text:p>0.063897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7662814]</text:p>
          </table:table-cell>
          <table:table-cell office:value-type="string" calcext:value-type="string">
            <text:p>[[0.02337188]]</text:p>
          </table:table-cell>
          <table:table-cell office:value-type="string" calcext:value-type="string">
            <text:p>0.02337188</text:p>
          </table:table-cell>
          <table:table-cell office:value-type="string" calcext:value-type="string">
            <text:p>[[0.00054624]]</text:p>
          </table:table-cell>
          <table:table-cell office:value-type="string" calcext:value-type="string">
            <text:p>0.000546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6587355]</text:p>
          </table:table-cell>
          <table:table-cell office:value-type="string" calcext:value-type="string">
            <text:p>[[0.26587355]]</text:p>
          </table:table-cell>
          <table:table-cell office:value-type="string" calcext:value-type="string">
            <text:p>0.26587355</text:p>
          </table:table-cell>
          <table:table-cell office:value-type="string" calcext:value-type="string">
            <text:p>[[0.07068875]]</text:p>
          </table:table-cell>
          <table:table-cell office:value-type="string" calcext:value-type="string">
            <text:p>0.07068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3049705]</text:p>
          </table:table-cell>
          <table:table-cell office:value-type="string" calcext:value-type="string">
            <text:p>[[0.3049705]]</text:p>
          </table:table-cell>
          <table:table-cell office:value-type="string" calcext:value-type="string">
            <text:p>0.3049705</text:p>
          </table:table-cell>
          <table:table-cell office:value-type="string" calcext:value-type="string">
            <text:p>[[0.09300701]]</text:p>
          </table:table-cell>
          <table:table-cell office:value-type="string" calcext:value-type="string">
            <text:p>0.093007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9672623]</text:p>
          </table:table-cell>
          <table:table-cell office:value-type="string" calcext:value-type="string">
            <text:p>[[0.00327379]]</text:p>
          </table:table-cell>
          <table:table-cell office:value-type="string" calcext:value-type="string">
            <text:p>0.00327379</text:p>
          </table:table-cell>
          <table:table-cell office:value-type="string" calcext:value-type="string">
            <text:p>[[1.0717669e-05]]</text:p>
          </table:table-cell>
          <table:table-cell office:value-type="string" calcext:value-type="string">
            <text:p>1.0717669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657332]</text:p>
          </table:table-cell>
          <table:table-cell office:value-type="string" calcext:value-type="string">
            <text:p>[[0.2657332]]</text:p>
          </table:table-cell>
          <table:table-cell office:value-type="string" calcext:value-type="string">
            <text:p>0.2657332</text:p>
          </table:table-cell>
          <table:table-cell office:value-type="string" calcext:value-type="string">
            <text:p>[[0.07061414]]</text:p>
          </table:table-cell>
          <table:table-cell office:value-type="string" calcext:value-type="string">
            <text:p>0.070614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7653235]</text:p>
          </table:table-cell>
          <table:table-cell office:value-type="string" calcext:value-type="string">
            <text:p>[[0.02346766]]</text:p>
          </table:table-cell>
          <table:table-cell office:value-type="string" calcext:value-type="string">
            <text:p>0.02346766</text:p>
          </table:table-cell>
          <table:table-cell office:value-type="string" calcext:value-type="string">
            <text:p>[[0.00055073]]</text:p>
          </table:table-cell>
          <table:table-cell office:value-type="string" calcext:value-type="string">
            <text:p>0.00055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6588577]</text:p>
          </table:table-cell>
          <table:table-cell office:value-type="string" calcext:value-type="string">
            <text:p>[[0.43411422]]</text:p>
          </table:table-cell>
          <table:table-cell office:value-type="string" calcext:value-type="string">
            <text:p>0.43411422</text:p>
          </table:table-cell>
          <table:table-cell office:value-type="string" calcext:value-type="string">
            <text:p>[[0.18845515]]</text:p>
          </table:table-cell>
          <table:table-cell office:value-type="string" calcext:value-type="string">
            <text:p>0.188455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908939]</text:p>
          </table:table-cell>
          <table:table-cell office:value-type="string" calcext:value-type="string">
            <text:p>[[0.19089392]]</text:p>
          </table:table-cell>
          <table:table-cell office:value-type="string" calcext:value-type="string">
            <text:p>0.19089392</text:p>
          </table:table-cell>
          <table:table-cell office:value-type="string" calcext:value-type="string">
            <text:p>[[0.03644049]]</text:p>
          </table:table-cell>
          <table:table-cell office:value-type="string" calcext:value-type="string">
            <text:p>0.036440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28950152]</text:p>
          </table:table-cell>
          <table:table-cell office:value-type="string" calcext:value-type="string">
            <text:p>[[0.20950152]]</text:p>
          </table:table-cell>
          <table:table-cell office:value-type="string" calcext:value-type="string">
            <text:p>0.20950152</text:p>
          </table:table-cell>
          <table:table-cell office:value-type="string" calcext:value-type="string">
            <text:p>[[0.04389089]]</text:p>
          </table:table-cell>
          <table:table-cell office:value-type="string" calcext:value-type="string">
            <text:p>0.043890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9693168]</text:p>
          </table:table-cell>
          <table:table-cell office:value-type="string" calcext:value-type="string">
            <text:p>[[0.19693169]]</text:p>
          </table:table-cell>
          <table:table-cell office:value-type="string" calcext:value-type="string">
            <text:p>0.19693169</text:p>
          </table:table-cell>
          <table:table-cell office:value-type="string" calcext:value-type="string">
            <text:p>[[0.03878209]]</text:p>
          </table:table-cell>
          <table:table-cell office:value-type="string" calcext:value-type="string">
            <text:p>0.038782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57337]</text:p>
          </table:table-cell>
          <table:table-cell office:value-type="string" calcext:value-type="string">
            <text:p>[[0.2957337]]</text:p>
          </table:table-cell>
          <table:table-cell office:value-type="string" calcext:value-type="string">
            <text:p>0.2957337</text:p>
          </table:table-cell>
          <table:table-cell office:value-type="string" calcext:value-type="string">
            <text:p>[[0.08745842]]</text:p>
          </table:table-cell>
          <table:table-cell office:value-type="string" calcext:value-type="string">
            <text:p>0.087458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8940114]</text:p>
          </table:table-cell>
          <table:table-cell office:value-type="string" calcext:value-type="string">
            <text:p>[[0.5105989]]</text:p>
          </table:table-cell>
          <table:table-cell office:value-type="string" calcext:value-type="string">
            <text:p>0.5105989</text:p>
          </table:table-cell>
          <table:table-cell office:value-type="string" calcext:value-type="string">
            <text:p>[[0.26071122]]</text:p>
          </table:table-cell>
          <table:table-cell office:value-type="string" calcext:value-type="string">
            <text:p>0.26071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88211]</text:p>
          </table:table-cell>
          <table:table-cell office:value-type="string" calcext:value-type="string">
            <text:p>[[0.2988211]]</text:p>
          </table:table-cell>
          <table:table-cell office:value-type="string" calcext:value-type="string">
            <text:p>0.2988211</text:p>
          </table:table-cell>
          <table:table-cell office:value-type="string" calcext:value-type="string">
            <text:p>[[0.08929405]]</text:p>
          </table:table-cell>
          <table:table-cell office:value-type="string" calcext:value-type="string">
            <text:p>0.089294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2691187]</text:p>
          </table:table-cell>
          <table:table-cell office:value-type="string" calcext:value-type="string">
            <text:p>[[0.1791187]]</text:p>
          </table:table-cell>
          <table:table-cell office:value-type="string" calcext:value-type="string">
            <text:p>0.1791187</text:p>
          </table:table-cell>
          <table:table-cell office:value-type="string" calcext:value-type="string">
            <text:p>[[0.03208351]]</text:p>
          </table:table-cell>
          <table:table-cell office:value-type="string" calcext:value-type="string">
            <text:p>0.032083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.97]]</text:p>
          </table:table-cell>
          <table:table-cell office:value-type="string" calcext:value-type="string">
            <text:p>[0.26488507]</text:p>
          </table:table-cell>
          <table:table-cell office:value-type="string" calcext:value-type="string">
            <text:p>[[0.70511496]]</text:p>
          </table:table-cell>
          <table:table-cell office:value-type="string" calcext:value-type="string">
            <text:p>0.70511496</text:p>
          </table:table-cell>
          <table:table-cell office:value-type="string" calcext:value-type="string">
            <text:p>[[0.4971871]]</text:p>
          </table:table-cell>
          <table:table-cell office:value-type="string" calcext:value-type="string">
            <text:p>0.49718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29259044]</text:p>
          </table:table-cell>
          <table:table-cell office:value-type="string" calcext:value-type="string">
            <text:p>[[0.24259044]]</text:p>
          </table:table-cell>
          <table:table-cell office:value-type="string" calcext:value-type="string">
            <text:p>0.24259044</text:p>
          </table:table-cell>
          <table:table-cell office:value-type="string" calcext:value-type="string">
            <text:p>[[0.05885012]]</text:p>
          </table:table-cell>
          <table:table-cell office:value-type="string" calcext:value-type="string">
            <text:p>0.058850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29070556]</text:p>
          </table:table-cell>
          <table:table-cell office:value-type="string" calcext:value-type="string">
            <text:p>[[0.21070556]]</text:p>
          </table:table-cell>
          <table:table-cell office:value-type="string" calcext:value-type="string">
            <text:p>0.21070556</text:p>
          </table:table-cell>
          <table:table-cell office:value-type="string" calcext:value-type="string">
            <text:p>[[0.04439684]]</text:p>
          </table:table-cell>
          <table:table-cell office:value-type="string" calcext:value-type="string">
            <text:p>0.044396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2876023]</text:p>
          </table:table-cell>
          <table:table-cell office:value-type="string" calcext:value-type="string">
            <text:p>[[0.1123977]]</text:p>
          </table:table-cell>
          <table:table-cell office:value-type="string" calcext:value-type="string">
            <text:p>0.1123977</text:p>
          </table:table-cell>
          <table:table-cell office:value-type="string" calcext:value-type="string">
            <text:p>[[0.01263324]]</text:p>
          </table:table-cell>
          <table:table-cell office:value-type="string" calcext:value-type="string">
            <text:p>0.012633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678833]</text:p>
          </table:table-cell>
          <table:table-cell office:value-type="string" calcext:value-type="string">
            <text:p>[[0.0678833]]</text:p>
          </table:table-cell>
          <table:table-cell office:value-type="string" calcext:value-type="string">
            <text:p>0.0678833</text:p>
          </table:table-cell>
          <table:table-cell office:value-type="string" calcext:value-type="string">
            <text:p>[[0.00460814]]</text:p>
          </table:table-cell>
          <table:table-cell office:value-type="string" calcext:value-type="string">
            <text:p>0.004608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27657497]</text:p>
          </table:table-cell>
          <table:table-cell office:value-type="string" calcext:value-type="string">
            <text:p>[[0.57342505]]</text:p>
          </table:table-cell>
          <table:table-cell office:value-type="string" calcext:value-type="string">
            <text:p>0.57342505</text:p>
          </table:table-cell>
          <table:table-cell office:value-type="string" calcext:value-type="string">
            <text:p>[[0.3288163]]</text:p>
          </table:table-cell>
          <table:table-cell office:value-type="string" calcext:value-type="string">
            <text:p>0.32881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30578935]</text:p>
          </table:table-cell>
          <table:table-cell office:value-type="string" calcext:value-type="string">
            <text:p>[[0.30578935]]</text:p>
          </table:table-cell>
          <table:table-cell office:value-type="string" calcext:value-type="string">
            <text:p>0.30578935</text:p>
          </table:table-cell>
          <table:table-cell office:value-type="string" calcext:value-type="string">
            <text:p>[[0.09350713]]</text:p>
          </table:table-cell>
          <table:table-cell office:value-type="string" calcext:value-type="string">
            <text:p>0.093507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.45]]</text:p>
          </table:table-cell>
          <table:table-cell office:value-type="string" calcext:value-type="string">
            <text:p>[0.29456127]</text:p>
          </table:table-cell>
          <table:table-cell office:value-type="string" calcext:value-type="string">
            <text:p>[[0.15543872]]</text:p>
          </table:table-cell>
          <table:table-cell office:value-type="string" calcext:value-type="string">
            <text:p>0.15543872</text:p>
          </table:table-cell>
          <table:table-cell office:value-type="string" calcext:value-type="string">
            <text:p>[[0.0241612]]</text:p>
          </table:table-cell>
          <table:table-cell office:value-type="string" calcext:value-type="string">
            <text:p>0.0241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053346]</text:p>
          </table:table-cell>
          <table:table-cell office:value-type="string" calcext:value-type="string">
            <text:p>[[0.28053346]]</text:p>
          </table:table-cell>
          <table:table-cell office:value-type="string" calcext:value-type="string">
            <text:p>0.28053346</text:p>
          </table:table-cell>
          <table:table-cell office:value-type="string" calcext:value-type="string">
            <text:p>[[0.07869902]]</text:p>
          </table:table-cell>
          <table:table-cell office:value-type="string" calcext:value-type="string">
            <text:p>0.078699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.94]]</text:p>
          </table:table-cell>
          <table:table-cell office:value-type="string" calcext:value-type="string">
            <text:p>[0.2645219]</text:p>
          </table:table-cell>
          <table:table-cell office:value-type="string" calcext:value-type="string">
            <text:p>[[0.6754781]]</text:p>
          </table:table-cell>
          <table:table-cell office:value-type="string" calcext:value-type="string">
            <text:p>0.6754781</text:p>
          </table:table-cell>
          <table:table-cell office:value-type="string" calcext:value-type="string">
            <text:p>[[0.45627066]]</text:p>
          </table:table-cell>
          <table:table-cell office:value-type="string" calcext:value-type="string">
            <text:p>0.456270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29281002]</text:p>
          </table:table-cell>
          <table:table-cell office:value-type="string" calcext:value-type="string">
            <text:p>[[0.20281002]]</text:p>
          </table:table-cell>
          <table:table-cell office:value-type="string" calcext:value-type="string">
            <text:p>0.20281002</text:p>
          </table:table-cell>
          <table:table-cell office:value-type="string" calcext:value-type="string">
            <text:p>[[0.0411319]]</text:p>
          </table:table-cell>
          <table:table-cell office:value-type="string" calcext:value-type="string">
            <text:p>0.04113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27545702]</text:p>
          </table:table-cell>
          <table:table-cell office:value-type="string" calcext:value-type="string">
            <text:p>[[0.18545702]]</text:p>
          </table:table-cell>
          <table:table-cell office:value-type="string" calcext:value-type="string">
            <text:p>0.18545702</text:p>
          </table:table-cell>
          <table:table-cell office:value-type="string" calcext:value-type="string">
            <text:p>[[0.03439431]]</text:p>
          </table:table-cell>
          <table:table-cell office:value-type="string" calcext:value-type="string">
            <text:p>0.034394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957564]</text:p>
          </table:table-cell>
          <table:table-cell office:value-type="string" calcext:value-type="string">
            <text:p>[[0.1957564]]</text:p>
          </table:table-cell>
          <table:table-cell office:value-type="string" calcext:value-type="string">
            <text:p>0.1957564</text:p>
          </table:table-cell>
          <table:table-cell office:value-type="string" calcext:value-type="string">
            <text:p>[[0.03832057]]</text:p>
          </table:table-cell>
          <table:table-cell office:value-type="string" calcext:value-type="string">
            <text:p>0.038320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8965652]</text:p>
          </table:table-cell>
          <table:table-cell office:value-type="string" calcext:value-type="string">
            <text:p>[[0.18965653]]</text:p>
          </table:table-cell>
          <table:table-cell office:value-type="string" calcext:value-type="string">
            <text:p>0.18965653</text:p>
          </table:table-cell>
          <table:table-cell office:value-type="string" calcext:value-type="string">
            <text:p>[[0.0359696]]</text:p>
          </table:table-cell>
          <table:table-cell office:value-type="string" calcext:value-type="string">
            <text:p>0.03596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29883784]</text:p>
          </table:table-cell>
          <table:table-cell office:value-type="string" calcext:value-type="string">
            <text:p>[[0.22883785]]</text:p>
          </table:table-cell>
          <table:table-cell office:value-type="string" calcext:value-type="string">
            <text:p>0.22883785</text:p>
          </table:table-cell>
          <table:table-cell office:value-type="string" calcext:value-type="string">
            <text:p>[[0.05236676]]</text:p>
          </table:table-cell>
          <table:table-cell office:value-type="string" calcext:value-type="string">
            <text:p>0.052366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29275215]</text:p>
          </table:table-cell>
          <table:table-cell office:value-type="string" calcext:value-type="string">
            <text:p>[[0.18275215]]</text:p>
          </table:table-cell>
          <table:table-cell office:value-type="string" calcext:value-type="string">
            <text:p>0.18275215</text:p>
          </table:table-cell>
          <table:table-cell office:value-type="string" calcext:value-type="string">
            <text:p>[[0.03339835]]</text:p>
          </table:table-cell>
          <table:table-cell office:value-type="string" calcext:value-type="string">
            <text:p>0.033398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5567085]</text:p>
          </table:table-cell>
          <table:table-cell office:value-type="string" calcext:value-type="string">
            <text:p>[[0.25567085]]</text:p>
          </table:table-cell>
          <table:table-cell office:value-type="string" calcext:value-type="string">
            <text:p>0.25567085</text:p>
          </table:table-cell>
          <table:table-cell office:value-type="string" calcext:value-type="string">
            <text:p>[[0.06536758]]</text:p>
          </table:table-cell>
          <table:table-cell office:value-type="string" calcext:value-type="string">
            <text:p>0.065367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9608667]</text:p>
          </table:table-cell>
          <table:table-cell office:value-type="string" calcext:value-type="string">
            <text:p>[[0.40391332]]</text:p>
          </table:table-cell>
          <table:table-cell office:value-type="string" calcext:value-type="string">
            <text:p>0.40391332</text:p>
          </table:table-cell>
          <table:table-cell office:value-type="string" calcext:value-type="string">
            <text:p>[[0.16314597]]</text:p>
          </table:table-cell>
          <table:table-cell office:value-type="string" calcext:value-type="string">
            <text:p>0.163145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9579633]</text:p>
          </table:table-cell>
          <table:table-cell office:value-type="string" calcext:value-type="string">
            <text:p>[[0.40420365]]</text:p>
          </table:table-cell>
          <table:table-cell office:value-type="string" calcext:value-type="string">
            <text:p>0.40420365</text:p>
          </table:table-cell>
          <table:table-cell office:value-type="string" calcext:value-type="string">
            <text:p>[[0.1633806]]</text:p>
          </table:table-cell>
          <table:table-cell office:value-type="string" calcext:value-type="string">
            <text:p>0.16338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687286]</text:p>
          </table:table-cell>
          <table:table-cell office:value-type="string" calcext:value-type="string">
            <text:p>[[0.28687286]]</text:p>
          </table:table-cell>
          <table:table-cell office:value-type="string" calcext:value-type="string">
            <text:p>0.28687286</text:p>
          </table:table-cell>
          <table:table-cell office:value-type="string" calcext:value-type="string">
            <text:p>[[0.08229604]]</text:p>
          </table:table-cell>
          <table:table-cell office:value-type="string" calcext:value-type="string">
            <text:p>0.082296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27720958]</text:p>
          </table:table-cell>
          <table:table-cell office:value-type="string" calcext:value-type="string">
            <text:p>[[0.25720957]]</text:p>
          </table:table-cell>
          <table:table-cell office:value-type="string" calcext:value-type="string">
            <text:p>0.25720957</text:p>
          </table:table-cell>
          <table:table-cell office:value-type="string" calcext:value-type="string">
            <text:p>[[0.06615676]]</text:p>
          </table:table-cell>
          <table:table-cell office:value-type="string" calcext:value-type="string">
            <text:p>0.066156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28646046]</text:p>
          </table:table-cell>
          <table:table-cell office:value-type="string" calcext:value-type="string">
            <text:p>[[0.20646046]]</text:p>
          </table:table-cell>
          <table:table-cell office:value-type="string" calcext:value-type="string">
            <text:p>0.20646046</text:p>
          </table:table-cell>
          <table:table-cell office:value-type="string" calcext:value-type="string">
            <text:p>[[0.04262592]]</text:p>
          </table:table-cell>
          <table:table-cell office:value-type="string" calcext:value-type="string">
            <text:p>0.042625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3090101]</text:p>
          </table:table-cell>
          <table:table-cell office:value-type="string" calcext:value-type="string">
            <text:p>[[0.00901008]]</text:p>
          </table:table-cell>
          <table:table-cell office:value-type="string" calcext:value-type="string">
            <text:p>0.00901008</text:p>
          </table:table-cell>
          <table:table-cell office:value-type="string" calcext:value-type="string">
            <text:p>[[8.118148e-05]]</text:p>
          </table:table-cell>
          <table:table-cell office:value-type="string" calcext:value-type="string">
            <text:p>8.118148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903192]</text:p>
          </table:table-cell>
          <table:table-cell office:value-type="string" calcext:value-type="string">
            <text:p>[[0.28903192]]</text:p>
          </table:table-cell>
          <table:table-cell office:value-type="string" calcext:value-type="string">
            <text:p>0.28903192</text:p>
          </table:table-cell>
          <table:table-cell office:value-type="string" calcext:value-type="string">
            <text:p>[[0.08353946]]</text:p>
          </table:table-cell>
          <table:table-cell office:value-type="string" calcext:value-type="string">
            <text:p>0.083539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26752436]</text:p>
          </table:table-cell>
          <table:table-cell office:value-type="string" calcext:value-type="string">
            <text:p>[[0.07752436]]</text:p>
          </table:table-cell>
          <table:table-cell office:value-type="string" calcext:value-type="string">
            <text:p>0.07752436</text:p>
          </table:table-cell>
          <table:table-cell office:value-type="string" calcext:value-type="string">
            <text:p>[[0.00601003]]</text:p>
          </table:table-cell>
          <table:table-cell office:value-type="string" calcext:value-type="string">
            <text:p>0.006010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8044397]</text:p>
          </table:table-cell>
          <table:table-cell office:value-type="string" calcext:value-type="string">
            <text:p>[[0.619556]]</text:p>
          </table:table-cell>
          <table:table-cell office:value-type="string" calcext:value-type="string">
            <text:p>0.619556</text:p>
          </table:table-cell>
          <table:table-cell office:value-type="string" calcext:value-type="string">
            <text:p>[[0.38384965]]</text:p>
          </table:table-cell>
          <table:table-cell office:value-type="string" calcext:value-type="string">
            <text:p>0.383849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8897554]</text:p>
          </table:table-cell>
          <table:table-cell office:value-type="string" calcext:value-type="string">
            <text:p>[[0.61102444]]</text:p>
          </table:table-cell>
          <table:table-cell office:value-type="string" calcext:value-type="string">
            <text:p>0.61102444</text:p>
          </table:table-cell>
          <table:table-cell office:value-type="string" calcext:value-type="string">
            <text:p>[[0.37335086]]</text:p>
          </table:table-cell>
          <table:table-cell office:value-type="string" calcext:value-type="string">
            <text:p>0.373350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729469]</text:p>
          </table:table-cell>
          <table:table-cell office:value-type="string" calcext:value-type="string">
            <text:p>[[0.21294689]]</text:p>
          </table:table-cell>
          <table:table-cell office:value-type="string" calcext:value-type="string">
            <text:p>0.21294689</text:p>
          </table:table-cell>
          <table:table-cell office:value-type="string" calcext:value-type="string">
            <text:p>[[0.04534638]]</text:p>
          </table:table-cell>
          <table:table-cell office:value-type="string" calcext:value-type="string">
            <text:p>0.04534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.69]]</text:p>
          </table:table-cell>
          <table:table-cell office:value-type="string" calcext:value-type="string">
            <text:p>[0.28298372]</text:p>
          </table:table-cell>
          <table:table-cell office:value-type="string" calcext:value-type="string">
            <text:p>[[0.40701628]]</text:p>
          </table:table-cell>
          <table:table-cell office:value-type="string" calcext:value-type="string">
            <text:p>0.40701628</text:p>
          </table:table-cell>
          <table:table-cell office:value-type="string" calcext:value-type="string">
            <text:p>[[0.16566224]]</text:p>
          </table:table-cell>
          <table:table-cell office:value-type="string" calcext:value-type="string">
            <text:p>0.165662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6442868]</text:p>
          </table:table-cell>
          <table:table-cell office:value-type="string" calcext:value-type="string">
            <text:p>[[0.26442868]]</text:p>
          </table:table-cell>
          <table:table-cell office:value-type="string" calcext:value-type="string">
            <text:p>0.26442868</text:p>
          </table:table-cell>
          <table:table-cell office:value-type="string" calcext:value-type="string">
            <text:p>[[0.06992252]]</text:p>
          </table:table-cell>
          <table:table-cell office:value-type="string" calcext:value-type="string">
            <text:p>0.069922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346056]</text:p>
          </table:table-cell>
          <table:table-cell office:value-type="string" calcext:value-type="string">
            <text:p>[[0.28346056]]</text:p>
          </table:table-cell>
          <table:table-cell office:value-type="string" calcext:value-type="string">
            <text:p>0.28346056</text:p>
          </table:table-cell>
          <table:table-cell office:value-type="string" calcext:value-type="string">
            <text:p>[[0.08034988]]</text:p>
          </table:table-cell>
          <table:table-cell office:value-type="string" calcext:value-type="string">
            <text:p>0.080349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28705382]</text:p>
          </table:table-cell>
          <table:table-cell office:value-type="string" calcext:value-type="string">
            <text:p>[[0.11294618]]</text:p>
          </table:table-cell>
          <table:table-cell office:value-type="string" calcext:value-type="string">
            <text:p>0.11294618</text:p>
          </table:table-cell>
          <table:table-cell office:value-type="string" calcext:value-type="string">
            <text:p>[[0.01275684]]</text:p>
          </table:table-cell>
          <table:table-cell office:value-type="string" calcext:value-type="string">
            <text:p>0.012756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.27]]</text:p>
          </table:table-cell>
          <table:table-cell office:value-type="string" calcext:value-type="string">
            <text:p>[0.28567785]</text:p>
          </table:table-cell>
          <table:table-cell office:value-type="string" calcext:value-type="string">
            <text:p>[[0.01567784]]</text:p>
          </table:table-cell>
          <table:table-cell office:value-type="string" calcext:value-type="string">
            <text:p>0.01567784</text:p>
          </table:table-cell>
          <table:table-cell office:value-type="string" calcext:value-type="string">
            <text:p>[[0.00024579]]</text:p>
          </table:table-cell>
          <table:table-cell office:value-type="string" calcext:value-type="string">
            <text:p>0.000245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31480116]</text:p>
          </table:table-cell>
          <table:table-cell office:value-type="string" calcext:value-type="string">
            <text:p>[[0.38519883]]</text:p>
          </table:table-cell>
          <table:table-cell office:value-type="string" calcext:value-type="string">
            <text:p>0.38519883</text:p>
          </table:table-cell>
          <table:table-cell office:value-type="string" calcext:value-type="string">
            <text:p>[[0.14837813]]</text:p>
          </table:table-cell>
          <table:table-cell office:value-type="string" calcext:value-type="string">
            <text:p>0.148378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.54]]</text:p>
          </table:table-cell>
          <table:table-cell office:value-type="string" calcext:value-type="string">
            <text:p>[0.25950074]</text:p>
          </table:table-cell>
          <table:table-cell office:value-type="string" calcext:value-type="string">
            <text:p>[[0.28049928]]</text:p>
          </table:table-cell>
          <table:table-cell office:value-type="string" calcext:value-type="string">
            <text:p>0.28049928</text:p>
          </table:table-cell>
          <table:table-cell office:value-type="string" calcext:value-type="string">
            <text:p>[[0.07867984]]</text:p>
          </table:table-cell>
          <table:table-cell office:value-type="string" calcext:value-type="string">
            <text:p>0.078679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972284]</text:p>
          </table:table-cell>
          <table:table-cell office:value-type="string" calcext:value-type="string">
            <text:p>[[0.5027716]]</text:p>
          </table:table-cell>
          <table:table-cell office:value-type="string" calcext:value-type="string">
            <text:p>0.5027716</text:p>
          </table:table-cell>
          <table:table-cell office:value-type="string" calcext:value-type="string">
            <text:p>[[0.2527793]]</text:p>
          </table:table-cell>
          <table:table-cell office:value-type="string" calcext:value-type="string">
            <text:p>0.25277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113984]</text:p>
          </table:table-cell>
          <table:table-cell office:value-type="string" calcext:value-type="string">
            <text:p>[[0.29113984]]</text:p>
          </table:table-cell>
          <table:table-cell office:value-type="string" calcext:value-type="string">
            <text:p>0.29113984</text:p>
          </table:table-cell>
          <table:table-cell office:value-type="string" calcext:value-type="string">
            <text:p>[[0.08476241]]</text:p>
          </table:table-cell>
          <table:table-cell office:value-type="string" calcext:value-type="string">
            <text:p>0.084762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30414617]</text:p>
          </table:table-cell>
          <table:table-cell office:value-type="string" calcext:value-type="string">
            <text:p>[[0.23414618]]</text:p>
          </table:table-cell>
          <table:table-cell office:value-type="string" calcext:value-type="string">
            <text:p>0.23414618</text:p>
          </table:table-cell>
          <table:table-cell office:value-type="string" calcext:value-type="string">
            <text:p>[[0.05482443]]</text:p>
          </table:table-cell>
          <table:table-cell office:value-type="string" calcext:value-type="string">
            <text:p>0.054824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559064]</text:p>
          </table:table-cell>
          <table:table-cell office:value-type="string" calcext:value-type="string">
            <text:p>[[0.2559064]]</text:p>
          </table:table-cell>
          <table:table-cell office:value-type="string" calcext:value-type="string">
            <text:p>0.2559064</text:p>
          </table:table-cell>
          <table:table-cell office:value-type="string" calcext:value-type="string">
            <text:p>[[0.06548809]]</text:p>
          </table:table-cell>
          <table:table-cell office:value-type="string" calcext:value-type="string">
            <text:p>0.065488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721868]</text:p>
          </table:table-cell>
          <table:table-cell office:value-type="string" calcext:value-type="string">
            <text:p>[[0.5278132]]</text:p>
          </table:table-cell>
          <table:table-cell office:value-type="string" calcext:value-type="string">
            <text:p>0.5278132</text:p>
          </table:table-cell>
          <table:table-cell office:value-type="string" calcext:value-type="string">
            <text:p>[[0.27858678]]</text:p>
          </table:table-cell>
          <table:table-cell office:value-type="string" calcext:value-type="string">
            <text:p>0.278586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891146]</text:p>
          </table:table-cell>
          <table:table-cell office:value-type="string" calcext:value-type="string">
            <text:p>[[0.28891146]]</text:p>
          </table:table-cell>
          <table:table-cell office:value-type="string" calcext:value-type="string">
            <text:p>0.28891146</text:p>
          </table:table-cell>
          <table:table-cell office:value-type="string" calcext:value-type="string">
            <text:p>[[0.08346983]]</text:p>
          </table:table-cell>
          <table:table-cell office:value-type="string" calcext:value-type="string">
            <text:p>0.083469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2666381]</text:p>
          </table:table-cell>
          <table:table-cell office:value-type="string" calcext:value-type="string">
            <text:p>[[0.7333619]]</text:p>
          </table:table-cell>
          <table:table-cell office:value-type="string" calcext:value-type="string">
            <text:p>0.7333619</text:p>
          </table:table-cell>
          <table:table-cell office:value-type="string" calcext:value-type="string">
            <text:p>[[0.5378197]]</text:p>
          </table:table-cell>
          <table:table-cell office:value-type="string" calcext:value-type="string">
            <text:p>0.53781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5800234]</text:p>
          </table:table-cell>
          <table:table-cell office:value-type="string" calcext:value-type="string">
            <text:p>[[0.25800234]]</text:p>
          </table:table-cell>
          <table:table-cell office:value-type="string" calcext:value-type="string">
            <text:p>0.25800234</text:p>
          </table:table-cell>
          <table:table-cell office:value-type="string" calcext:value-type="string">
            <text:p>[[0.06656521]]</text:p>
          </table:table-cell>
          <table:table-cell office:value-type="string" calcext:value-type="string">
            <text:p>0.066565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367457]</text:p>
          </table:table-cell>
          <table:table-cell office:value-type="string" calcext:value-type="string">
            <text:p>[[0.28367457]]</text:p>
          </table:table-cell>
          <table:table-cell office:value-type="string" calcext:value-type="string">
            <text:p>0.28367457</text:p>
          </table:table-cell>
          <table:table-cell office:value-type="string" calcext:value-type="string">
            <text:p>[[0.08047126]]</text:p>
          </table:table-cell>
          <table:table-cell office:value-type="string" calcext:value-type="string">
            <text:p>0.080471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610802]</text:p>
          </table:table-cell>
          <table:table-cell office:value-type="string" calcext:value-type="string">
            <text:p>[[0.28610802]]</text:p>
          </table:table-cell>
          <table:table-cell office:value-type="string" calcext:value-type="string">
            <text:p>0.28610802</text:p>
          </table:table-cell>
          <table:table-cell office:value-type="string" calcext:value-type="string">
            <text:p>[[0.0818578]]</text:p>
          </table:table-cell>
          <table:table-cell office:value-type="string" calcext:value-type="string">
            <text:p>0.08185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586577]</text:p>
          </table:table-cell>
          <table:table-cell office:value-type="string" calcext:value-type="string">
            <text:p>[[0.04134232]]</text:p>
          </table:table-cell>
          <table:table-cell office:value-type="string" calcext:value-type="string">
            <text:p>0.04134232</text:p>
          </table:table-cell>
          <table:table-cell office:value-type="string" calcext:value-type="string">
            <text:p>[[0.00170919]]</text:p>
          </table:table-cell>
          <table:table-cell office:value-type="string" calcext:value-type="string">
            <text:p>0.001709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30359]</text:p>
          </table:table-cell>
          <table:table-cell office:value-type="string" calcext:value-type="string">
            <text:p>[[0.39641]]</text:p>
          </table:table-cell>
          <table:table-cell office:value-type="string" calcext:value-type="string">
            <text:p>0.39641</text:p>
          </table:table-cell>
          <table:table-cell office:value-type="string" calcext:value-type="string">
            <text:p>[[0.15714088]]</text:p>
          </table:table-cell>
          <table:table-cell office:value-type="string" calcext:value-type="string">
            <text:p>0.157140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29511255]</text:p>
          </table:table-cell>
          <table:table-cell office:value-type="string" calcext:value-type="string">
            <text:p>[[0.18511255]]</text:p>
          </table:table-cell>
          <table:table-cell office:value-type="string" calcext:value-type="string">
            <text:p>0.18511255</text:p>
          </table:table-cell>
          <table:table-cell office:value-type="string" calcext:value-type="string">
            <text:p>[[0.03426666]]</text:p>
          </table:table-cell>
          <table:table-cell office:value-type="string" calcext:value-type="string">
            <text:p>0.034266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.18]]</text:p>
          </table:table-cell>
          <table:table-cell office:value-type="string" calcext:value-type="string">
            <text:p>[0.28084826]</text:p>
          </table:table-cell>
          <table:table-cell office:value-type="string" calcext:value-type="string">
            <text:p>[[0.10084826]]</text:p>
          </table:table-cell>
          <table:table-cell office:value-type="string" calcext:value-type="string">
            <text:p>0.10084826</text:p>
          </table:table-cell>
          <table:table-cell office:value-type="string" calcext:value-type="string">
            <text:p>[[0.01017037]]</text:p>
          </table:table-cell>
          <table:table-cell office:value-type="string" calcext:value-type="string">
            <text:p>0.010170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7902]</text:p>
          </table:table-cell>
          <table:table-cell office:value-type="string" calcext:value-type="string">
            <text:p>[[0.287902]]</text:p>
          </table:table-cell>
          <table:table-cell office:value-type="string" calcext:value-type="string">
            <text:p>0.287902</text:p>
          </table:table-cell>
          <table:table-cell office:value-type="string" calcext:value-type="string">
            <text:p>[[0.08288756]]</text:p>
          </table:table-cell>
          <table:table-cell office:value-type="string" calcext:value-type="string">
            <text:p>0.082887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9454958]</text:p>
          </table:table-cell>
          <table:table-cell office:value-type="string" calcext:value-type="string">
            <text:p>[[0.5054504]]</text:p>
          </table:table-cell>
          <table:table-cell office:value-type="string" calcext:value-type="string">
            <text:p>0.5054504</text:p>
          </table:table-cell>
          <table:table-cell office:value-type="string" calcext:value-type="string">
            <text:p>[[0.25548014]]</text:p>
          </table:table-cell>
          <table:table-cell office:value-type="string" calcext:value-type="string">
            <text:p>0.255480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6746845]</text:p>
          </table:table-cell>
          <table:table-cell office:value-type="string" calcext:value-type="string">
            <text:p>[[0.26746845]]</text:p>
          </table:table-cell>
          <table:table-cell office:value-type="string" calcext:value-type="string">
            <text:p>0.26746845</text:p>
          </table:table-cell>
          <table:table-cell office:value-type="string" calcext:value-type="string">
            <text:p>[[0.07153937]]</text:p>
          </table:table-cell>
          <table:table-cell office:value-type="string" calcext:value-type="string">
            <text:p>0.071539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6611474]</text:p>
          </table:table-cell>
          <table:table-cell office:value-type="string" calcext:value-type="string">
            <text:p>[[0.03388527]]</text:p>
          </table:table-cell>
          <table:table-cell office:value-type="string" calcext:value-type="string">
            <text:p>0.03388527</text:p>
          </table:table-cell>
          <table:table-cell office:value-type="string" calcext:value-type="string">
            <text:p>[[0.00114821]]</text:p>
          </table:table-cell>
          <table:table-cell office:value-type="string" calcext:value-type="string">
            <text:p>0.001148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28189737]</text:p>
          </table:table-cell>
          <table:table-cell office:value-type="string" calcext:value-type="string">
            <text:p>[[0.17189737]]</text:p>
          </table:table-cell>
          <table:table-cell office:value-type="string" calcext:value-type="string">
            <text:p>0.17189737</text:p>
          </table:table-cell>
          <table:table-cell office:value-type="string" calcext:value-type="string">
            <text:p>[[0.0295487]]</text:p>
          </table:table-cell>
          <table:table-cell office:value-type="string" calcext:value-type="string">
            <text:p>0.02954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.93]]</text:p>
          </table:table-cell>
          <table:table-cell office:value-type="string" calcext:value-type="string">
            <text:p>[0.26841825]</text:p>
          </table:table-cell>
          <table:table-cell office:value-type="string" calcext:value-type="string">
            <text:p>[[0.66158175]]</text:p>
          </table:table-cell>
          <table:table-cell office:value-type="string" calcext:value-type="string">
            <text:p>0.66158175</text:p>
          </table:table-cell>
          <table:table-cell office:value-type="string" calcext:value-type="string">
            <text:p>[[0.4376904]]</text:p>
          </table:table-cell>
          <table:table-cell office:value-type="string" calcext:value-type="string">
            <text:p>0.43769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27664155]</text:p>
          </table:table-cell>
          <table:table-cell office:value-type="string" calcext:value-type="string">
            <text:p>[[0.20664155]]</text:p>
          </table:table-cell>
          <table:table-cell office:value-type="string" calcext:value-type="string">
            <text:p>0.20664155</text:p>
          </table:table-cell>
          <table:table-cell office:value-type="string" calcext:value-type="string">
            <text:p>[[0.04270073]]</text:p>
          </table:table-cell>
          <table:table-cell office:value-type="string" calcext:value-type="string">
            <text:p>0.042700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9134923]</text:p>
          </table:table-cell>
          <table:table-cell office:value-type="string" calcext:value-type="string">
            <text:p>[[0.40865076]]</text:p>
          </table:table-cell>
          <table:table-cell office:value-type="string" calcext:value-type="string">
            <text:p>0.40865076</text:p>
          </table:table-cell>
          <table:table-cell office:value-type="string" calcext:value-type="string">
            <text:p>[[0.16699544]]</text:p>
          </table:table-cell>
          <table:table-cell office:value-type="string" calcext:value-type="string">
            <text:p>0.166995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1.]]</text:p>
          </table:table-cell>
          <table:table-cell office:value-type="string" calcext:value-type="string">
            <text:p>[0.26279032]</text:p>
          </table:table-cell>
          <table:table-cell office:value-type="string" calcext:value-type="string">
            <text:p>[[0.7372097]]</text:p>
          </table:table-cell>
          <table:table-cell office:value-type="string" calcext:value-type="string">
            <text:p>0.7372097</text:p>
          </table:table-cell>
          <table:table-cell office:value-type="string" calcext:value-type="string">
            <text:p>[[0.54347813]]</text:p>
          </table:table-cell>
          <table:table-cell office:value-type="string" calcext:value-type="string">
            <text:p>0.543478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26365578]</text:p>
          </table:table-cell>
          <table:table-cell office:value-type="string" calcext:value-type="string">
            <text:p>[[0.33634424]]</text:p>
          </table:table-cell>
          <table:table-cell office:value-type="string" calcext:value-type="string">
            <text:p>0.33634424</text:p>
          </table:table-cell>
          <table:table-cell office:value-type="string" calcext:value-type="string">
            <text:p>[[0.11312745]]</text:p>
          </table:table-cell>
          <table:table-cell office:value-type="string" calcext:value-type="string">
            <text:p>0.113127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.93]]</text:p>
          </table:table-cell>
          <table:table-cell office:value-type="string" calcext:value-type="string">
            <text:p>[0.28225583]</text:p>
          </table:table-cell>
          <table:table-cell office:value-type="string" calcext:value-type="string">
            <text:p>[[0.6477442]]</text:p>
          </table:table-cell>
          <table:table-cell office:value-type="string" calcext:value-type="string">
            <text:p>0.6477442</text:p>
          </table:table-cell>
          <table:table-cell office:value-type="string" calcext:value-type="string">
            <text:p>[[0.41957253]]</text:p>
          </table:table-cell>
          <table:table-cell office:value-type="string" calcext:value-type="string">
            <text:p>0.419572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2960264]</text:p>
          </table:table-cell>
          <table:table-cell office:value-type="string" calcext:value-type="string">
            <text:p>[[0.4539736]]</text:p>
          </table:table-cell>
          <table:table-cell office:value-type="string" calcext:value-type="string">
            <text:p>0.4539736</text:p>
          </table:table-cell>
          <table:table-cell office:value-type="string" calcext:value-type="string">
            <text:p>[[0.20609201]]</text:p>
          </table:table-cell>
          <table:table-cell office:value-type="string" calcext:value-type="string">
            <text:p>0.206092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9592192]</text:p>
          </table:table-cell>
          <table:table-cell office:value-type="string" calcext:value-type="string">
            <text:p>[[0.5040781]]</text:p>
          </table:table-cell>
          <table:table-cell office:value-type="string" calcext:value-type="string">
            <text:p>0.5040781</text:p>
          </table:table-cell>
          <table:table-cell office:value-type="string" calcext:value-type="string">
            <text:p>[[0.25409472]]</text:p>
          </table:table-cell>
          <table:table-cell office:value-type="string" calcext:value-type="string">
            <text:p>0.254094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.95]]</text:p>
          </table:table-cell>
          <table:table-cell office:value-type="string" calcext:value-type="string">
            <text:p>[0.2586454]</text:p>
          </table:table-cell>
          <table:table-cell office:value-type="string" calcext:value-type="string">
            <text:p>[[0.69135463]]</text:p>
          </table:table-cell>
          <table:table-cell office:value-type="string" calcext:value-type="string">
            <text:p>0.69135463</text:p>
          </table:table-cell>
          <table:table-cell office:value-type="string" calcext:value-type="string">
            <text:p>[[0.47797123]]</text:p>
          </table:table-cell>
          <table:table-cell office:value-type="string" calcext:value-type="string">
            <text:p>0.477971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3038838]</text:p>
          </table:table-cell>
          <table:table-cell office:value-type="string" calcext:value-type="string">
            <text:p>[[0.5961162]]</text:p>
          </table:table-cell>
          <table:table-cell office:value-type="string" calcext:value-type="string">
            <text:p>0.5961162</text:p>
          </table:table-cell>
          <table:table-cell office:value-type="string" calcext:value-type="string">
            <text:p>[[0.35535452]]</text:p>
          </table:table-cell>
          <table:table-cell office:value-type="string" calcext:value-type="string">
            <text:p>0.355354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3079242]</text:p>
          </table:table-cell>
          <table:table-cell office:value-type="string" calcext:value-type="string">
            <text:p>[[0.3079242]]</text:p>
          </table:table-cell>
          <table:table-cell office:value-type="string" calcext:value-type="string">
            <text:p>0.3079242</text:p>
          </table:table-cell>
          <table:table-cell office:value-type="string" calcext:value-type="string">
            <text:p>[[0.09481732]]</text:p>
          </table:table-cell>
          <table:table-cell office:value-type="string" calcext:value-type="string">
            <text:p>0.094817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6278484]</text:p>
          </table:table-cell>
          <table:table-cell office:value-type="string" calcext:value-type="string">
            <text:p>[[0.26278484]]</text:p>
          </table:table-cell>
          <table:table-cell office:value-type="string" calcext:value-type="string">
            <text:p>0.26278484</text:p>
          </table:table-cell>
          <table:table-cell office:value-type="string" calcext:value-type="string">
            <text:p>[[0.06905587]]</text:p>
          </table:table-cell>
          <table:table-cell office:value-type="string" calcext:value-type="string">
            <text:p>0.069055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305093]</text:p>
          </table:table-cell>
          <table:table-cell office:value-type="string" calcext:value-type="string">
            <text:p>[[0.594907]]</text:p>
          </table:table-cell>
          <table:table-cell office:value-type="string" calcext:value-type="string">
            <text:p>0.594907</text:p>
          </table:table-cell>
          <table:table-cell office:value-type="string" calcext:value-type="string">
            <text:p>[[0.35391432]]</text:p>
          </table:table-cell>
          <table:table-cell office:value-type="string" calcext:value-type="string">
            <text:p>0.353914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6668954]</text:p>
          </table:table-cell>
          <table:table-cell office:value-type="string" calcext:value-type="string">
            <text:p>[[0.43331045]]</text:p>
          </table:table-cell>
          <table:table-cell office:value-type="string" calcext:value-type="string">
            <text:p>0.43331045</text:p>
          </table:table-cell>
          <table:table-cell office:value-type="string" calcext:value-type="string">
            <text:p>[[0.18775794]]</text:p>
          </table:table-cell>
          <table:table-cell office:value-type="string" calcext:value-type="string">
            <text:p>0.187757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677189]</text:p>
          </table:table-cell>
          <table:table-cell office:value-type="string" calcext:value-type="string">
            <text:p>[[0.5322811]]</text:p>
          </table:table-cell>
          <table:table-cell office:value-type="string" calcext:value-type="string">
            <text:p>0.5322811</text:p>
          </table:table-cell>
          <table:table-cell office:value-type="string" calcext:value-type="string">
            <text:p>[[0.28332317]]</text:p>
          </table:table-cell>
          <table:table-cell office:value-type="string" calcext:value-type="string">
            <text:p>0.283323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869664]</text:p>
          </table:table-cell>
          <table:table-cell office:value-type="string" calcext:value-type="string">
            <text:p>[[0.29869664]]</text:p>
          </table:table-cell>
          <table:table-cell office:value-type="string" calcext:value-type="string">
            <text:p>0.29869664</text:p>
          </table:table-cell>
          <table:table-cell office:value-type="string" calcext:value-type="string">
            <text:p>[[0.08921968]]</text:p>
          </table:table-cell>
          <table:table-cell office:value-type="string" calcext:value-type="string">
            <text:p>0.08921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7316648]</text:p>
          </table:table-cell>
          <table:table-cell office:value-type="string" calcext:value-type="string">
            <text:p>[[0.07316647]]</text:p>
          </table:table-cell>
          <table:table-cell office:value-type="string" calcext:value-type="string">
            <text:p>0.07316647</text:p>
          </table:table-cell>
          <table:table-cell office:value-type="string" calcext:value-type="string">
            <text:p>[[0.00535333]]</text:p>
          </table:table-cell>
          <table:table-cell office:value-type="string" calcext:value-type="string">
            <text:p>0.005353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28038526]</text:p>
          </table:table-cell>
          <table:table-cell office:value-type="string" calcext:value-type="string">
            <text:p>[[0.23038526]]</text:p>
          </table:table-cell>
          <table:table-cell office:value-type="string" calcext:value-type="string">
            <text:p>0.23038526</text:p>
          </table:table-cell>
          <table:table-cell office:value-type="string" calcext:value-type="string">
            <text:p>[[0.05307737]]</text:p>
          </table:table-cell>
          <table:table-cell office:value-type="string" calcext:value-type="string">
            <text:p>0.053077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[0.65]]</text:p>
          </table:table-cell>
          <table:table-cell office:value-type="string" calcext:value-type="string">
            <text:p>[0.26783562]</text:p>
          </table:table-cell>
          <table:table-cell office:value-type="string" calcext:value-type="string">
            <text:p>[[0.38216436]]</text:p>
          </table:table-cell>
          <table:table-cell office:value-type="string" calcext:value-type="string">
            <text:p>0.38216436</text:p>
          </table:table-cell>
          <table:table-cell office:value-type="string" calcext:value-type="string">
            <text:p>[[0.1460496]]</text:p>
          </table:table-cell>
          <table:table-cell office:value-type="string" calcext:value-type="string">
            <text:p>0.14604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6542503]</text:p>
          </table:table-cell>
          <table:table-cell office:value-type="string" calcext:value-type="string">
            <text:p>[[0.534575]]</text:p>
          </table:table-cell>
          <table:table-cell office:value-type="string" calcext:value-type="string">
            <text:p>0.534575</text:p>
          </table:table-cell>
          <table:table-cell office:value-type="string" calcext:value-type="string">
            <text:p>[[0.28577042]]</text:p>
          </table:table-cell>
          <table:table-cell office:value-type="string" calcext:value-type="string">
            <text:p>0.285770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9474682]</text:p>
          </table:table-cell>
          <table:table-cell office:value-type="string" calcext:value-type="string">
            <text:p>[[0.40525317]]</text:p>
          </table:table-cell>
          <table:table-cell office:value-type="string" calcext:value-type="string">
            <text:p>0.40525317</text:p>
          </table:table-cell>
          <table:table-cell office:value-type="string" calcext:value-type="string">
            <text:p>[[0.16423014]]</text:p>
          </table:table-cell>
          <table:table-cell office:value-type="string" calcext:value-type="string">
            <text:p>0.164230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613408]</text:p>
          </table:table-cell>
          <table:table-cell office:value-type="string" calcext:value-type="string">
            <text:p>[[0.03865921]]</text:p>
          </table:table-cell>
          <table:table-cell office:value-type="string" calcext:value-type="string">
            <text:p>0.03865921</text:p>
          </table:table-cell>
          <table:table-cell office:value-type="string" calcext:value-type="string">
            <text:p>[[0.00149453]]</text:p>
          </table:table-cell>
          <table:table-cell office:value-type="string" calcext:value-type="string">
            <text:p>0.001494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55734]</text:p>
          </table:table-cell>
          <table:table-cell office:value-type="string" calcext:value-type="string">
            <text:p>[[0.2855734]]</text:p>
          </table:table-cell>
          <table:table-cell office:value-type="string" calcext:value-type="string">
            <text:p>0.2855734</text:p>
          </table:table-cell>
          <table:table-cell office:value-type="string" calcext:value-type="string">
            <text:p>[[0.08155216]]</text:p>
          </table:table-cell>
          <table:table-cell office:value-type="string" calcext:value-type="string">
            <text:p>0.08155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669763]</text:p>
          </table:table-cell>
          <table:table-cell office:value-type="string" calcext:value-type="string">
            <text:p>[[0.2069763]]</text:p>
          </table:table-cell>
          <table:table-cell office:value-type="string" calcext:value-type="string">
            <text:p>0.2069763</text:p>
          </table:table-cell>
          <table:table-cell office:value-type="string" calcext:value-type="string">
            <text:p>[[0.04283919]]</text:p>
          </table:table-cell>
          <table:table-cell office:value-type="string" calcext:value-type="string">
            <text:p>0.04283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9254404]</text:p>
          </table:table-cell>
          <table:table-cell office:value-type="string" calcext:value-type="string">
            <text:p>[[0.50745595]]</text:p>
          </table:table-cell>
          <table:table-cell office:value-type="string" calcext:value-type="string">
            <text:p>0.50745595</text:p>
          </table:table-cell>
          <table:table-cell office:value-type="string" calcext:value-type="string">
            <text:p>[[0.25751153]]</text:p>
          </table:table-cell>
          <table:table-cell office:value-type="string" calcext:value-type="string">
            <text:p>0.25751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2674511]</text:p>
          </table:table-cell>
          <table:table-cell office:value-type="string" calcext:value-type="string">
            <text:p>[[0.10745111]]</text:p>
          </table:table-cell>
          <table:table-cell office:value-type="string" calcext:value-type="string">
            <text:p>0.10745111</text:p>
          </table:table-cell>
          <table:table-cell office:value-type="string" calcext:value-type="string">
            <text:p>[[0.01154574]]</text:p>
          </table:table-cell>
          <table:table-cell office:value-type="string" calcext:value-type="string">
            <text:p>0.011545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2884081]</text:p>
          </table:table-cell>
          <table:table-cell office:value-type="string" calcext:value-type="string">
            <text:p>[[0.1984081]]</text:p>
          </table:table-cell>
          <table:table-cell office:value-type="string" calcext:value-type="string">
            <text:p>0.1984081</text:p>
          </table:table-cell>
          <table:table-cell office:value-type="string" calcext:value-type="string">
            <text:p>[[0.03936577]]</text:p>
          </table:table-cell>
          <table:table-cell office:value-type="string" calcext:value-type="string">
            <text:p>0.039365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802161]</text:p>
          </table:table-cell>
          <table:table-cell office:value-type="string" calcext:value-type="string">
            <text:p>[[0.2802161]]</text:p>
          </table:table-cell>
          <table:table-cell office:value-type="string" calcext:value-type="string">
            <text:p>0.2802161</text:p>
          </table:table-cell>
          <table:table-cell office:value-type="string" calcext:value-type="string">
            <text:p>[[0.07852106]]</text:p>
          </table:table-cell>
          <table:table-cell office:value-type="string" calcext:value-type="string">
            <text:p>0.078521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30001736]</text:p>
          </table:table-cell>
          <table:table-cell office:value-type="string" calcext:value-type="string">
            <text:p>[[0.21001735]]</text:p>
          </table:table-cell>
          <table:table-cell office:value-type="string" calcext:value-type="string">
            <text:p>0.21001735</text:p>
          </table:table-cell>
          <table:table-cell office:value-type="string" calcext:value-type="string">
            <text:p>[[0.04410729]]</text:p>
          </table:table-cell>
          <table:table-cell office:value-type="string" calcext:value-type="string">
            <text:p>0.044107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29617465]</text:p>
          </table:table-cell>
          <table:table-cell office:value-type="string" calcext:value-type="string">
            <text:p>[[0.14617464]]</text:p>
          </table:table-cell>
          <table:table-cell office:value-type="string" calcext:value-type="string">
            <text:p>0.14617464</text:p>
          </table:table-cell>
          <table:table-cell office:value-type="string" calcext:value-type="string">
            <text:p>[[0.02136702]]</text:p>
          </table:table-cell>
          <table:table-cell office:value-type="string" calcext:value-type="string">
            <text:p>0.021367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28829718]</text:p>
          </table:table-cell>
          <table:table-cell office:value-type="string" calcext:value-type="string">
            <text:p>[[0.20829718]]</text:p>
          </table:table-cell>
          <table:table-cell office:value-type="string" calcext:value-type="string">
            <text:p>0.20829718</text:p>
          </table:table-cell>
          <table:table-cell office:value-type="string" calcext:value-type="string">
            <text:p>[[0.04338771]]</text:p>
          </table:table-cell>
          <table:table-cell office:value-type="string" calcext:value-type="string">
            <text:p>0.043387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626217]</text:p>
          </table:table-cell>
          <table:table-cell office:value-type="string" calcext:value-type="string">
            <text:p>[[0.0626217]]</text:p>
          </table:table-cell>
          <table:table-cell office:value-type="string" calcext:value-type="string">
            <text:p>0.0626217</text:p>
          </table:table-cell>
          <table:table-cell office:value-type="string" calcext:value-type="string">
            <text:p>[[0.00392148]]</text:p>
          </table:table-cell>
          <table:table-cell office:value-type="string" calcext:value-type="string">
            <text:p>0.003921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29037642]</text:p>
          </table:table-cell>
          <table:table-cell office:value-type="string" calcext:value-type="string">
            <text:p>[[0.21037643]]</text:p>
          </table:table-cell>
          <table:table-cell office:value-type="string" calcext:value-type="string">
            <text:p>0.21037643</text:p>
          </table:table-cell>
          <table:table-cell office:value-type="string" calcext:value-type="string">
            <text:p>[[0.04425824]]</text:p>
          </table:table-cell>
          <table:table-cell office:value-type="string" calcext:value-type="string">
            <text:p>0.044258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7355415]</text:p>
          </table:table-cell>
          <table:table-cell office:value-type="string" calcext:value-type="string">
            <text:p>[[0.17355415]]</text:p>
          </table:table-cell>
          <table:table-cell office:value-type="string" calcext:value-type="string">
            <text:p>0.17355415</text:p>
          </table:table-cell>
          <table:table-cell office:value-type="string" calcext:value-type="string">
            <text:p>[[0.03012104]]</text:p>
          </table:table-cell>
          <table:table-cell office:value-type="string" calcext:value-type="string">
            <text:p>0.03012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2860003]</text:p>
          </table:table-cell>
          <table:table-cell office:value-type="string" calcext:value-type="string">
            <text:p>[[0.2560003]]</text:p>
          </table:table-cell>
          <table:table-cell office:value-type="string" calcext:value-type="string">
            <text:p>0.2560003</text:p>
          </table:table-cell>
          <table:table-cell office:value-type="string" calcext:value-type="string">
            <text:p>[[0.06553616]]</text:p>
          </table:table-cell>
          <table:table-cell office:value-type="string" calcext:value-type="string">
            <text:p>0.065536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26322547]</text:p>
          </table:table-cell>
          <table:table-cell office:value-type="string" calcext:value-type="string">
            <text:p>[[0.5367745]]</text:p>
          </table:table-cell>
          <table:table-cell office:value-type="string" calcext:value-type="string">
            <text:p>0.5367745</text:p>
          </table:table-cell>
          <table:table-cell office:value-type="string" calcext:value-type="string">
            <text:p>[[0.2881269]]</text:p>
          </table:table-cell>
          <table:table-cell office:value-type="string" calcext:value-type="string">
            <text:p>0.288126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26557648]</text:p>
          </table:table-cell>
          <table:table-cell office:value-type="string" calcext:value-type="string">
            <text:p>[[0.19557649]]</text:p>
          </table:table-cell>
          <table:table-cell office:value-type="string" calcext:value-type="string">
            <text:p>0.19557649</text:p>
          </table:table-cell>
          <table:table-cell office:value-type="string" calcext:value-type="string">
            <text:p>[[0.03825016]]</text:p>
          </table:table-cell>
          <table:table-cell office:value-type="string" calcext:value-type="string">
            <text:p>0.038250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[0.65]]</text:p>
          </table:table-cell>
          <table:table-cell office:value-type="string" calcext:value-type="string">
            <text:p>[0.28497076]</text:p>
          </table:table-cell>
          <table:table-cell office:value-type="string" calcext:value-type="string">
            <text:p>[[0.36502922]]</text:p>
          </table:table-cell>
          <table:table-cell office:value-type="string" calcext:value-type="string">
            <text:p>0.36502922</text:p>
          </table:table-cell>
          <table:table-cell office:value-type="string" calcext:value-type="string">
            <text:p>[[0.13324633]]</text:p>
          </table:table-cell>
          <table:table-cell office:value-type="string" calcext:value-type="string">
            <text:p>0.133246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30218744]</text:p>
          </table:table-cell>
          <table:table-cell office:value-type="string" calcext:value-type="string">
            <text:p>[[0.00218743]]</text:p>
          </table:table-cell>
          <table:table-cell office:value-type="string" calcext:value-type="string">
            <text:p>0.00218743</text:p>
          </table:table-cell>
          <table:table-cell office:value-type="string" calcext:value-type="string">
            <text:p>[[4.784854e-06]]</text:p>
          </table:table-cell>
          <table:table-cell office:value-type="string" calcext:value-type="string">
            <text:p>4.784854e-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27775645]</text:p>
          </table:table-cell>
          <table:table-cell office:value-type="string" calcext:value-type="string">
            <text:p>[[0.26775646]]</text:p>
          </table:table-cell>
          <table:table-cell office:value-type="string" calcext:value-type="string">
            <text:p>0.26775646</text:p>
          </table:table-cell>
          <table:table-cell office:value-type="string" calcext:value-type="string">
            <text:p>[[0.07169352]]</text:p>
          </table:table-cell>
          <table:table-cell office:value-type="string" calcext:value-type="string">
            <text:p>0.071693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29434395]</text:p>
          </table:table-cell>
          <table:table-cell office:value-type="string" calcext:value-type="string">
            <text:p>[[0.18434395]]</text:p>
          </table:table-cell>
          <table:table-cell office:value-type="string" calcext:value-type="string">
            <text:p>0.18434395</text:p>
          </table:table-cell>
          <table:table-cell office:value-type="string" calcext:value-type="string">
            <text:p>[[0.03398269]]</text:p>
          </table:table-cell>
          <table:table-cell office:value-type="string" calcext:value-type="string">
            <text:p>0.033982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2970391]</text:p>
          </table:table-cell>
          <table:table-cell office:value-type="string" calcext:value-type="string">
            <text:p>[[0.2670391]]</text:p>
          </table:table-cell>
          <table:table-cell office:value-type="string" calcext:value-type="string">
            <text:p>0.2670391</text:p>
          </table:table-cell>
          <table:table-cell office:value-type="string" calcext:value-type="string">
            <text:p>[[0.07130988]]</text:p>
          </table:table-cell>
          <table:table-cell office:value-type="string" calcext:value-type="string">
            <text:p>0.07130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8326127]</text:p>
          </table:table-cell>
          <table:table-cell office:value-type="string" calcext:value-type="string">
            <text:p>[[0.08326127]]</text:p>
          </table:table-cell>
          <table:table-cell office:value-type="string" calcext:value-type="string">
            <text:p>0.08326127</text:p>
          </table:table-cell>
          <table:table-cell office:value-type="string" calcext:value-type="string">
            <text:p>[[0.00693244]]</text:p>
          </table:table-cell>
          <table:table-cell office:value-type="string" calcext:value-type="string">
            <text:p>0.006932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3010381]</text:p>
          </table:table-cell>
          <table:table-cell office:value-type="string" calcext:value-type="string">
            <text:p>[[0.00103807]]</text:p>
          </table:table-cell>
          <table:table-cell office:value-type="string" calcext:value-type="string">
            <text:p>0.00103807</text:p>
          </table:table-cell>
          <table:table-cell office:value-type="string" calcext:value-type="string">
            <text:p>[[1.0775987e-06]]</text:p>
          </table:table-cell>
          <table:table-cell office:value-type="string" calcext:value-type="string">
            <text:p>1.0775987e-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27794853]</text:p>
          </table:table-cell>
          <table:table-cell office:value-type="string" calcext:value-type="string">
            <text:p>[[0.07794853]]</text:p>
          </table:table-cell>
          <table:table-cell office:value-type="string" calcext:value-type="string">
            <text:p>0.07794853</text:p>
          </table:table-cell>
          <table:table-cell office:value-type="string" calcext:value-type="string">
            <text:p>[[0.00607597]]</text:p>
          </table:table-cell>
          <table:table-cell office:value-type="string" calcext:value-type="string">
            <text:p>0.006075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2700075]</text:p>
          </table:table-cell>
          <table:table-cell office:value-type="string" calcext:value-type="string">
            <text:p>[[0.21000749]]</text:p>
          </table:table-cell>
          <table:table-cell office:value-type="string" calcext:value-type="string">
            <text:p>0.21000749</text:p>
          </table:table-cell>
          <table:table-cell office:value-type="string" calcext:value-type="string">
            <text:p>[[0.04410315]]</text:p>
          </table:table-cell>
          <table:table-cell office:value-type="string" calcext:value-type="string">
            <text:p>0.044103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29076678]</text:p>
          </table:table-cell>
          <table:table-cell office:value-type="string" calcext:value-type="string">
            <text:p>[[0.29076678]]</text:p>
          </table:table-cell>
          <table:table-cell office:value-type="string" calcext:value-type="string">
            <text:p>0.29076678</text:p>
          </table:table-cell>
          <table:table-cell office:value-type="string" calcext:value-type="string">
            <text:p>[[0.08454531]]</text:p>
          </table:table-cell>
          <table:table-cell office:value-type="string" calcext:value-type="string">
            <text:p>0.084545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28818524]</text:p>
          </table:table-cell>
          <table:table-cell office:value-type="string" calcext:value-type="string">
            <text:p>[[0.25818524]]</text:p>
          </table:table-cell>
          <table:table-cell office:value-type="string" calcext:value-type="string">
            <text:p>0.25818524</text:p>
          </table:table-cell>
          <table:table-cell office:value-type="string" calcext:value-type="string">
            <text:p>[[0.06665961]]</text:p>
          </table:table-cell>
          <table:table-cell office:value-type="string" calcext:value-type="string">
            <text:p>0.066659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27211434]</text:p>
          </table:table-cell>
          <table:table-cell office:value-type="string" calcext:value-type="string">
            <text:p>[[0.17211434]]</text:p>
          </table:table-cell>
          <table:table-cell office:value-type="string" calcext:value-type="string">
            <text:p>0.17211434</text:p>
          </table:table-cell>
          <table:table-cell office:value-type="string" calcext:value-type="string">
            <text:p>[[0.02962335]]</text:p>
          </table:table-cell>
          <table:table-cell office:value-type="string" calcext:value-type="string">
            <text:p>0.029623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[0.88]]</text:p>
          </table:table-cell>
          <table:table-cell office:value-type="string" calcext:value-type="string">
            <text:p>[0.26756358]</text:p>
          </table:table-cell>
          <table:table-cell office:value-type="string" calcext:value-type="string">
            <text:p>[[0.6124364]]</text:p>
          </table:table-cell>
          <table:table-cell office:value-type="string" calcext:value-type="string">
            <text:p>0.6124364</text:p>
          </table:table-cell>
          <table:table-cell office:value-type="string" calcext:value-type="string">
            <text:p>[[0.37507835]]</text:p>
          </table:table-cell>
          <table:table-cell office:value-type="string" calcext:value-type="string">
            <text:p>0.375078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8156126]</text:p>
          </table:table-cell>
          <table:table-cell office:value-type="string" calcext:value-type="string">
            <text:p>[[0.6184387]]</text:p>
          </table:table-cell>
          <table:table-cell office:value-type="string" calcext:value-type="string">
            <text:p>0.6184387</text:p>
          </table:table-cell>
          <table:table-cell office:value-type="string" calcext:value-type="string">
            <text:p>[[0.38246647]]</text:p>
          </table:table-cell>
          <table:table-cell office:value-type="string" calcext:value-type="string">
            <text:p>0.38246647</text:p>
          </table:table-cell>
        </table:table-row>
      </table:table>
      <table:table table:name="Result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5996903]</text:p>
          </table:table-cell>
          <table:table-cell office:value-type="string" calcext:value-type="string">
            <text:p>[[0,44003096]]</text:p>
          </table:table-cell>
          <table:table-cell office:value-type="float" office:value="0.44003096" calcext:value-type="float">
            <text:p>0,44003096</text:p>
          </table:table-cell>
          <table:table-cell office:value-type="string" calcext:value-type="string">
            <text:p>[[0,19362725]]</text:p>
          </table:table-cell>
          <table:table-cell office:value-type="float" office:value="0.19362725" calcext:value-type="float">
            <text:p>0,1936272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27650043]</text:p>
          </table:table-cell>
          <table:table-cell office:value-type="string" calcext:value-type="string">
            <text:p>[[0,08650044]]</text:p>
          </table:table-cell>
          <table:table-cell office:value-type="float" office:value="0.08650044" calcext:value-type="float">
            <text:p>0,08650044</text:p>
          </table:table-cell>
          <table:table-cell office:value-type="string" calcext:value-type="string">
            <text:p>[[0,00748233]]</text:p>
          </table:table-cell>
          <table:table-cell office:value-type="float" office:value="0.00748233" calcext:value-type="float">
            <text:p>0,007482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8727752]</text:p>
          </table:table-cell>
          <table:table-cell office:value-type="string" calcext:value-type="string">
            <text:p>[[0,15727752]]</text:p>
          </table:table-cell>
          <table:table-cell office:value-type="float" office:value="0.15727752" calcext:value-type="float">
            <text:p>0,15727752</text:p>
          </table:table-cell>
          <table:table-cell office:value-type="string" calcext:value-type="string">
            <text:p>[[0,02473622]]</text:p>
          </table:table-cell>
          <table:table-cell office:value-type="float" office:value="0.02473622" calcext:value-type="float">
            <text:p>0,024736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,36]]</text:p>
          </table:table-cell>
          <table:table-cell office:value-type="string" calcext:value-type="string">
            <text:p>[0,29951024]</text:p>
          </table:table-cell>
          <table:table-cell office:value-type="string" calcext:value-type="string">
            <text:p>[[0,06048977]]</text:p>
          </table:table-cell>
          <table:table-cell office:value-type="float" office:value="0.06048977" calcext:value-type="float">
            <text:p>0,06048977</text:p>
          </table:table-cell>
          <table:table-cell office:value-type="string" calcext:value-type="string">
            <text:p>[[0,00365901]]</text:p>
          </table:table-cell>
          <table:table-cell office:value-type="float" office:value="0.00365901" calcext:value-type="float">
            <text:p>0,0036590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192306]</text:p>
          </table:table-cell>
          <table:table-cell office:value-type="string" calcext:value-type="string">
            <text:p>[[0,28192306]]</text:p>
          </table:table-cell>
          <table:table-cell office:value-type="float" office:value="0.28192306" calcext:value-type="float">
            <text:p>0,28192306</text:p>
          </table:table-cell>
          <table:table-cell office:value-type="string" calcext:value-type="string">
            <text:p>[[0,07948061]]</text:p>
          </table:table-cell>
          <table:table-cell office:value-type="float" office:value="0.07948061" calcext:value-type="float">
            <text:p>0,0794806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9240528]</text:p>
          </table:table-cell>
          <table:table-cell office:value-type="string" calcext:value-type="string">
            <text:p>[[0,16240528]]</text:p>
          </table:table-cell>
          <table:table-cell office:value-type="float" office:value="0.16240528" calcext:value-type="float">
            <text:p>0,16240528</text:p>
          </table:table-cell>
          <table:table-cell office:value-type="string" calcext:value-type="string">
            <text:p>[[0,02637548]]</text:p>
          </table:table-cell>
          <table:table-cell office:value-type="float" office:value="0.02637548" calcext:value-type="float">
            <text:p>0,0263754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28378046]</text:p>
          </table:table-cell>
          <table:table-cell office:value-type="string" calcext:value-type="string">
            <text:p>[[0,20378046]]</text:p>
          </table:table-cell>
          <table:table-cell office:value-type="float" office:value="0.20378046" calcext:value-type="float">
            <text:p>0,20378046</text:p>
          </table:table-cell>
          <table:table-cell office:value-type="string" calcext:value-type="string">
            <text:p>[[0,04152647]]</text:p>
          </table:table-cell>
          <table:table-cell office:value-type="float" office:value="0.04152647" calcext:value-type="float">
            <text:p>0,0415264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9605865]</text:p>
          </table:table-cell>
          <table:table-cell office:value-type="string" calcext:value-type="string">
            <text:p>[[0,23605865]]</text:p>
          </table:table-cell>
          <table:table-cell office:value-type="float" office:value="0.23605865" calcext:value-type="float">
            <text:p>0,23605865</text:p>
          </table:table-cell>
          <table:table-cell office:value-type="string" calcext:value-type="string">
            <text:p>[[0,05572369]]</text:p>
          </table:table-cell>
          <table:table-cell office:value-type="float" office:value="0.05572369" calcext:value-type="float">
            <text:p>0,0557236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28335452]</text:p>
          </table:table-cell>
          <table:table-cell office:value-type="string" calcext:value-type="string">
            <text:p>[[0,2633545]]</text:p>
          </table:table-cell>
          <table:table-cell office:value-type="float" office:value="0.2633545" calcext:value-type="float">
            <text:p>0,2633545</text:p>
          </table:table-cell>
          <table:table-cell office:value-type="string" calcext:value-type="string">
            <text:p>[[0,0693556]]</text:p>
          </table:table-cell>
          <table:table-cell office:value-type="float" office:value="0.0693556" calcext:value-type="float">
            <text:p>0,069355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95178]</text:p>
          </table:table-cell>
          <table:table-cell office:value-type="string" calcext:value-type="string">
            <text:p>[[0,165178]]</text:p>
          </table:table-cell>
          <table:table-cell office:value-type="float" office:value="0.165178" calcext:value-type="float">
            <text:p>0,165178</text:p>
          </table:table-cell>
          <table:table-cell office:value-type="string" calcext:value-type="string">
            <text:p>[[0,02728377]]</text:p>
          </table:table-cell>
          <table:table-cell office:value-type="float" office:value="0.02728377" calcext:value-type="float">
            <text:p>0,0272837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27073967]</text:p>
          </table:table-cell>
          <table:table-cell office:value-type="string" calcext:value-type="string">
            <text:p>[[0,22073968]]</text:p>
          </table:table-cell>
          <table:table-cell office:value-type="float" office:value="0.22073968" calcext:value-type="float">
            <text:p>0,22073968</text:p>
          </table:table-cell>
          <table:table-cell office:value-type="string" calcext:value-type="string">
            <text:p>[[0,048726]]</text:p>
          </table:table-cell>
          <table:table-cell office:value-type="float" office:value="0.048726" calcext:value-type="float">
            <text:p>0,0487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2721222]</text:p>
          </table:table-cell>
          <table:table-cell office:value-type="string" calcext:value-type="string">
            <text:p>[[0,2621222]]</text:p>
          </table:table-cell>
          <table:table-cell office:value-type="float" office:value="0.2621222" calcext:value-type="float">
            <text:p>0,2621222</text:p>
          </table:table-cell>
          <table:table-cell office:value-type="string" calcext:value-type="string">
            <text:p>[[0,06870805]]</text:p>
          </table:table-cell>
          <table:table-cell office:value-type="float" office:value="0.06870805" calcext:value-type="float">
            <text:p>0,0687080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,35]]</text:p>
          </table:table-cell>
          <table:table-cell office:value-type="string" calcext:value-type="string">
            <text:p>[0,30405414]</text:p>
          </table:table-cell>
          <table:table-cell office:value-type="string" calcext:value-type="string">
            <text:p>[[0,04594585]]</text:p>
          </table:table-cell>
          <table:table-cell office:value-type="float" office:value="0.04594585" calcext:value-type="float">
            <text:p>0,04594585</text:p>
          </table:table-cell>
          <table:table-cell office:value-type="string" calcext:value-type="string">
            <text:p>[[0,00211102]]</text:p>
          </table:table-cell>
          <table:table-cell office:value-type="float" office:value="0.00211102" calcext:value-type="float">
            <text:p>0,0021110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62666]</text:p>
          </table:table-cell>
          <table:table-cell office:value-type="string" calcext:value-type="string">
            <text:p>[[0,637334]]</text:p>
          </table:table-cell>
          <table:table-cell office:value-type="float" office:value="0.637334" calcext:value-type="float">
            <text:p>0,637334</text:p>
          </table:table-cell>
          <table:table-cell office:value-type="string" calcext:value-type="string">
            <text:p>[[0,40619463]]</text:p>
          </table:table-cell>
          <table:table-cell office:value-type="float" office:value="0.40619463" calcext:value-type="float">
            <text:p>0,4061946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928946]</text:p>
          </table:table-cell>
          <table:table-cell office:value-type="string" calcext:value-type="string">
            <text:p>[[0,1628946]]</text:p>
          </table:table-cell>
          <table:table-cell office:value-type="float" office:value="0.1628946" calcext:value-type="float">
            <text:p>0,1628946</text:p>
          </table:table-cell>
          <table:table-cell office:value-type="string" calcext:value-type="string">
            <text:p>[[0,02653465]]</text:p>
          </table:table-cell>
          <table:table-cell office:value-type="float" office:value="0.02653465" calcext:value-type="float">
            <text:p>0,0265346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27637196]</text:p>
          </table:table-cell>
          <table:table-cell office:value-type="string" calcext:value-type="string">
            <text:p>[[0,08637196]]</text:p>
          </table:table-cell>
          <table:table-cell office:value-type="float" office:value="0.08637196" calcext:value-type="float">
            <text:p>0,08637196</text:p>
          </table:table-cell>
          <table:table-cell office:value-type="string" calcext:value-type="string">
            <text:p>[[0,00746012]]</text:p>
          </table:table-cell>
          <table:table-cell office:value-type="float" office:value="0.00746012" calcext:value-type="float">
            <text:p>0,0074601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9744166]</text:p>
          </table:table-cell>
          <table:table-cell office:value-type="string" calcext:value-type="string">
            <text:p>[[0,19744167]]</text:p>
          </table:table-cell>
          <table:table-cell office:value-type="float" office:value="0.19744167" calcext:value-type="float">
            <text:p>0,19744167</text:p>
          </table:table-cell>
          <table:table-cell office:value-type="string" calcext:value-type="string">
            <text:p>[[0,03898321]]</text:p>
          </table:table-cell>
          <table:table-cell office:value-type="float" office:value="0.03898321" calcext:value-type="float">
            <text:p>0,0389832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30611658]</text:p>
          </table:table-cell>
          <table:table-cell office:value-type="string" calcext:value-type="string">
            <text:p>[[0,27611658]]</text:p>
          </table:table-cell>
          <table:table-cell office:value-type="float" office:value="0.27611658" calcext:value-type="float">
            <text:p>0,27611658</text:p>
          </table:table-cell>
          <table:table-cell office:value-type="string" calcext:value-type="string">
            <text:p>[[0,07624037]]</text:p>
          </table:table-cell>
          <table:table-cell office:value-type="float" office:value="0.07624037" calcext:value-type="float">
            <text:p>0,07624037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2684754]</text:p>
          </table:table-cell>
          <table:table-cell office:value-type="string" calcext:value-type="string">
            <text:p>[[0,24847542]]</text:p>
          </table:table-cell>
          <table:table-cell office:value-type="float" office:value="0.24847542" calcext:value-type="float">
            <text:p>0,24847542</text:p>
          </table:table-cell>
          <table:table-cell office:value-type="string" calcext:value-type="string">
            <text:p>[[0,06174003]]</text:p>
          </table:table-cell>
          <table:table-cell office:value-type="float" office:value="0.06174003" calcext:value-type="float">
            <text:p>0,0617400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,28]]</text:p>
          </table:table-cell>
          <table:table-cell office:value-type="string" calcext:value-type="string">
            <text:p>[0,27175212]</text:p>
          </table:table-cell>
          <table:table-cell office:value-type="string" calcext:value-type="string">
            <text:p>[[0,00824788]]</text:p>
          </table:table-cell>
          <table:table-cell office:value-type="float" office:value="0.00824788" calcext:value-type="float">
            <text:p>0,00824788</text:p>
          </table:table-cell>
          <table:table-cell office:value-type="string" calcext:value-type="string">
            <text:p>[[6,802756e-05]]</text:p>
          </table:table-cell>
          <table:table-cell table:style-name="ce2" office:value-type="float" office:value="0.00006802756" calcext:value-type="float">
            <text:p>6,80E-0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7600306]</text:p>
          </table:table-cell>
          <table:table-cell office:value-type="string" calcext:value-type="string">
            <text:p>[[0,17600307]]</text:p>
          </table:table-cell>
          <table:table-cell office:value-type="float" office:value="0.17600307" calcext:value-type="float">
            <text:p>0,17600307</text:p>
          </table:table-cell>
          <table:table-cell office:value-type="string" calcext:value-type="string">
            <text:p>[[0,03097708]]</text:p>
          </table:table-cell>
          <table:table-cell office:value-type="float" office:value="0.03097708" calcext:value-type="float">
            <text:p>0,03097708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3004104]</text:p>
          </table:table-cell>
          <table:table-cell office:value-type="string" calcext:value-type="string">
            <text:p>[[0,25041038]]</text:p>
          </table:table-cell>
          <table:table-cell office:value-type="float" office:value="0.25041038" calcext:value-type="float">
            <text:p>0,25041038</text:p>
          </table:table-cell>
          <table:table-cell office:value-type="string" calcext:value-type="string">
            <text:p>[[0,06270536]]</text:p>
          </table:table-cell>
          <table:table-cell office:value-type="float" office:value="0.06270536" calcext:value-type="float">
            <text:p>0,0627053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594242]</text:p>
          </table:table-cell>
          <table:table-cell office:value-type="string" calcext:value-type="string">
            <text:p>[[0,1994242]]</text:p>
          </table:table-cell>
          <table:table-cell office:value-type="float" office:value="0.1994242" calcext:value-type="float">
            <text:p>0,1994242</text:p>
          </table:table-cell>
          <table:table-cell office:value-type="string" calcext:value-type="string">
            <text:p>[[0,03977001]]</text:p>
          </table:table-cell>
          <table:table-cell office:value-type="float" office:value="0.03977001" calcext:value-type="float">
            <text:p>0,0397700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28349644]</text:p>
          </table:table-cell>
          <table:table-cell office:value-type="string" calcext:value-type="string">
            <text:p>[[0,26349643]]</text:p>
          </table:table-cell>
          <table:table-cell office:value-type="float" office:value="0.26349643" calcext:value-type="float">
            <text:p>0,26349643</text:p>
          </table:table-cell>
          <table:table-cell office:value-type="string" calcext:value-type="string">
            <text:p>[[0,06943037]]</text:p>
          </table:table-cell>
          <table:table-cell office:value-type="float" office:value="0.06943037" calcext:value-type="float">
            <text:p>0,06943037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26363456]</text:p>
          </table:table-cell>
          <table:table-cell office:value-type="string" calcext:value-type="string">
            <text:p>[[0,12363456]]</text:p>
          </table:table-cell>
          <table:table-cell office:value-type="float" office:value="0.12363456" calcext:value-type="float">
            <text:p>0,12363456</text:p>
          </table:table-cell>
          <table:table-cell office:value-type="string" calcext:value-type="string">
            <text:p>[[0,0152855]]</text:p>
          </table:table-cell>
          <table:table-cell office:value-type="float" office:value="0.0152855" calcext:value-type="float">
            <text:p>0,01528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776252]</text:p>
          </table:table-cell>
          <table:table-cell office:value-type="string" calcext:value-type="string">
            <text:p>[[0,28776252]]</text:p>
          </table:table-cell>
          <table:table-cell office:value-type="float" office:value="0.28776252" calcext:value-type="float">
            <text:p>0,28776252</text:p>
          </table:table-cell>
          <table:table-cell office:value-type="string" calcext:value-type="string">
            <text:p>[[0,08280727]]</text:p>
          </table:table-cell>
          <table:table-cell office:value-type="float" office:value="0.08280727" calcext:value-type="float">
            <text:p>0,08280727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882656]</text:p>
          </table:table-cell>
          <table:table-cell office:value-type="string" calcext:value-type="string">
            <text:p>[[0,08826558]]</text:p>
          </table:table-cell>
          <table:table-cell office:value-type="float" office:value="0.08826558" calcext:value-type="float">
            <text:p>0,08826558</text:p>
          </table:table-cell>
          <table:table-cell office:value-type="string" calcext:value-type="string">
            <text:p>[[0,00779081]]</text:p>
          </table:table-cell>
          <table:table-cell office:value-type="float" office:value="0.00779081" calcext:value-type="float">
            <text:p>0,00779081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86822]</text:p>
          </table:table-cell>
          <table:table-cell office:value-type="string" calcext:value-type="string">
            <text:p>[[0,2986822]]</text:p>
          </table:table-cell>
          <table:table-cell office:value-type="float" office:value="0.2986822" calcext:value-type="float">
            <text:p>0,2986822</text:p>
          </table:table-cell>
          <table:table-cell office:value-type="string" calcext:value-type="string">
            <text:p>[[0,08921106]]</text:p>
          </table:table-cell>
          <table:table-cell office:value-type="float" office:value="0.08921106" calcext:value-type="float">
            <text:p>0,08921106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483104]</text:p>
          </table:table-cell>
          <table:table-cell office:value-type="string" calcext:value-type="string">
            <text:p>[[0,29483104]]</text:p>
          </table:table-cell>
          <table:table-cell office:value-type="float" office:value="0.29483104" calcext:value-type="float">
            <text:p>0,29483104</text:p>
          </table:table-cell>
          <table:table-cell office:value-type="string" calcext:value-type="string">
            <text:p>[[0,08692534]]</text:p>
          </table:table-cell>
          <table:table-cell office:value-type="float" office:value="0.08692534" calcext:value-type="float">
            <text:p>0,0869253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573995]</text:p>
          </table:table-cell>
          <table:table-cell office:value-type="string" calcext:value-type="string">
            <text:p>[[0,29573995]]</text:p>
          </table:table-cell>
          <table:table-cell office:value-type="float" office:value="0.29573995" calcext:value-type="float">
            <text:p>0,29573995</text:p>
          </table:table-cell>
          <table:table-cell office:value-type="string" calcext:value-type="string">
            <text:p>[[0,08746212]]</text:p>
          </table:table-cell>
          <table:table-cell office:value-type="float" office:value="0.08746212" calcext:value-type="float">
            <text:p>0,08746212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27184594]</text:p>
          </table:table-cell>
          <table:table-cell office:value-type="string" calcext:value-type="string">
            <text:p>[[0,26184595]]</text:p>
          </table:table-cell>
          <table:table-cell office:value-type="float" office:value="0.26184595" calcext:value-type="float">
            <text:p>0,26184595</text:p>
          </table:table-cell>
          <table:table-cell office:value-type="string" calcext:value-type="string">
            <text:p>[[0,0685633]]</text:p>
          </table:table-cell>
          <table:table-cell office:value-type="float" office:value="0.0685633" calcext:value-type="float">
            <text:p>0,0685633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8514725]</text:p>
          </table:table-cell>
          <table:table-cell office:value-type="string" calcext:value-type="string">
            <text:p>[[0,18514726]]</text:p>
          </table:table-cell>
          <table:table-cell office:value-type="float" office:value="0.18514726" calcext:value-type="float">
            <text:p>0,18514726</text:p>
          </table:table-cell>
          <table:table-cell office:value-type="string" calcext:value-type="string">
            <text:p>[[0,03427951]]</text:p>
          </table:table-cell>
          <table:table-cell office:value-type="float" office:value="0.03427951" calcext:value-type="float">
            <text:p>0,03427951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29279786]</text:p>
          </table:table-cell>
          <table:table-cell office:value-type="string" calcext:value-type="string">
            <text:p>[[0,20279786]]</text:p>
          </table:table-cell>
          <table:table-cell office:value-type="float" office:value="0.20279786" calcext:value-type="float">
            <text:p>0,20279786</text:p>
          </table:table-cell>
          <table:table-cell office:value-type="string" calcext:value-type="string">
            <text:p>[[0,04112697]]</text:p>
          </table:table-cell>
          <table:table-cell office:value-type="float" office:value="0.04112697" calcext:value-type="float">
            <text:p>0,04112697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6306996]</text:p>
          </table:table-cell>
          <table:table-cell office:value-type="string" calcext:value-type="string">
            <text:p>[[0,26306996]]</text:p>
          </table:table-cell>
          <table:table-cell office:value-type="float" office:value="0.26306996" calcext:value-type="float">
            <text:p>0,26306996</text:p>
          </table:table-cell>
          <table:table-cell office:value-type="string" calcext:value-type="string">
            <text:p>[[0,06920581]]</text:p>
          </table:table-cell>
          <table:table-cell office:value-type="float" office:value="0.06920581" calcext:value-type="float">
            <text:p>0,06920581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93185]</text:p>
          </table:table-cell>
          <table:table-cell office:value-type="string" calcext:value-type="string">
            <text:p>[[0,2993185]]</text:p>
          </table:table-cell>
          <table:table-cell office:value-type="float" office:value="0.2993185" calcext:value-type="float">
            <text:p>0,2993185</text:p>
          </table:table-cell>
          <table:table-cell office:value-type="string" calcext:value-type="string">
            <text:p>[[0,08959156]]</text:p>
          </table:table-cell>
          <table:table-cell office:value-type="float" office:value="0.08959156" calcext:value-type="float">
            <text:p>0,08959156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7693337]</text:p>
          </table:table-cell>
          <table:table-cell office:value-type="string" calcext:value-type="string">
            <text:p>[[0,27693337]]</text:p>
          </table:table-cell>
          <table:table-cell office:value-type="float" office:value="0.27693337" calcext:value-type="float">
            <text:p>0,27693337</text:p>
          </table:table-cell>
          <table:table-cell office:value-type="string" calcext:value-type="string">
            <text:p>[[0,07669209]]</text:p>
          </table:table-cell>
          <table:table-cell office:value-type="float" office:value="0.07669209" calcext:value-type="float">
            <text:p>0,07669209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896588]</text:p>
          </table:table-cell>
          <table:table-cell office:value-type="string" calcext:value-type="string">
            <text:p>[[0,18965882]]</text:p>
          </table:table-cell>
          <table:table-cell office:value-type="float" office:value="0.18965882" calcext:value-type="float">
            <text:p>0,18965882</text:p>
          </table:table-cell>
          <table:table-cell office:value-type="string" calcext:value-type="string">
            <text:p>[[0,03597047]]</text:p>
          </table:table-cell>
          <table:table-cell office:value-type="float" office:value="0.03597047" calcext:value-type="float">
            <text:p>0,03597047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,64]]</text:p>
          </table:table-cell>
          <table:table-cell office:value-type="string" calcext:value-type="string">
            <text:p>[0,2938916]</text:p>
          </table:table-cell>
          <table:table-cell office:value-type="string" calcext:value-type="string">
            <text:p>[[0,34610838]]</text:p>
          </table:table-cell>
          <table:table-cell office:value-type="float" office:value="0.34610838" calcext:value-type="float">
            <text:p>0,34610838</text:p>
          </table:table-cell>
          <table:table-cell office:value-type="string" calcext:value-type="string">
            <text:p>[[0,11979101]]</text:p>
          </table:table-cell>
          <table:table-cell office:value-type="float" office:value="0.11979101" calcext:value-type="float">
            <text:p>0,11979101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7129847]</text:p>
          </table:table-cell>
          <table:table-cell office:value-type="string" calcext:value-type="string">
            <text:p>[[0,02870154]]</text:p>
          </table:table-cell>
          <table:table-cell office:value-type="float" office:value="0.02870154" calcext:value-type="float">
            <text:p>0,02870154</text:p>
          </table:table-cell>
          <table:table-cell office:value-type="string" calcext:value-type="string">
            <text:p>[[0,00082378]]</text:p>
          </table:table-cell>
          <table:table-cell office:value-type="float" office:value="0.00082378" calcext:value-type="float">
            <text:p>0,00082378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812763]</text:p>
          </table:table-cell>
          <table:table-cell office:value-type="string" calcext:value-type="string">
            <text:p>[[0,18127629]]</text:p>
          </table:table-cell>
          <table:table-cell office:value-type="float" office:value="0.18127629" calcext:value-type="float">
            <text:p>0,18127629</text:p>
          </table:table-cell>
          <table:table-cell office:value-type="string" calcext:value-type="string">
            <text:p>[[0,03286109]]</text:p>
          </table:table-cell>
          <table:table-cell office:value-type="float" office:value="0.03286109" calcext:value-type="float">
            <text:p>0,03286109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82343]</text:p>
          </table:table-cell>
          <table:table-cell office:value-type="string" calcext:value-type="string">
            <text:p>[[0,2882343]]</text:p>
          </table:table-cell>
          <table:table-cell office:value-type="float" office:value="0.2882343" calcext:value-type="float">
            <text:p>0,2882343</text:p>
          </table:table-cell>
          <table:table-cell office:value-type="string" calcext:value-type="string">
            <text:p>[[0,08307901]]</text:p>
          </table:table-cell>
          <table:table-cell office:value-type="float" office:value="0.08307901" calcext:value-type="float">
            <text:p>0,0830790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147465]</text:p>
          </table:table-cell>
          <table:table-cell office:value-type="string" calcext:value-type="string">
            <text:p>[[0,28147465]]</text:p>
          </table:table-cell>
          <table:table-cell office:value-type="float" office:value="0.28147465" calcext:value-type="float">
            <text:p>0,28147465</text:p>
          </table:table-cell>
          <table:table-cell office:value-type="string" calcext:value-type="string">
            <text:p>[[0,07922798]]</text:p>
          </table:table-cell>
          <table:table-cell office:value-type="float" office:value="0.07922798" calcext:value-type="float">
            <text:p>0,07922798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5926113]</text:p>
          </table:table-cell>
          <table:table-cell office:value-type="string" calcext:value-type="string">
            <text:p>[[0,04073888]]</text:p>
          </table:table-cell>
          <table:table-cell office:value-type="float" office:value="0.04073888" calcext:value-type="float">
            <text:p>0,04073888</text:p>
          </table:table-cell>
          <table:table-cell office:value-type="string" calcext:value-type="string">
            <text:p>[[0,00165966]]</text:p>
          </table:table-cell>
          <table:table-cell office:value-type="float" office:value="0.00165966" calcext:value-type="float">
            <text:p>0,00165966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,27]]</text:p>
          </table:table-cell>
          <table:table-cell office:value-type="string" calcext:value-type="string">
            <text:p>[0,30296224]</text:p>
          </table:table-cell>
          <table:table-cell office:value-type="string" calcext:value-type="string">
            <text:p>[[0,03296223]]</text:p>
          </table:table-cell>
          <table:table-cell office:value-type="float" office:value="0.03296223" calcext:value-type="float">
            <text:p>0,03296223</text:p>
          </table:table-cell>
          <table:table-cell office:value-type="string" calcext:value-type="string">
            <text:p>[[0,00108651]]</text:p>
          </table:table-cell>
          <table:table-cell office:value-type="float" office:value="0.00108651" calcext:value-type="float">
            <text:p>0,00108651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30542284]</text:p>
          </table:table-cell>
          <table:table-cell office:value-type="string" calcext:value-type="string">
            <text:p>[[0,22542284]]</text:p>
          </table:table-cell>
          <table:table-cell office:value-type="float" office:value="0.22542284" calcext:value-type="float">
            <text:p>0,22542284</text:p>
          </table:table-cell>
          <table:table-cell office:value-type="string" calcext:value-type="string">
            <text:p>[[0,05081546]]</text:p>
          </table:table-cell>
          <table:table-cell office:value-type="float" office:value="0.05081546" calcext:value-type="float">
            <text:p>0,05081546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98182]</text:p>
          </table:table-cell>
          <table:table-cell office:value-type="string" calcext:value-type="string">
            <text:p>[[0,60181797]]</text:p>
          </table:table-cell>
          <table:table-cell office:value-type="float" office:value="0.60181797" calcext:value-type="float">
            <text:p>0,60181797</text:p>
          </table:table-cell>
          <table:table-cell office:value-type="string" calcext:value-type="string">
            <text:p>[[0,36218485]]</text:p>
          </table:table-cell>
          <table:table-cell office:value-type="float" office:value="0.36218485" calcext:value-type="float">
            <text:p>0,36218485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7215815]</text:p>
          </table:table-cell>
          <table:table-cell office:value-type="string" calcext:value-type="string">
            <text:p>[[0,07215814]]</text:p>
          </table:table-cell>
          <table:table-cell office:value-type="float" office:value="0.07215814" calcext:value-type="float">
            <text:p>0,07215814</text:p>
          </table:table-cell>
          <table:table-cell office:value-type="string" calcext:value-type="string">
            <text:p>[[0,0052068]]</text:p>
          </table:table-cell>
          <table:table-cell office:value-type="float" office:value="0.0052068" calcext:value-type="float">
            <text:p>0,0052068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7672684]</text:p>
          </table:table-cell>
          <table:table-cell office:value-type="string" calcext:value-type="string">
            <text:p>[[0,27672684]]</text:p>
          </table:table-cell>
          <table:table-cell office:value-type="float" office:value="0.27672684" calcext:value-type="float">
            <text:p>0,27672684</text:p>
          </table:table-cell>
          <table:table-cell office:value-type="string" calcext:value-type="string">
            <text:p>[[0,07657775]]</text:p>
          </table:table-cell>
          <table:table-cell office:value-type="float" office:value="0.07657775" calcext:value-type="float">
            <text:p>0,07657775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,14]]</text:p>
          </table:table-cell>
          <table:table-cell office:value-type="string" calcext:value-type="string">
            <text:p>[0,26110232]</text:p>
          </table:table-cell>
          <table:table-cell office:value-type="string" calcext:value-type="string">
            <text:p>[[0,12110232]]</text:p>
          </table:table-cell>
          <table:table-cell office:value-type="float" office:value="0.12110232" calcext:value-type="float">
            <text:p>0,12110232</text:p>
          </table:table-cell>
          <table:table-cell office:value-type="string" calcext:value-type="string">
            <text:p>[[0,01466577]]</text:p>
          </table:table-cell>
          <table:table-cell office:value-type="float" office:value="0.01466577" calcext:value-type="float">
            <text:p>0,01466577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555135]</text:p>
          </table:table-cell>
          <table:table-cell office:value-type="string" calcext:value-type="string">
            <text:p>[[0,05551349]]</text:p>
          </table:table-cell>
          <table:table-cell office:value-type="float" office:value="0.05551349" calcext:value-type="float">
            <text:p>0,05551349</text:p>
          </table:table-cell>
          <table:table-cell office:value-type="string" calcext:value-type="string">
            <text:p>[[0,00308175]]</text:p>
          </table:table-cell>
          <table:table-cell office:value-type="float" office:value="0.00308175" calcext:value-type="float">
            <text:p>0,0030817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5983304]</text:p>
          </table:table-cell>
          <table:table-cell office:value-type="string" calcext:value-type="string">
            <text:p>[[0,15983304]]</text:p>
          </table:table-cell>
          <table:table-cell office:value-type="float" office:value="0.15983304" calcext:value-type="float">
            <text:p>0,15983304</text:p>
          </table:table-cell>
          <table:table-cell office:value-type="string" calcext:value-type="string">
            <text:p>[[0,0255466]]</text:p>
          </table:table-cell>
          <table:table-cell office:value-type="float" office:value="0.0255466" calcext:value-type="float">
            <text:p>0,0255466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26169473]</text:p>
          </table:table-cell>
          <table:table-cell office:value-type="string" calcext:value-type="string">
            <text:p>[[0,11169472]]</text:p>
          </table:table-cell>
          <table:table-cell office:value-type="float" office:value="0.11169472" calcext:value-type="float">
            <text:p>0,11169472</text:p>
          </table:table-cell>
          <table:table-cell office:value-type="string" calcext:value-type="string">
            <text:p>[[0,01247571]]</text:p>
          </table:table-cell>
          <table:table-cell office:value-type="float" office:value="0.01247571" calcext:value-type="float">
            <text:p>0,01247571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8510135]</text:p>
          </table:table-cell>
          <table:table-cell office:value-type="string" calcext:value-type="string">
            <text:p>[[0,15510136]]</text:p>
          </table:table-cell>
          <table:table-cell office:value-type="float" office:value="0.15510136" calcext:value-type="float">
            <text:p>0,15510136</text:p>
          </table:table-cell>
          <table:table-cell office:value-type="string" calcext:value-type="string">
            <text:p>[[0,02405643]]</text:p>
          </table:table-cell>
          <table:table-cell office:value-type="float" office:value="0.02405643" calcext:value-type="float">
            <text:p>0,02405643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29419386]</text:p>
          </table:table-cell>
          <table:table-cell office:value-type="string" calcext:value-type="string">
            <text:p>[[0,26419386]]</text:p>
          </table:table-cell>
          <table:table-cell office:value-type="float" office:value="0.26419386" calcext:value-type="float">
            <text:p>0,26419386</text:p>
          </table:table-cell>
          <table:table-cell office:value-type="string" calcext:value-type="string">
            <text:p>[[0,0697984]]</text:p>
          </table:table-cell>
          <table:table-cell office:value-type="float" office:value="0.0697984" calcext:value-type="float">
            <text:p>0,0697984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930255]</text:p>
          </table:table-cell>
          <table:table-cell office:value-type="string" calcext:value-type="string">
            <text:p>[[0,5069745]]</text:p>
          </table:table-cell>
          <table:table-cell office:value-type="float" office:value="0.5069745" calcext:value-type="float">
            <text:p>0,5069745</text:p>
          </table:table-cell>
          <table:table-cell office:value-type="string" calcext:value-type="string">
            <text:p>[[0,25702316]]</text:p>
          </table:table-cell>
          <table:table-cell office:value-type="float" office:value="0.25702316" calcext:value-type="float">
            <text:p>0,2570231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27650243]</text:p>
          </table:table-cell>
          <table:table-cell office:value-type="string" calcext:value-type="string">
            <text:p>[[0,20650244]]</text:p>
          </table:table-cell>
          <table:table-cell office:value-type="float" office:value="0.20650244" calcext:value-type="float">
            <text:p>0,20650244</text:p>
          </table:table-cell>
          <table:table-cell office:value-type="string" calcext:value-type="string">
            <text:p>[[0,04264326]]</text:p>
          </table:table-cell>
          <table:table-cell office:value-type="float" office:value="0.04264326" calcext:value-type="float">
            <text:p>0,04264326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27380723]</text:p>
          </table:table-cell>
          <table:table-cell office:value-type="string" calcext:value-type="string">
            <text:p>[[0,25380722]]</text:p>
          </table:table-cell>
          <table:table-cell office:value-type="float" office:value="0.25380722" calcext:value-type="float">
            <text:p>0,25380722</text:p>
          </table:table-cell>
          <table:table-cell office:value-type="string" calcext:value-type="string">
            <text:p>[[0,0644181]]</text:p>
          </table:table-cell>
          <table:table-cell office:value-type="float" office:value="0.0644181" calcext:value-type="float">
            <text:p>0,0644181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527787]</text:p>
          </table:table-cell>
          <table:table-cell office:value-type="string" calcext:value-type="string">
            <text:p>[[0,2527787]]</text:p>
          </table:table-cell>
          <table:table-cell office:value-type="float" office:value="0.2527787" calcext:value-type="float">
            <text:p>0,2527787</text:p>
          </table:table-cell>
          <table:table-cell office:value-type="string" calcext:value-type="string">
            <text:p>[[0,06389707]]</text:p>
          </table:table-cell>
          <table:table-cell office:value-type="float" office:value="0.06389707" calcext:value-type="float">
            <text:p>0,06389707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7662814]</text:p>
          </table:table-cell>
          <table:table-cell office:value-type="string" calcext:value-type="string">
            <text:p>[[0,02337188]]</text:p>
          </table:table-cell>
          <table:table-cell office:value-type="float" office:value="0.02337188" calcext:value-type="float">
            <text:p>0,02337188</text:p>
          </table:table-cell>
          <table:table-cell office:value-type="string" calcext:value-type="string">
            <text:p>[[0,00054624]]</text:p>
          </table:table-cell>
          <table:table-cell office:value-type="float" office:value="0.00054624" calcext:value-type="float">
            <text:p>0,0005462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6587355]</text:p>
          </table:table-cell>
          <table:table-cell office:value-type="string" calcext:value-type="string">
            <text:p>[[0,26587355]]</text:p>
          </table:table-cell>
          <table:table-cell office:value-type="float" office:value="0.26587355" calcext:value-type="float">
            <text:p>0,26587355</text:p>
          </table:table-cell>
          <table:table-cell office:value-type="string" calcext:value-type="string">
            <text:p>[[0,07068875]]</text:p>
          </table:table-cell>
          <table:table-cell office:value-type="float" office:value="0.07068875" calcext:value-type="float">
            <text:p>0,07068875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3049705]</text:p>
          </table:table-cell>
          <table:table-cell office:value-type="string" calcext:value-type="string">
            <text:p>[[0,3049705]]</text:p>
          </table:table-cell>
          <table:table-cell office:value-type="float" office:value="0.3049705" calcext:value-type="float">
            <text:p>0,3049705</text:p>
          </table:table-cell>
          <table:table-cell office:value-type="string" calcext:value-type="string">
            <text:p>[[0,09300701]]</text:p>
          </table:table-cell>
          <table:table-cell office:value-type="float" office:value="0.09300701" calcext:value-type="float">
            <text:p>0,09300701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9672623]</text:p>
          </table:table-cell>
          <table:table-cell office:value-type="string" calcext:value-type="string">
            <text:p>[[0,00327379]]</text:p>
          </table:table-cell>
          <table:table-cell office:value-type="float" office:value="0.00327379" calcext:value-type="float">
            <text:p>0,00327379</text:p>
          </table:table-cell>
          <table:table-cell office:value-type="string" calcext:value-type="string">
            <text:p>[[1,0717669e-05]]</text:p>
          </table:table-cell>
          <table:table-cell table:style-name="ce2" office:value-type="float" office:value="0.000010717669" calcext:value-type="float">
            <text:p>1,07E-05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657332]</text:p>
          </table:table-cell>
          <table:table-cell office:value-type="string" calcext:value-type="string">
            <text:p>[[0,2657332]]</text:p>
          </table:table-cell>
          <table:table-cell office:value-type="float" office:value="0.2657332" calcext:value-type="float">
            <text:p>0,2657332</text:p>
          </table:table-cell>
          <table:table-cell office:value-type="string" calcext:value-type="string">
            <text:p>[[0,07061414]]</text:p>
          </table:table-cell>
          <table:table-cell office:value-type="float" office:value="0.07061414" calcext:value-type="float">
            <text:p>0,07061414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7653235]</text:p>
          </table:table-cell>
          <table:table-cell office:value-type="string" calcext:value-type="string">
            <text:p>[[0,02346766]]</text:p>
          </table:table-cell>
          <table:table-cell office:value-type="float" office:value="0.02346766" calcext:value-type="float">
            <text:p>0,02346766</text:p>
          </table:table-cell>
          <table:table-cell office:value-type="string" calcext:value-type="string">
            <text:p>[[0,00055073]]</text:p>
          </table:table-cell>
          <table:table-cell office:value-type="float" office:value="0.00055073" calcext:value-type="float">
            <text:p>0,0005507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6588577]</text:p>
          </table:table-cell>
          <table:table-cell office:value-type="string" calcext:value-type="string">
            <text:p>[[0,43411422]]</text:p>
          </table:table-cell>
          <table:table-cell office:value-type="float" office:value="0.43411422" calcext:value-type="float">
            <text:p>0,43411422</text:p>
          </table:table-cell>
          <table:table-cell office:value-type="string" calcext:value-type="string">
            <text:p>[[0,18845515]]</text:p>
          </table:table-cell>
          <table:table-cell office:value-type="float" office:value="0.18845515" calcext:value-type="float">
            <text:p>0,18845515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908939]</text:p>
          </table:table-cell>
          <table:table-cell office:value-type="string" calcext:value-type="string">
            <text:p>[[0,19089392]]</text:p>
          </table:table-cell>
          <table:table-cell office:value-type="float" office:value="0.19089392" calcext:value-type="float">
            <text:p>0,19089392</text:p>
          </table:table-cell>
          <table:table-cell office:value-type="string" calcext:value-type="string">
            <text:p>[[0,03644049]]</text:p>
          </table:table-cell>
          <table:table-cell office:value-type="float" office:value="0.03644049" calcext:value-type="float">
            <text:p>0,03644049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28950152]</text:p>
          </table:table-cell>
          <table:table-cell office:value-type="string" calcext:value-type="string">
            <text:p>[[0,20950152]]</text:p>
          </table:table-cell>
          <table:table-cell office:value-type="float" office:value="0.20950152" calcext:value-type="float">
            <text:p>0,20950152</text:p>
          </table:table-cell>
          <table:table-cell office:value-type="string" calcext:value-type="string">
            <text:p>[[0,04389089]]</text:p>
          </table:table-cell>
          <table:table-cell office:value-type="float" office:value="0.04389089" calcext:value-type="float">
            <text:p>0,04389089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9693168]</text:p>
          </table:table-cell>
          <table:table-cell office:value-type="string" calcext:value-type="string">
            <text:p>[[0,19693169]]</text:p>
          </table:table-cell>
          <table:table-cell office:value-type="float" office:value="0.19693169" calcext:value-type="float">
            <text:p>0,19693169</text:p>
          </table:table-cell>
          <table:table-cell office:value-type="string" calcext:value-type="string">
            <text:p>[[0,03878209]]</text:p>
          </table:table-cell>
          <table:table-cell office:value-type="float" office:value="0.03878209" calcext:value-type="float">
            <text:p>0,03878209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57337]</text:p>
          </table:table-cell>
          <table:table-cell office:value-type="string" calcext:value-type="string">
            <text:p>[[0,2957337]]</text:p>
          </table:table-cell>
          <table:table-cell office:value-type="float" office:value="0.2957337" calcext:value-type="float">
            <text:p>0,2957337</text:p>
          </table:table-cell>
          <table:table-cell office:value-type="string" calcext:value-type="string">
            <text:p>[[0,08745842]]</text:p>
          </table:table-cell>
          <table:table-cell office:value-type="float" office:value="0.08745842" calcext:value-type="float">
            <text:p>0,08745842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8940114]</text:p>
          </table:table-cell>
          <table:table-cell office:value-type="string" calcext:value-type="string">
            <text:p>[[0,5105989]]</text:p>
          </table:table-cell>
          <table:table-cell office:value-type="float" office:value="0.5105989" calcext:value-type="float">
            <text:p>0,5105989</text:p>
          </table:table-cell>
          <table:table-cell office:value-type="string" calcext:value-type="string">
            <text:p>[[0,26071122]]</text:p>
          </table:table-cell>
          <table:table-cell office:value-type="float" office:value="0.26071122" calcext:value-type="float">
            <text:p>0,26071122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88211]</text:p>
          </table:table-cell>
          <table:table-cell office:value-type="string" calcext:value-type="string">
            <text:p>[[0,2988211]]</text:p>
          </table:table-cell>
          <table:table-cell office:value-type="float" office:value="0.2988211" calcext:value-type="float">
            <text:p>0,2988211</text:p>
          </table:table-cell>
          <table:table-cell office:value-type="string" calcext:value-type="string">
            <text:p>[[0,08929405]]</text:p>
          </table:table-cell>
          <table:table-cell office:value-type="float" office:value="0.08929405" calcext:value-type="float">
            <text:p>0,08929405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2691187]</text:p>
          </table:table-cell>
          <table:table-cell office:value-type="string" calcext:value-type="string">
            <text:p>[[0,1791187]]</text:p>
          </table:table-cell>
          <table:table-cell office:value-type="float" office:value="0.1791187" calcext:value-type="float">
            <text:p>0,1791187</text:p>
          </table:table-cell>
          <table:table-cell office:value-type="string" calcext:value-type="string">
            <text:p>[[0,03208351]]</text:p>
          </table:table-cell>
          <table:table-cell office:value-type="float" office:value="0.03208351" calcext:value-type="float">
            <text:p>0,0320835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,97]]</text:p>
          </table:table-cell>
          <table:table-cell office:value-type="string" calcext:value-type="string">
            <text:p>[0,26488507]</text:p>
          </table:table-cell>
          <table:table-cell office:value-type="string" calcext:value-type="string">
            <text:p>[[0,70511496]]</text:p>
          </table:table-cell>
          <table:table-cell office:value-type="float" office:value="0.70511496" calcext:value-type="float">
            <text:p>0,70511496</text:p>
          </table:table-cell>
          <table:table-cell office:value-type="string" calcext:value-type="string">
            <text:p>[[0,4971871]]</text:p>
          </table:table-cell>
          <table:table-cell office:value-type="float" office:value="0.4971871" calcext:value-type="float">
            <text:p>0,497187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29259044]</text:p>
          </table:table-cell>
          <table:table-cell office:value-type="string" calcext:value-type="string">
            <text:p>[[0,24259044]]</text:p>
          </table:table-cell>
          <table:table-cell office:value-type="float" office:value="0.24259044" calcext:value-type="float">
            <text:p>0,24259044</text:p>
          </table:table-cell>
          <table:table-cell office:value-type="string" calcext:value-type="string">
            <text:p>[[0,05885012]]</text:p>
          </table:table-cell>
          <table:table-cell office:value-type="float" office:value="0.05885012" calcext:value-type="float">
            <text:p>0,05885012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29070556]</text:p>
          </table:table-cell>
          <table:table-cell office:value-type="string" calcext:value-type="string">
            <text:p>[[0,21070556]]</text:p>
          </table:table-cell>
          <table:table-cell office:value-type="float" office:value="0.21070556" calcext:value-type="float">
            <text:p>0,21070556</text:p>
          </table:table-cell>
          <table:table-cell office:value-type="string" calcext:value-type="string">
            <text:p>[[0,04439684]]</text:p>
          </table:table-cell>
          <table:table-cell office:value-type="float" office:value="0.04439684" calcext:value-type="float">
            <text:p>0,0443968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2876023]</text:p>
          </table:table-cell>
          <table:table-cell office:value-type="string" calcext:value-type="string">
            <text:p>[[0,1123977]]</text:p>
          </table:table-cell>
          <table:table-cell office:value-type="float" office:value="0.1123977" calcext:value-type="float">
            <text:p>0,1123977</text:p>
          </table:table-cell>
          <table:table-cell office:value-type="string" calcext:value-type="string">
            <text:p>[[0,01263324]]</text:p>
          </table:table-cell>
          <table:table-cell office:value-type="float" office:value="0.01263324" calcext:value-type="float">
            <text:p>0,0126332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678833]</text:p>
          </table:table-cell>
          <table:table-cell office:value-type="string" calcext:value-type="string">
            <text:p>[[0,0678833]]</text:p>
          </table:table-cell>
          <table:table-cell office:value-type="float" office:value="0.0678833" calcext:value-type="float">
            <text:p>0,0678833</text:p>
          </table:table-cell>
          <table:table-cell office:value-type="string" calcext:value-type="string">
            <text:p>[[0,00460814]]</text:p>
          </table:table-cell>
          <table:table-cell office:value-type="float" office:value="0.00460814" calcext:value-type="float">
            <text:p>0,0046081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27657497]</text:p>
          </table:table-cell>
          <table:table-cell office:value-type="string" calcext:value-type="string">
            <text:p>[[0,57342505]]</text:p>
          </table:table-cell>
          <table:table-cell office:value-type="float" office:value="0.57342505" calcext:value-type="float">
            <text:p>0,57342505</text:p>
          </table:table-cell>
          <table:table-cell office:value-type="string" calcext:value-type="string">
            <text:p>[[0,3288163]]</text:p>
          </table:table-cell>
          <table:table-cell office:value-type="float" office:value="0.3288163" calcext:value-type="float">
            <text:p>0,328816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30578935]</text:p>
          </table:table-cell>
          <table:table-cell office:value-type="string" calcext:value-type="string">
            <text:p>[[0,30578935]]</text:p>
          </table:table-cell>
          <table:table-cell office:value-type="float" office:value="0.30578935" calcext:value-type="float">
            <text:p>0,30578935</text:p>
          </table:table-cell>
          <table:table-cell office:value-type="string" calcext:value-type="string">
            <text:p>[[0,09350713]]</text:p>
          </table:table-cell>
          <table:table-cell office:value-type="float" office:value="0.09350713" calcext:value-type="float">
            <text:p>0,09350713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,45]]</text:p>
          </table:table-cell>
          <table:table-cell office:value-type="string" calcext:value-type="string">
            <text:p>[0,29456127]</text:p>
          </table:table-cell>
          <table:table-cell office:value-type="string" calcext:value-type="string">
            <text:p>[[0,15543872]]</text:p>
          </table:table-cell>
          <table:table-cell office:value-type="float" office:value="0.15543872" calcext:value-type="float">
            <text:p>0,15543872</text:p>
          </table:table-cell>
          <table:table-cell office:value-type="string" calcext:value-type="string">
            <text:p>[[0,0241612]]</text:p>
          </table:table-cell>
          <table:table-cell office:value-type="float" office:value="0.0241612" calcext:value-type="float">
            <text:p>0,0241612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053346]</text:p>
          </table:table-cell>
          <table:table-cell office:value-type="string" calcext:value-type="string">
            <text:p>[[0,28053346]]</text:p>
          </table:table-cell>
          <table:table-cell office:value-type="float" office:value="0.28053346" calcext:value-type="float">
            <text:p>0,28053346</text:p>
          </table:table-cell>
          <table:table-cell office:value-type="string" calcext:value-type="string">
            <text:p>[[0,07869902]]</text:p>
          </table:table-cell>
          <table:table-cell office:value-type="float" office:value="0.07869902" calcext:value-type="float">
            <text:p>0,07869902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,94]]</text:p>
          </table:table-cell>
          <table:table-cell office:value-type="string" calcext:value-type="string">
            <text:p>[0,2645219]</text:p>
          </table:table-cell>
          <table:table-cell office:value-type="string" calcext:value-type="string">
            <text:p>[[0,6754781]]</text:p>
          </table:table-cell>
          <table:table-cell office:value-type="float" office:value="0.6754781" calcext:value-type="float">
            <text:p>0,6754781</text:p>
          </table:table-cell>
          <table:table-cell office:value-type="string" calcext:value-type="string">
            <text:p>[[0,45627066]]</text:p>
          </table:table-cell>
          <table:table-cell office:value-type="float" office:value="0.45627066" calcext:value-type="float">
            <text:p>0,45627066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29281002]</text:p>
          </table:table-cell>
          <table:table-cell office:value-type="string" calcext:value-type="string">
            <text:p>[[0,20281002]]</text:p>
          </table:table-cell>
          <table:table-cell office:value-type="float" office:value="0.20281002" calcext:value-type="float">
            <text:p>0,20281002</text:p>
          </table:table-cell>
          <table:table-cell office:value-type="string" calcext:value-type="string">
            <text:p>[[0,0411319]]</text:p>
          </table:table-cell>
          <table:table-cell office:value-type="float" office:value="0.0411319" calcext:value-type="float">
            <text:p>0,0411319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27545702]</text:p>
          </table:table-cell>
          <table:table-cell office:value-type="string" calcext:value-type="string">
            <text:p>[[0,18545702]]</text:p>
          </table:table-cell>
          <table:table-cell office:value-type="float" office:value="0.18545702" calcext:value-type="float">
            <text:p>0,18545702</text:p>
          </table:table-cell>
          <table:table-cell office:value-type="string" calcext:value-type="string">
            <text:p>[[0,03439431]]</text:p>
          </table:table-cell>
          <table:table-cell office:value-type="float" office:value="0.03439431" calcext:value-type="float">
            <text:p>0,03439431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957564]</text:p>
          </table:table-cell>
          <table:table-cell office:value-type="string" calcext:value-type="string">
            <text:p>[[0,1957564]]</text:p>
          </table:table-cell>
          <table:table-cell office:value-type="float" office:value="0.1957564" calcext:value-type="float">
            <text:p>0,1957564</text:p>
          </table:table-cell>
          <table:table-cell office:value-type="string" calcext:value-type="string">
            <text:p>[[0,03832057]]</text:p>
          </table:table-cell>
          <table:table-cell office:value-type="float" office:value="0.03832057" calcext:value-type="float">
            <text:p>0,03832057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8965652]</text:p>
          </table:table-cell>
          <table:table-cell office:value-type="string" calcext:value-type="string">
            <text:p>[[0,18965653]]</text:p>
          </table:table-cell>
          <table:table-cell office:value-type="float" office:value="0.18965653" calcext:value-type="float">
            <text:p>0,18965653</text:p>
          </table:table-cell>
          <table:table-cell office:value-type="string" calcext:value-type="string">
            <text:p>[[0,0359696]]</text:p>
          </table:table-cell>
          <table:table-cell office:value-type="float" office:value="0.0359696" calcext:value-type="float">
            <text:p>0,0359696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29883784]</text:p>
          </table:table-cell>
          <table:table-cell office:value-type="string" calcext:value-type="string">
            <text:p>[[0,22883785]]</text:p>
          </table:table-cell>
          <table:table-cell office:value-type="float" office:value="0.22883785" calcext:value-type="float">
            <text:p>0,22883785</text:p>
          </table:table-cell>
          <table:table-cell office:value-type="string" calcext:value-type="string">
            <text:p>[[0,05236676]]</text:p>
          </table:table-cell>
          <table:table-cell office:value-type="float" office:value="0.05236676" calcext:value-type="float">
            <text:p>0,05236676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29275215]</text:p>
          </table:table-cell>
          <table:table-cell office:value-type="string" calcext:value-type="string">
            <text:p>[[0,18275215]]</text:p>
          </table:table-cell>
          <table:table-cell office:value-type="float" office:value="0.18275215" calcext:value-type="float">
            <text:p>0,18275215</text:p>
          </table:table-cell>
          <table:table-cell office:value-type="string" calcext:value-type="string">
            <text:p>[[0,03339835]]</text:p>
          </table:table-cell>
          <table:table-cell office:value-type="float" office:value="0.03339835" calcext:value-type="float">
            <text:p>0,03339835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5567085]</text:p>
          </table:table-cell>
          <table:table-cell office:value-type="string" calcext:value-type="string">
            <text:p>[[0,25567085]]</text:p>
          </table:table-cell>
          <table:table-cell office:value-type="float" office:value="0.25567085" calcext:value-type="float">
            <text:p>0,25567085</text:p>
          </table:table-cell>
          <table:table-cell office:value-type="string" calcext:value-type="string">
            <text:p>[[0,06536758]]</text:p>
          </table:table-cell>
          <table:table-cell office:value-type="float" office:value="0.06536758" calcext:value-type="float">
            <text:p>0,06536758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9608667]</text:p>
          </table:table-cell>
          <table:table-cell office:value-type="string" calcext:value-type="string">
            <text:p>[[0,40391332]]</text:p>
          </table:table-cell>
          <table:table-cell office:value-type="float" office:value="0.40391332" calcext:value-type="float">
            <text:p>0,40391332</text:p>
          </table:table-cell>
          <table:table-cell office:value-type="string" calcext:value-type="string">
            <text:p>[[0,16314597]]</text:p>
          </table:table-cell>
          <table:table-cell office:value-type="float" office:value="0.16314597" calcext:value-type="float">
            <text:p>0,16314597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9579633]</text:p>
          </table:table-cell>
          <table:table-cell office:value-type="string" calcext:value-type="string">
            <text:p>[[0,40420365]]</text:p>
          </table:table-cell>
          <table:table-cell office:value-type="float" office:value="0.40420365" calcext:value-type="float">
            <text:p>0,40420365</text:p>
          </table:table-cell>
          <table:table-cell office:value-type="string" calcext:value-type="string">
            <text:p>[[0,1633806]]</text:p>
          </table:table-cell>
          <table:table-cell office:value-type="float" office:value="0.1633806" calcext:value-type="float">
            <text:p>0,1633806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687286]</text:p>
          </table:table-cell>
          <table:table-cell office:value-type="string" calcext:value-type="string">
            <text:p>[[0,28687286]]</text:p>
          </table:table-cell>
          <table:table-cell office:value-type="float" office:value="0.28687286" calcext:value-type="float">
            <text:p>0,28687286</text:p>
          </table:table-cell>
          <table:table-cell office:value-type="string" calcext:value-type="string">
            <text:p>[[0,08229604]]</text:p>
          </table:table-cell>
          <table:table-cell office:value-type="float" office:value="0.08229604" calcext:value-type="float">
            <text:p>0,08229604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27720958]</text:p>
          </table:table-cell>
          <table:table-cell office:value-type="string" calcext:value-type="string">
            <text:p>[[0,25720957]]</text:p>
          </table:table-cell>
          <table:table-cell office:value-type="float" office:value="0.25720957" calcext:value-type="float">
            <text:p>0,25720957</text:p>
          </table:table-cell>
          <table:table-cell office:value-type="string" calcext:value-type="string">
            <text:p>[[0,06615676]]</text:p>
          </table:table-cell>
          <table:table-cell office:value-type="float" office:value="0.06615676" calcext:value-type="float">
            <text:p>0,06615676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28646046]</text:p>
          </table:table-cell>
          <table:table-cell office:value-type="string" calcext:value-type="string">
            <text:p>[[0,20646046]]</text:p>
          </table:table-cell>
          <table:table-cell office:value-type="float" office:value="0.20646046" calcext:value-type="float">
            <text:p>0,20646046</text:p>
          </table:table-cell>
          <table:table-cell office:value-type="string" calcext:value-type="string">
            <text:p>[[0,04262592]]</text:p>
          </table:table-cell>
          <table:table-cell office:value-type="float" office:value="0.04262592" calcext:value-type="float">
            <text:p>0,04262592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3090101]</text:p>
          </table:table-cell>
          <table:table-cell office:value-type="string" calcext:value-type="string">
            <text:p>[[0,00901008]]</text:p>
          </table:table-cell>
          <table:table-cell office:value-type="float" office:value="0.00901008" calcext:value-type="float">
            <text:p>0,00901008</text:p>
          </table:table-cell>
          <table:table-cell office:value-type="string" calcext:value-type="string">
            <text:p>[[8,118148e-05]]</text:p>
          </table:table-cell>
          <table:table-cell table:style-name="ce2" office:value-type="float" office:value="0.00008118148" calcext:value-type="float">
            <text:p>8,12E-05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903192]</text:p>
          </table:table-cell>
          <table:table-cell office:value-type="string" calcext:value-type="string">
            <text:p>[[0,28903192]]</text:p>
          </table:table-cell>
          <table:table-cell office:value-type="float" office:value="0.28903192" calcext:value-type="float">
            <text:p>0,28903192</text:p>
          </table:table-cell>
          <table:table-cell office:value-type="string" calcext:value-type="string">
            <text:p>[[0,08353946]]</text:p>
          </table:table-cell>
          <table:table-cell office:value-type="float" office:value="0.08353946" calcext:value-type="float">
            <text:p>0,08353946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26752436]</text:p>
          </table:table-cell>
          <table:table-cell office:value-type="string" calcext:value-type="string">
            <text:p>[[0,07752436]]</text:p>
          </table:table-cell>
          <table:table-cell office:value-type="float" office:value="0.07752436" calcext:value-type="float">
            <text:p>0,07752436</text:p>
          </table:table-cell>
          <table:table-cell office:value-type="string" calcext:value-type="string">
            <text:p>[[0,00601003]]</text:p>
          </table:table-cell>
          <table:table-cell office:value-type="float" office:value="0.00601003" calcext:value-type="float">
            <text:p>0,00601003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8044397]</text:p>
          </table:table-cell>
          <table:table-cell office:value-type="string" calcext:value-type="string">
            <text:p>[[0,619556]]</text:p>
          </table:table-cell>
          <table:table-cell office:value-type="float" office:value="0.619556" calcext:value-type="float">
            <text:p>0,619556</text:p>
          </table:table-cell>
          <table:table-cell office:value-type="string" calcext:value-type="string">
            <text:p>[[0,38384965]]</text:p>
          </table:table-cell>
          <table:table-cell office:value-type="float" office:value="0.38384965" calcext:value-type="float">
            <text:p>0,38384965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8897554]</text:p>
          </table:table-cell>
          <table:table-cell office:value-type="string" calcext:value-type="string">
            <text:p>[[0,61102444]]</text:p>
          </table:table-cell>
          <table:table-cell office:value-type="float" office:value="0.61102444" calcext:value-type="float">
            <text:p>0,61102444</text:p>
          </table:table-cell>
          <table:table-cell office:value-type="string" calcext:value-type="string">
            <text:p>[[0,37335086]]</text:p>
          </table:table-cell>
          <table:table-cell office:value-type="float" office:value="0.37335086" calcext:value-type="float">
            <text:p>0,37335086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729469]</text:p>
          </table:table-cell>
          <table:table-cell office:value-type="string" calcext:value-type="string">
            <text:p>[[0,21294689]]</text:p>
          </table:table-cell>
          <table:table-cell office:value-type="float" office:value="0.21294689" calcext:value-type="float">
            <text:p>0,21294689</text:p>
          </table:table-cell>
          <table:table-cell office:value-type="string" calcext:value-type="string">
            <text:p>[[0,04534638]]</text:p>
          </table:table-cell>
          <table:table-cell office:value-type="float" office:value="0.04534638" calcext:value-type="float">
            <text:p>0,0453463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,69]]</text:p>
          </table:table-cell>
          <table:table-cell office:value-type="string" calcext:value-type="string">
            <text:p>[0,28298372]</text:p>
          </table:table-cell>
          <table:table-cell office:value-type="string" calcext:value-type="string">
            <text:p>[[0,40701628]]</text:p>
          </table:table-cell>
          <table:table-cell office:value-type="float" office:value="0.40701628" calcext:value-type="float">
            <text:p>0,40701628</text:p>
          </table:table-cell>
          <table:table-cell office:value-type="string" calcext:value-type="string">
            <text:p>[[0,16566224]]</text:p>
          </table:table-cell>
          <table:table-cell office:value-type="float" office:value="0.16566224" calcext:value-type="float">
            <text:p>0,16566224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6442868]</text:p>
          </table:table-cell>
          <table:table-cell office:value-type="string" calcext:value-type="string">
            <text:p>[[0,26442868]]</text:p>
          </table:table-cell>
          <table:table-cell office:value-type="float" office:value="0.26442868" calcext:value-type="float">
            <text:p>0,26442868</text:p>
          </table:table-cell>
          <table:table-cell office:value-type="string" calcext:value-type="string">
            <text:p>[[0,06992252]]</text:p>
          </table:table-cell>
          <table:table-cell office:value-type="float" office:value="0.06992252" calcext:value-type="float">
            <text:p>0,06992252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346056]</text:p>
          </table:table-cell>
          <table:table-cell office:value-type="string" calcext:value-type="string">
            <text:p>[[0,28346056]]</text:p>
          </table:table-cell>
          <table:table-cell office:value-type="float" office:value="0.28346056" calcext:value-type="float">
            <text:p>0,28346056</text:p>
          </table:table-cell>
          <table:table-cell office:value-type="string" calcext:value-type="string">
            <text:p>[[0,08034988]]</text:p>
          </table:table-cell>
          <table:table-cell office:value-type="float" office:value="0.08034988" calcext:value-type="float">
            <text:p>0,08034988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28705382]</text:p>
          </table:table-cell>
          <table:table-cell office:value-type="string" calcext:value-type="string">
            <text:p>[[0,11294618]]</text:p>
          </table:table-cell>
          <table:table-cell office:value-type="float" office:value="0.11294618" calcext:value-type="float">
            <text:p>0,11294618</text:p>
          </table:table-cell>
          <table:table-cell office:value-type="string" calcext:value-type="string">
            <text:p>[[0,01275684]]</text:p>
          </table:table-cell>
          <table:table-cell office:value-type="float" office:value="0.01275684" calcext:value-type="float">
            <text:p>0,01275684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,27]]</text:p>
          </table:table-cell>
          <table:table-cell office:value-type="string" calcext:value-type="string">
            <text:p>[0,28567785]</text:p>
          </table:table-cell>
          <table:table-cell office:value-type="string" calcext:value-type="string">
            <text:p>[[0,01567784]]</text:p>
          </table:table-cell>
          <table:table-cell office:value-type="float" office:value="0.01567784" calcext:value-type="float">
            <text:p>0,01567784</text:p>
          </table:table-cell>
          <table:table-cell office:value-type="string" calcext:value-type="string">
            <text:p>[[0,00024579]]</text:p>
          </table:table-cell>
          <table:table-cell office:value-type="float" office:value="0.00024579" calcext:value-type="float">
            <text:p>0,00024579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31480116]</text:p>
          </table:table-cell>
          <table:table-cell office:value-type="string" calcext:value-type="string">
            <text:p>[[0,38519883]]</text:p>
          </table:table-cell>
          <table:table-cell office:value-type="float" office:value="0.38519883" calcext:value-type="float">
            <text:p>0,38519883</text:p>
          </table:table-cell>
          <table:table-cell office:value-type="string" calcext:value-type="string">
            <text:p>[[0,14837813]]</text:p>
          </table:table-cell>
          <table:table-cell office:value-type="float" office:value="0.14837813" calcext:value-type="float">
            <text:p>0,1483781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,54]]</text:p>
          </table:table-cell>
          <table:table-cell office:value-type="string" calcext:value-type="string">
            <text:p>[0,25950074]</text:p>
          </table:table-cell>
          <table:table-cell office:value-type="string" calcext:value-type="string">
            <text:p>[[0,28049928]]</text:p>
          </table:table-cell>
          <table:table-cell office:value-type="float" office:value="0.28049928" calcext:value-type="float">
            <text:p>0,28049928</text:p>
          </table:table-cell>
          <table:table-cell office:value-type="string" calcext:value-type="string">
            <text:p>[[0,07867984]]</text:p>
          </table:table-cell>
          <table:table-cell office:value-type="float" office:value="0.07867984" calcext:value-type="float">
            <text:p>0,07867984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972284]</text:p>
          </table:table-cell>
          <table:table-cell office:value-type="string" calcext:value-type="string">
            <text:p>[[0,5027716]]</text:p>
          </table:table-cell>
          <table:table-cell office:value-type="float" office:value="0.5027716" calcext:value-type="float">
            <text:p>0,5027716</text:p>
          </table:table-cell>
          <table:table-cell office:value-type="string" calcext:value-type="string">
            <text:p>[[0,2527793]]</text:p>
          </table:table-cell>
          <table:table-cell office:value-type="float" office:value="0.2527793" calcext:value-type="float">
            <text:p>0,252779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113984]</text:p>
          </table:table-cell>
          <table:table-cell office:value-type="string" calcext:value-type="string">
            <text:p>[[0,29113984]]</text:p>
          </table:table-cell>
          <table:table-cell office:value-type="float" office:value="0.29113984" calcext:value-type="float">
            <text:p>0,29113984</text:p>
          </table:table-cell>
          <table:table-cell office:value-type="string" calcext:value-type="string">
            <text:p>[[0,08476241]]</text:p>
          </table:table-cell>
          <table:table-cell office:value-type="float" office:value="0.08476241" calcext:value-type="float">
            <text:p>0,08476241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30414617]</text:p>
          </table:table-cell>
          <table:table-cell office:value-type="string" calcext:value-type="string">
            <text:p>[[0,23414618]]</text:p>
          </table:table-cell>
          <table:table-cell office:value-type="float" office:value="0.23414618" calcext:value-type="float">
            <text:p>0,23414618</text:p>
          </table:table-cell>
          <table:table-cell office:value-type="string" calcext:value-type="string">
            <text:p>[[0,05482443]]</text:p>
          </table:table-cell>
          <table:table-cell office:value-type="float" office:value="0.05482443" calcext:value-type="float">
            <text:p>0,0548244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559064]</text:p>
          </table:table-cell>
          <table:table-cell office:value-type="string" calcext:value-type="string">
            <text:p>[[0,2559064]]</text:p>
          </table:table-cell>
          <table:table-cell office:value-type="float" office:value="0.2559064" calcext:value-type="float">
            <text:p>0,2559064</text:p>
          </table:table-cell>
          <table:table-cell office:value-type="string" calcext:value-type="string">
            <text:p>[[0,06548809]]</text:p>
          </table:table-cell>
          <table:table-cell office:value-type="float" office:value="0.06548809" calcext:value-type="float">
            <text:p>0,06548809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721868]</text:p>
          </table:table-cell>
          <table:table-cell office:value-type="string" calcext:value-type="string">
            <text:p>[[0,5278132]]</text:p>
          </table:table-cell>
          <table:table-cell office:value-type="float" office:value="0.5278132" calcext:value-type="float">
            <text:p>0,5278132</text:p>
          </table:table-cell>
          <table:table-cell office:value-type="string" calcext:value-type="string">
            <text:p>[[0,27858678]]</text:p>
          </table:table-cell>
          <table:table-cell office:value-type="float" office:value="0.27858678" calcext:value-type="float">
            <text:p>0,27858678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891146]</text:p>
          </table:table-cell>
          <table:table-cell office:value-type="string" calcext:value-type="string">
            <text:p>[[0,28891146]]</text:p>
          </table:table-cell>
          <table:table-cell office:value-type="float" office:value="0.28891146" calcext:value-type="float">
            <text:p>0,28891146</text:p>
          </table:table-cell>
          <table:table-cell office:value-type="string" calcext:value-type="string">
            <text:p>[[0,08346983]]</text:p>
          </table:table-cell>
          <table:table-cell office:value-type="float" office:value="0.08346983" calcext:value-type="float">
            <text:p>0,08346983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2666381]</text:p>
          </table:table-cell>
          <table:table-cell office:value-type="string" calcext:value-type="string">
            <text:p>[[0,7333619]]</text:p>
          </table:table-cell>
          <table:table-cell office:value-type="float" office:value="0.7333619" calcext:value-type="float">
            <text:p>0,7333619</text:p>
          </table:table-cell>
          <table:table-cell office:value-type="string" calcext:value-type="string">
            <text:p>[[0,5378197]]</text:p>
          </table:table-cell>
          <table:table-cell office:value-type="float" office:value="0.5378197" calcext:value-type="float">
            <text:p>0,5378197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5800234]</text:p>
          </table:table-cell>
          <table:table-cell office:value-type="string" calcext:value-type="string">
            <text:p>[[0,25800234]]</text:p>
          </table:table-cell>
          <table:table-cell office:value-type="float" office:value="0.25800234" calcext:value-type="float">
            <text:p>0,25800234</text:p>
          </table:table-cell>
          <table:table-cell office:value-type="string" calcext:value-type="string">
            <text:p>[[0,06656521]]</text:p>
          </table:table-cell>
          <table:table-cell office:value-type="float" office:value="0.06656521" calcext:value-type="float">
            <text:p>0,06656521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367457]</text:p>
          </table:table-cell>
          <table:table-cell office:value-type="string" calcext:value-type="string">
            <text:p>[[0,28367457]]</text:p>
          </table:table-cell>
          <table:table-cell office:value-type="float" office:value="0.28367457" calcext:value-type="float">
            <text:p>0,28367457</text:p>
          </table:table-cell>
          <table:table-cell office:value-type="string" calcext:value-type="string">
            <text:p>[[0,08047126]]</text:p>
          </table:table-cell>
          <table:table-cell office:value-type="float" office:value="0.08047126" calcext:value-type="float">
            <text:p>0,08047126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610802]</text:p>
          </table:table-cell>
          <table:table-cell office:value-type="string" calcext:value-type="string">
            <text:p>[[0,28610802]]</text:p>
          </table:table-cell>
          <table:table-cell office:value-type="float" office:value="0.28610802" calcext:value-type="float">
            <text:p>0,28610802</text:p>
          </table:table-cell>
          <table:table-cell office:value-type="string" calcext:value-type="string">
            <text:p>[[0,0818578]]</text:p>
          </table:table-cell>
          <table:table-cell office:value-type="float" office:value="0.0818578" calcext:value-type="float">
            <text:p>0,0818578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586577]</text:p>
          </table:table-cell>
          <table:table-cell office:value-type="string" calcext:value-type="string">
            <text:p>[[0,04134232]]</text:p>
          </table:table-cell>
          <table:table-cell office:value-type="float" office:value="0.04134232" calcext:value-type="float">
            <text:p>0,04134232</text:p>
          </table:table-cell>
          <table:table-cell office:value-type="string" calcext:value-type="string">
            <text:p>[[0,00170919]]</text:p>
          </table:table-cell>
          <table:table-cell office:value-type="float" office:value="0.00170919" calcext:value-type="float">
            <text:p>0,00170919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30359]</text:p>
          </table:table-cell>
          <table:table-cell office:value-type="string" calcext:value-type="string">
            <text:p>[[0,39641]]</text:p>
          </table:table-cell>
          <table:table-cell office:value-type="float" office:value="0.39641" calcext:value-type="float">
            <text:p>0,39641</text:p>
          </table:table-cell>
          <table:table-cell office:value-type="string" calcext:value-type="string">
            <text:p>[[0,15714088]]</text:p>
          </table:table-cell>
          <table:table-cell office:value-type="float" office:value="0.15714088" calcext:value-type="float">
            <text:p>0,15714088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29511255]</text:p>
          </table:table-cell>
          <table:table-cell office:value-type="string" calcext:value-type="string">
            <text:p>[[0,18511255]]</text:p>
          </table:table-cell>
          <table:table-cell office:value-type="float" office:value="0.18511255" calcext:value-type="float">
            <text:p>0,18511255</text:p>
          </table:table-cell>
          <table:table-cell office:value-type="string" calcext:value-type="string">
            <text:p>[[0,03426666]]</text:p>
          </table:table-cell>
          <table:table-cell office:value-type="float" office:value="0.03426666" calcext:value-type="float">
            <text:p>0,03426666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,18]]</text:p>
          </table:table-cell>
          <table:table-cell office:value-type="string" calcext:value-type="string">
            <text:p>[0,28084826]</text:p>
          </table:table-cell>
          <table:table-cell office:value-type="string" calcext:value-type="string">
            <text:p>[[0,10084826]]</text:p>
          </table:table-cell>
          <table:table-cell office:value-type="float" office:value="0.10084826" calcext:value-type="float">
            <text:p>0,10084826</text:p>
          </table:table-cell>
          <table:table-cell office:value-type="string" calcext:value-type="string">
            <text:p>[[0,01017037]]</text:p>
          </table:table-cell>
          <table:table-cell office:value-type="float" office:value="0.01017037" calcext:value-type="float">
            <text:p>0,01017037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7902]</text:p>
          </table:table-cell>
          <table:table-cell office:value-type="string" calcext:value-type="string">
            <text:p>[[0,287902]]</text:p>
          </table:table-cell>
          <table:table-cell office:value-type="float" office:value="0.287902" calcext:value-type="float">
            <text:p>0,287902</text:p>
          </table:table-cell>
          <table:table-cell office:value-type="string" calcext:value-type="string">
            <text:p>[[0,08288756]]</text:p>
          </table:table-cell>
          <table:table-cell office:value-type="float" office:value="0.08288756" calcext:value-type="float">
            <text:p>0,08288756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9454958]</text:p>
          </table:table-cell>
          <table:table-cell office:value-type="string" calcext:value-type="string">
            <text:p>[[0,5054504]]</text:p>
          </table:table-cell>
          <table:table-cell office:value-type="float" office:value="0.5054504" calcext:value-type="float">
            <text:p>0,5054504</text:p>
          </table:table-cell>
          <table:table-cell office:value-type="string" calcext:value-type="string">
            <text:p>[[0,25548014]]</text:p>
          </table:table-cell>
          <table:table-cell office:value-type="float" office:value="0.25548014" calcext:value-type="float">
            <text:p>0,25548014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6746845]</text:p>
          </table:table-cell>
          <table:table-cell office:value-type="string" calcext:value-type="string">
            <text:p>[[0,26746845]]</text:p>
          </table:table-cell>
          <table:table-cell office:value-type="float" office:value="0.26746845" calcext:value-type="float">
            <text:p>0,26746845</text:p>
          </table:table-cell>
          <table:table-cell office:value-type="string" calcext:value-type="string">
            <text:p>[[0,07153937]]</text:p>
          </table:table-cell>
          <table:table-cell office:value-type="float" office:value="0.07153937" calcext:value-type="float">
            <text:p>0,07153937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6611474]</text:p>
          </table:table-cell>
          <table:table-cell office:value-type="string" calcext:value-type="string">
            <text:p>[[0,03388527]]</text:p>
          </table:table-cell>
          <table:table-cell office:value-type="float" office:value="0.03388527" calcext:value-type="float">
            <text:p>0,03388527</text:p>
          </table:table-cell>
          <table:table-cell office:value-type="string" calcext:value-type="string">
            <text:p>[[0,00114821]]</text:p>
          </table:table-cell>
          <table:table-cell office:value-type="float" office:value="0.00114821" calcext:value-type="float">
            <text:p>0,0011482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28189737]</text:p>
          </table:table-cell>
          <table:table-cell office:value-type="string" calcext:value-type="string">
            <text:p>[[0,17189737]]</text:p>
          </table:table-cell>
          <table:table-cell office:value-type="float" office:value="0.17189737" calcext:value-type="float">
            <text:p>0,17189737</text:p>
          </table:table-cell>
          <table:table-cell office:value-type="string" calcext:value-type="string">
            <text:p>[[0,0295487]]</text:p>
          </table:table-cell>
          <table:table-cell office:value-type="float" office:value="0.0295487" calcext:value-type="float">
            <text:p>0,0295487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,93]]</text:p>
          </table:table-cell>
          <table:table-cell office:value-type="string" calcext:value-type="string">
            <text:p>[0,26841825]</text:p>
          </table:table-cell>
          <table:table-cell office:value-type="string" calcext:value-type="string">
            <text:p>[[0,66158175]]</text:p>
          </table:table-cell>
          <table:table-cell office:value-type="float" office:value="0.66158175" calcext:value-type="float">
            <text:p>0,66158175</text:p>
          </table:table-cell>
          <table:table-cell office:value-type="string" calcext:value-type="string">
            <text:p>[[0,4376904]]</text:p>
          </table:table-cell>
          <table:table-cell office:value-type="float" office:value="0.4376904" calcext:value-type="float">
            <text:p>0,4376904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27664155]</text:p>
          </table:table-cell>
          <table:table-cell office:value-type="string" calcext:value-type="string">
            <text:p>[[0,20664155]]</text:p>
          </table:table-cell>
          <table:table-cell office:value-type="float" office:value="0.20664155" calcext:value-type="float">
            <text:p>0,20664155</text:p>
          </table:table-cell>
          <table:table-cell office:value-type="string" calcext:value-type="string">
            <text:p>[[0,04270073]]</text:p>
          </table:table-cell>
          <table:table-cell office:value-type="float" office:value="0.04270073" calcext:value-type="float">
            <text:p>0,04270073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9134923]</text:p>
          </table:table-cell>
          <table:table-cell office:value-type="string" calcext:value-type="string">
            <text:p>[[0,40865076]]</text:p>
          </table:table-cell>
          <table:table-cell office:value-type="float" office:value="0.40865076" calcext:value-type="float">
            <text:p>0,40865076</text:p>
          </table:table-cell>
          <table:table-cell office:value-type="string" calcext:value-type="string">
            <text:p>[[0,16699544]]</text:p>
          </table:table-cell>
          <table:table-cell office:value-type="float" office:value="0.16699544" calcext:value-type="float">
            <text:p>0,16699544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1,]]</text:p>
          </table:table-cell>
          <table:table-cell office:value-type="string" calcext:value-type="string">
            <text:p>[0,26279032]</text:p>
          </table:table-cell>
          <table:table-cell office:value-type="string" calcext:value-type="string">
            <text:p>[[0,7372097]]</text:p>
          </table:table-cell>
          <table:table-cell office:value-type="float" office:value="0.7372097" calcext:value-type="float">
            <text:p>0,7372097</text:p>
          </table:table-cell>
          <table:table-cell office:value-type="string" calcext:value-type="string">
            <text:p>[[0,54347813]]</text:p>
          </table:table-cell>
          <table:table-cell office:value-type="float" office:value="0.54347813" calcext:value-type="float">
            <text:p>0,54347813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26365578]</text:p>
          </table:table-cell>
          <table:table-cell office:value-type="string" calcext:value-type="string">
            <text:p>[[0,33634424]]</text:p>
          </table:table-cell>
          <table:table-cell office:value-type="float" office:value="0.33634424" calcext:value-type="float">
            <text:p>0,33634424</text:p>
          </table:table-cell>
          <table:table-cell office:value-type="string" calcext:value-type="string">
            <text:p>[[0,11312745]]</text:p>
          </table:table-cell>
          <table:table-cell office:value-type="float" office:value="0.11312745" calcext:value-type="float">
            <text:p>0,11312745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,93]]</text:p>
          </table:table-cell>
          <table:table-cell office:value-type="string" calcext:value-type="string">
            <text:p>[0,28225583]</text:p>
          </table:table-cell>
          <table:table-cell office:value-type="string" calcext:value-type="string">
            <text:p>[[0,6477442]]</text:p>
          </table:table-cell>
          <table:table-cell office:value-type="float" office:value="0.6477442" calcext:value-type="float">
            <text:p>0,6477442</text:p>
          </table:table-cell>
          <table:table-cell office:value-type="string" calcext:value-type="string">
            <text:p>[[0,41957253]]</text:p>
          </table:table-cell>
          <table:table-cell office:value-type="float" office:value="0.41957253" calcext:value-type="float">
            <text:p>0,41957253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2960264]</text:p>
          </table:table-cell>
          <table:table-cell office:value-type="string" calcext:value-type="string">
            <text:p>[[0,4539736]]</text:p>
          </table:table-cell>
          <table:table-cell office:value-type="float" office:value="0.4539736" calcext:value-type="float">
            <text:p>0,4539736</text:p>
          </table:table-cell>
          <table:table-cell office:value-type="string" calcext:value-type="string">
            <text:p>[[0,20609201]]</text:p>
          </table:table-cell>
          <table:table-cell office:value-type="float" office:value="0.20609201" calcext:value-type="float">
            <text:p>0,20609201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9592192]</text:p>
          </table:table-cell>
          <table:table-cell office:value-type="string" calcext:value-type="string">
            <text:p>[[0,5040781]]</text:p>
          </table:table-cell>
          <table:table-cell office:value-type="float" office:value="0.5040781" calcext:value-type="float">
            <text:p>0,5040781</text:p>
          </table:table-cell>
          <table:table-cell office:value-type="string" calcext:value-type="string">
            <text:p>[[0,25409472]]</text:p>
          </table:table-cell>
          <table:table-cell office:value-type="float" office:value="0.25409472" calcext:value-type="float">
            <text:p>0,25409472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,95]]</text:p>
          </table:table-cell>
          <table:table-cell office:value-type="string" calcext:value-type="string">
            <text:p>[0,2586454]</text:p>
          </table:table-cell>
          <table:table-cell office:value-type="string" calcext:value-type="string">
            <text:p>[[0,69135463]]</text:p>
          </table:table-cell>
          <table:table-cell office:value-type="float" office:value="0.69135463" calcext:value-type="float">
            <text:p>0,69135463</text:p>
          </table:table-cell>
          <table:table-cell office:value-type="string" calcext:value-type="string">
            <text:p>[[0,47797123]]</text:p>
          </table:table-cell>
          <table:table-cell office:value-type="float" office:value="0.47797123" calcext:value-type="float">
            <text:p>0,47797123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3038838]</text:p>
          </table:table-cell>
          <table:table-cell office:value-type="string" calcext:value-type="string">
            <text:p>[[0,5961162]]</text:p>
          </table:table-cell>
          <table:table-cell office:value-type="float" office:value="0.5961162" calcext:value-type="float">
            <text:p>0,5961162</text:p>
          </table:table-cell>
          <table:table-cell office:value-type="string" calcext:value-type="string">
            <text:p>[[0,35535452]]</text:p>
          </table:table-cell>
          <table:table-cell office:value-type="float" office:value="0.35535452" calcext:value-type="float">
            <text:p>0,35535452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3079242]</text:p>
          </table:table-cell>
          <table:table-cell office:value-type="string" calcext:value-type="string">
            <text:p>[[0,3079242]]</text:p>
          </table:table-cell>
          <table:table-cell office:value-type="float" office:value="0.3079242" calcext:value-type="float">
            <text:p>0,3079242</text:p>
          </table:table-cell>
          <table:table-cell office:value-type="string" calcext:value-type="string">
            <text:p>[[0,09481732]]</text:p>
          </table:table-cell>
          <table:table-cell office:value-type="float" office:value="0.09481732" calcext:value-type="float">
            <text:p>0,09481732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6278484]</text:p>
          </table:table-cell>
          <table:table-cell office:value-type="string" calcext:value-type="string">
            <text:p>[[0,26278484]]</text:p>
          </table:table-cell>
          <table:table-cell office:value-type="float" office:value="0.26278484" calcext:value-type="float">
            <text:p>0,26278484</text:p>
          </table:table-cell>
          <table:table-cell office:value-type="string" calcext:value-type="string">
            <text:p>[[0,06905587]]</text:p>
          </table:table-cell>
          <table:table-cell office:value-type="float" office:value="0.06905587" calcext:value-type="float">
            <text:p>0,06905587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305093]</text:p>
          </table:table-cell>
          <table:table-cell office:value-type="string" calcext:value-type="string">
            <text:p>[[0,594907]]</text:p>
          </table:table-cell>
          <table:table-cell office:value-type="float" office:value="0.594907" calcext:value-type="float">
            <text:p>0,594907</text:p>
          </table:table-cell>
          <table:table-cell office:value-type="string" calcext:value-type="string">
            <text:p>[[0,35391432]]</text:p>
          </table:table-cell>
          <table:table-cell office:value-type="float" office:value="0.35391432" calcext:value-type="float">
            <text:p>0,35391432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6668954]</text:p>
          </table:table-cell>
          <table:table-cell office:value-type="string" calcext:value-type="string">
            <text:p>[[0,43331045]]</text:p>
          </table:table-cell>
          <table:table-cell office:value-type="float" office:value="0.43331045" calcext:value-type="float">
            <text:p>0,43331045</text:p>
          </table:table-cell>
          <table:table-cell office:value-type="string" calcext:value-type="string">
            <text:p>[[0,18775794]]</text:p>
          </table:table-cell>
          <table:table-cell office:value-type="float" office:value="0.18775794" calcext:value-type="float">
            <text:p>0,18775794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677189]</text:p>
          </table:table-cell>
          <table:table-cell office:value-type="string" calcext:value-type="string">
            <text:p>[[0,5322811]]</text:p>
          </table:table-cell>
          <table:table-cell office:value-type="float" office:value="0.5322811" calcext:value-type="float">
            <text:p>0,5322811</text:p>
          </table:table-cell>
          <table:table-cell office:value-type="string" calcext:value-type="string">
            <text:p>[[0,28332317]]</text:p>
          </table:table-cell>
          <table:table-cell office:value-type="float" office:value="0.28332317" calcext:value-type="float">
            <text:p>0,28332317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869664]</text:p>
          </table:table-cell>
          <table:table-cell office:value-type="string" calcext:value-type="string">
            <text:p>[[0,29869664]]</text:p>
          </table:table-cell>
          <table:table-cell office:value-type="float" office:value="0.29869664" calcext:value-type="float">
            <text:p>0,29869664</text:p>
          </table:table-cell>
          <table:table-cell office:value-type="string" calcext:value-type="string">
            <text:p>[[0,08921968]]</text:p>
          </table:table-cell>
          <table:table-cell office:value-type="float" office:value="0.08921968" calcext:value-type="float">
            <text:p>0,08921968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7316648]</text:p>
          </table:table-cell>
          <table:table-cell office:value-type="string" calcext:value-type="string">
            <text:p>[[0,07316647]]</text:p>
          </table:table-cell>
          <table:table-cell office:value-type="float" office:value="0.07316647" calcext:value-type="float">
            <text:p>0,07316647</text:p>
          </table:table-cell>
          <table:table-cell office:value-type="string" calcext:value-type="string">
            <text:p>[[0,00535333]]</text:p>
          </table:table-cell>
          <table:table-cell office:value-type="float" office:value="0.00535333" calcext:value-type="float">
            <text:p>0,00535333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28038526]</text:p>
          </table:table-cell>
          <table:table-cell office:value-type="string" calcext:value-type="string">
            <text:p>[[0,23038526]]</text:p>
          </table:table-cell>
          <table:table-cell office:value-type="float" office:value="0.23038526" calcext:value-type="float">
            <text:p>0,23038526</text:p>
          </table:table-cell>
          <table:table-cell office:value-type="string" calcext:value-type="string">
            <text:p>[[0,05307737]]</text:p>
          </table:table-cell>
          <table:table-cell office:value-type="float" office:value="0.05307737" calcext:value-type="float">
            <text:p>0,05307737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[0,65]]</text:p>
          </table:table-cell>
          <table:table-cell office:value-type="string" calcext:value-type="string">
            <text:p>[0,26783562]</text:p>
          </table:table-cell>
          <table:table-cell office:value-type="string" calcext:value-type="string">
            <text:p>[[0,38216436]]</text:p>
          </table:table-cell>
          <table:table-cell office:value-type="float" office:value="0.38216436" calcext:value-type="float">
            <text:p>0,38216436</text:p>
          </table:table-cell>
          <table:table-cell office:value-type="string" calcext:value-type="string">
            <text:p>[[0,1460496]]</text:p>
          </table:table-cell>
          <table:table-cell office:value-type="float" office:value="0.1460496" calcext:value-type="float">
            <text:p>0,1460496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6542503]</text:p>
          </table:table-cell>
          <table:table-cell office:value-type="string" calcext:value-type="string">
            <text:p>[[0,534575]]</text:p>
          </table:table-cell>
          <table:table-cell office:value-type="float" office:value="0.534575" calcext:value-type="float">
            <text:p>0,534575</text:p>
          </table:table-cell>
          <table:table-cell office:value-type="string" calcext:value-type="string">
            <text:p>[[0,28577042]]</text:p>
          </table:table-cell>
          <table:table-cell office:value-type="float" office:value="0.28577042" calcext:value-type="float">
            <text:p>0,28577042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9474682]</text:p>
          </table:table-cell>
          <table:table-cell office:value-type="string" calcext:value-type="string">
            <text:p>[[0,40525317]]</text:p>
          </table:table-cell>
          <table:table-cell office:value-type="float" office:value="0.40525317" calcext:value-type="float">
            <text:p>0,40525317</text:p>
          </table:table-cell>
          <table:table-cell office:value-type="string" calcext:value-type="string">
            <text:p>[[0,16423014]]</text:p>
          </table:table-cell>
          <table:table-cell office:value-type="float" office:value="0.16423014" calcext:value-type="float">
            <text:p>0,16423014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613408]</text:p>
          </table:table-cell>
          <table:table-cell office:value-type="string" calcext:value-type="string">
            <text:p>[[0,03865921]]</text:p>
          </table:table-cell>
          <table:table-cell office:value-type="float" office:value="0.03865921" calcext:value-type="float">
            <text:p>0,03865921</text:p>
          </table:table-cell>
          <table:table-cell office:value-type="string" calcext:value-type="string">
            <text:p>[[0,00149453]]</text:p>
          </table:table-cell>
          <table:table-cell office:value-type="float" office:value="0.00149453" calcext:value-type="float">
            <text:p>0,00149453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55734]</text:p>
          </table:table-cell>
          <table:table-cell office:value-type="string" calcext:value-type="string">
            <text:p>[[0,2855734]]</text:p>
          </table:table-cell>
          <table:table-cell office:value-type="float" office:value="0.2855734" calcext:value-type="float">
            <text:p>0,2855734</text:p>
          </table:table-cell>
          <table:table-cell office:value-type="string" calcext:value-type="string">
            <text:p>[[0,08155216]]</text:p>
          </table:table-cell>
          <table:table-cell office:value-type="float" office:value="0.08155216" calcext:value-type="float">
            <text:p>0,08155216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669763]</text:p>
          </table:table-cell>
          <table:table-cell office:value-type="string" calcext:value-type="string">
            <text:p>[[0,2069763]]</text:p>
          </table:table-cell>
          <table:table-cell office:value-type="float" office:value="0.2069763" calcext:value-type="float">
            <text:p>0,2069763</text:p>
          </table:table-cell>
          <table:table-cell office:value-type="string" calcext:value-type="string">
            <text:p>[[0,04283919]]</text:p>
          </table:table-cell>
          <table:table-cell office:value-type="float" office:value="0.04283919" calcext:value-type="float">
            <text:p>0,04283919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9254404]</text:p>
          </table:table-cell>
          <table:table-cell office:value-type="string" calcext:value-type="string">
            <text:p>[[0,50745595]]</text:p>
          </table:table-cell>
          <table:table-cell office:value-type="float" office:value="0.50745595" calcext:value-type="float">
            <text:p>0,50745595</text:p>
          </table:table-cell>
          <table:table-cell office:value-type="string" calcext:value-type="string">
            <text:p>[[0,25751153]]</text:p>
          </table:table-cell>
          <table:table-cell office:value-type="float" office:value="0.25751153" calcext:value-type="float">
            <text:p>0,25751153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2674511]</text:p>
          </table:table-cell>
          <table:table-cell office:value-type="string" calcext:value-type="string">
            <text:p>[[0,10745111]]</text:p>
          </table:table-cell>
          <table:table-cell office:value-type="float" office:value="0.10745111" calcext:value-type="float">
            <text:p>0,10745111</text:p>
          </table:table-cell>
          <table:table-cell office:value-type="string" calcext:value-type="string">
            <text:p>[[0,01154574]]</text:p>
          </table:table-cell>
          <table:table-cell office:value-type="float" office:value="0.01154574" calcext:value-type="float">
            <text:p>0,01154574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2884081]</text:p>
          </table:table-cell>
          <table:table-cell office:value-type="string" calcext:value-type="string">
            <text:p>[[0,1984081]]</text:p>
          </table:table-cell>
          <table:table-cell office:value-type="float" office:value="0.1984081" calcext:value-type="float">
            <text:p>0,1984081</text:p>
          </table:table-cell>
          <table:table-cell office:value-type="string" calcext:value-type="string">
            <text:p>[[0,03936577]]</text:p>
          </table:table-cell>
          <table:table-cell office:value-type="float" office:value="0.03936577" calcext:value-type="float">
            <text:p>0,03936577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802161]</text:p>
          </table:table-cell>
          <table:table-cell office:value-type="string" calcext:value-type="string">
            <text:p>[[0,2802161]]</text:p>
          </table:table-cell>
          <table:table-cell office:value-type="float" office:value="0.2802161" calcext:value-type="float">
            <text:p>0,2802161</text:p>
          </table:table-cell>
          <table:table-cell office:value-type="string" calcext:value-type="string">
            <text:p>[[0,07852106]]</text:p>
          </table:table-cell>
          <table:table-cell office:value-type="float" office:value="0.07852106" calcext:value-type="float">
            <text:p>0,07852106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30001736]</text:p>
          </table:table-cell>
          <table:table-cell office:value-type="string" calcext:value-type="string">
            <text:p>[[0,21001735]]</text:p>
          </table:table-cell>
          <table:table-cell office:value-type="float" office:value="0.21001735" calcext:value-type="float">
            <text:p>0,21001735</text:p>
          </table:table-cell>
          <table:table-cell office:value-type="string" calcext:value-type="string">
            <text:p>[[0,04410729]]</text:p>
          </table:table-cell>
          <table:table-cell office:value-type="float" office:value="0.04410729" calcext:value-type="float">
            <text:p>0,04410729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29617465]</text:p>
          </table:table-cell>
          <table:table-cell office:value-type="string" calcext:value-type="string">
            <text:p>[[0,14617464]]</text:p>
          </table:table-cell>
          <table:table-cell office:value-type="float" office:value="0.14617464" calcext:value-type="float">
            <text:p>0,14617464</text:p>
          </table:table-cell>
          <table:table-cell office:value-type="string" calcext:value-type="string">
            <text:p>[[0,02136702]]</text:p>
          </table:table-cell>
          <table:table-cell office:value-type="float" office:value="0.02136702" calcext:value-type="float">
            <text:p>0,02136702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28829718]</text:p>
          </table:table-cell>
          <table:table-cell office:value-type="string" calcext:value-type="string">
            <text:p>[[0,20829718]]</text:p>
          </table:table-cell>
          <table:table-cell office:value-type="float" office:value="0.20829718" calcext:value-type="float">
            <text:p>0,20829718</text:p>
          </table:table-cell>
          <table:table-cell office:value-type="string" calcext:value-type="string">
            <text:p>[[0,04338771]]</text:p>
          </table:table-cell>
          <table:table-cell office:value-type="float" office:value="0.04338771" calcext:value-type="float">
            <text:p>0,04338771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626217]</text:p>
          </table:table-cell>
          <table:table-cell office:value-type="string" calcext:value-type="string">
            <text:p>[[0,0626217]]</text:p>
          </table:table-cell>
          <table:table-cell office:value-type="float" office:value="0.0626217" calcext:value-type="float">
            <text:p>0,0626217</text:p>
          </table:table-cell>
          <table:table-cell office:value-type="string" calcext:value-type="string">
            <text:p>[[0,00392148]]</text:p>
          </table:table-cell>
          <table:table-cell office:value-type="float" office:value="0.00392148" calcext:value-type="float">
            <text:p>0,00392148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29037642]</text:p>
          </table:table-cell>
          <table:table-cell office:value-type="string" calcext:value-type="string">
            <text:p>[[0,21037643]]</text:p>
          </table:table-cell>
          <table:table-cell office:value-type="float" office:value="0.21037643" calcext:value-type="float">
            <text:p>0,21037643</text:p>
          </table:table-cell>
          <table:table-cell office:value-type="string" calcext:value-type="string">
            <text:p>[[0,04425824]]</text:p>
          </table:table-cell>
          <table:table-cell office:value-type="float" office:value="0.04425824" calcext:value-type="float">
            <text:p>0,04425824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7355415]</text:p>
          </table:table-cell>
          <table:table-cell office:value-type="string" calcext:value-type="string">
            <text:p>[[0,17355415]]</text:p>
          </table:table-cell>
          <table:table-cell office:value-type="float" office:value="0.17355415" calcext:value-type="float">
            <text:p>0,17355415</text:p>
          </table:table-cell>
          <table:table-cell office:value-type="string" calcext:value-type="string">
            <text:p>[[0,03012104]]</text:p>
          </table:table-cell>
          <table:table-cell office:value-type="float" office:value="0.03012104" calcext:value-type="float">
            <text:p>0,03012104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2860003]</text:p>
          </table:table-cell>
          <table:table-cell office:value-type="string" calcext:value-type="string">
            <text:p>[[0,2560003]]</text:p>
          </table:table-cell>
          <table:table-cell office:value-type="float" office:value="0.2560003" calcext:value-type="float">
            <text:p>0,2560003</text:p>
          </table:table-cell>
          <table:table-cell office:value-type="string" calcext:value-type="string">
            <text:p>[[0,06553616]]</text:p>
          </table:table-cell>
          <table:table-cell office:value-type="float" office:value="0.06553616" calcext:value-type="float">
            <text:p>0,06553616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26322547]</text:p>
          </table:table-cell>
          <table:table-cell office:value-type="string" calcext:value-type="string">
            <text:p>[[0,5367745]]</text:p>
          </table:table-cell>
          <table:table-cell office:value-type="float" office:value="0.5367745" calcext:value-type="float">
            <text:p>0,5367745</text:p>
          </table:table-cell>
          <table:table-cell office:value-type="string" calcext:value-type="string">
            <text:p>[[0,2881269]]</text:p>
          </table:table-cell>
          <table:table-cell office:value-type="float" office:value="0.2881269" calcext:value-type="float">
            <text:p>0,2881269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26557648]</text:p>
          </table:table-cell>
          <table:table-cell office:value-type="string" calcext:value-type="string">
            <text:p>[[0,19557649]]</text:p>
          </table:table-cell>
          <table:table-cell office:value-type="float" office:value="0.19557649" calcext:value-type="float">
            <text:p>0,19557649</text:p>
          </table:table-cell>
          <table:table-cell office:value-type="string" calcext:value-type="string">
            <text:p>[[0,03825016]]</text:p>
          </table:table-cell>
          <table:table-cell office:value-type="float" office:value="0.03825016" calcext:value-type="float">
            <text:p>0,0382501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[0,65]]</text:p>
          </table:table-cell>
          <table:table-cell office:value-type="string" calcext:value-type="string">
            <text:p>[0,28497076]</text:p>
          </table:table-cell>
          <table:table-cell office:value-type="string" calcext:value-type="string">
            <text:p>[[0,36502922]]</text:p>
          </table:table-cell>
          <table:table-cell office:value-type="float" office:value="0.36502922" calcext:value-type="float">
            <text:p>0,36502922</text:p>
          </table:table-cell>
          <table:table-cell office:value-type="string" calcext:value-type="string">
            <text:p>[[0,13324633]]</text:p>
          </table:table-cell>
          <table:table-cell office:value-type="float" office:value="0.13324633" calcext:value-type="float">
            <text:p>0,13324633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30218744]</text:p>
          </table:table-cell>
          <table:table-cell office:value-type="string" calcext:value-type="string">
            <text:p>[[0,00218743]]</text:p>
          </table:table-cell>
          <table:table-cell office:value-type="float" office:value="0.00218743" calcext:value-type="float">
            <text:p>0,00218743</text:p>
          </table:table-cell>
          <table:table-cell office:value-type="string" calcext:value-type="string">
            <text:p>[[4,784854e-06]]</text:p>
          </table:table-cell>
          <table:table-cell table:style-name="ce2" office:value-type="float" office:value="0.000004784854" calcext:value-type="float">
            <text:p>4,78E-06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27775645]</text:p>
          </table:table-cell>
          <table:table-cell office:value-type="string" calcext:value-type="string">
            <text:p>[[0,26775646]]</text:p>
          </table:table-cell>
          <table:table-cell office:value-type="float" office:value="0.26775646" calcext:value-type="float">
            <text:p>0,26775646</text:p>
          </table:table-cell>
          <table:table-cell office:value-type="string" calcext:value-type="string">
            <text:p>[[0,07169352]]</text:p>
          </table:table-cell>
          <table:table-cell office:value-type="float" office:value="0.07169352" calcext:value-type="float">
            <text:p>0,07169352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29434395]</text:p>
          </table:table-cell>
          <table:table-cell office:value-type="string" calcext:value-type="string">
            <text:p>[[0,18434395]]</text:p>
          </table:table-cell>
          <table:table-cell office:value-type="float" office:value="0.18434395" calcext:value-type="float">
            <text:p>0,18434395</text:p>
          </table:table-cell>
          <table:table-cell office:value-type="string" calcext:value-type="string">
            <text:p>[[0,03398269]]</text:p>
          </table:table-cell>
          <table:table-cell office:value-type="float" office:value="0.03398269" calcext:value-type="float">
            <text:p>0,03398269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2970391]</text:p>
          </table:table-cell>
          <table:table-cell office:value-type="string" calcext:value-type="string">
            <text:p>[[0,2670391]]</text:p>
          </table:table-cell>
          <table:table-cell office:value-type="float" office:value="0.2670391" calcext:value-type="float">
            <text:p>0,2670391</text:p>
          </table:table-cell>
          <table:table-cell office:value-type="string" calcext:value-type="string">
            <text:p>[[0,07130988]]</text:p>
          </table:table-cell>
          <table:table-cell office:value-type="float" office:value="0.07130988" calcext:value-type="float">
            <text:p>0,07130988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8326127]</text:p>
          </table:table-cell>
          <table:table-cell office:value-type="string" calcext:value-type="string">
            <text:p>[[0,08326127]]</text:p>
          </table:table-cell>
          <table:table-cell office:value-type="float" office:value="0.08326127" calcext:value-type="float">
            <text:p>0,08326127</text:p>
          </table:table-cell>
          <table:table-cell office:value-type="string" calcext:value-type="string">
            <text:p>[[0,00693244]]</text:p>
          </table:table-cell>
          <table:table-cell office:value-type="float" office:value="0.00693244" calcext:value-type="float">
            <text:p>0,00693244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3010381]</text:p>
          </table:table-cell>
          <table:table-cell office:value-type="string" calcext:value-type="string">
            <text:p>[[0,00103807]]</text:p>
          </table:table-cell>
          <table:table-cell office:value-type="float" office:value="0.00103807" calcext:value-type="float">
            <text:p>0,00103807</text:p>
          </table:table-cell>
          <table:table-cell office:value-type="string" calcext:value-type="string">
            <text:p>[[1,0775987e-06]]</text:p>
          </table:table-cell>
          <table:table-cell table:style-name="ce2" office:value-type="float" office:value="0.0000010775987" calcext:value-type="float">
            <text:p>1,08E-06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27794853]</text:p>
          </table:table-cell>
          <table:table-cell office:value-type="string" calcext:value-type="string">
            <text:p>[[0,07794853]]</text:p>
          </table:table-cell>
          <table:table-cell office:value-type="float" office:value="0.07794853" calcext:value-type="float">
            <text:p>0,07794853</text:p>
          </table:table-cell>
          <table:table-cell office:value-type="string" calcext:value-type="string">
            <text:p>[[0,00607597]]</text:p>
          </table:table-cell>
          <table:table-cell office:value-type="float" office:value="0.00607597" calcext:value-type="float">
            <text:p>0,00607597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2700075]</text:p>
          </table:table-cell>
          <table:table-cell office:value-type="string" calcext:value-type="string">
            <text:p>[[0,21000749]]</text:p>
          </table:table-cell>
          <table:table-cell office:value-type="float" office:value="0.21000749" calcext:value-type="float">
            <text:p>0,21000749</text:p>
          </table:table-cell>
          <table:table-cell office:value-type="string" calcext:value-type="string">
            <text:p>[[0,04410315]]</text:p>
          </table:table-cell>
          <table:table-cell office:value-type="float" office:value="0.04410315" calcext:value-type="float">
            <text:p>0,04410315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29076678]</text:p>
          </table:table-cell>
          <table:table-cell office:value-type="string" calcext:value-type="string">
            <text:p>[[0,29076678]]</text:p>
          </table:table-cell>
          <table:table-cell office:value-type="float" office:value="0.29076678" calcext:value-type="float">
            <text:p>0,29076678</text:p>
          </table:table-cell>
          <table:table-cell office:value-type="string" calcext:value-type="string">
            <text:p>[[0,08454531]]</text:p>
          </table:table-cell>
          <table:table-cell office:value-type="float" office:value="0.08454531" calcext:value-type="float">
            <text:p>0,0845453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28818524]</text:p>
          </table:table-cell>
          <table:table-cell office:value-type="string" calcext:value-type="string">
            <text:p>[[0,25818524]]</text:p>
          </table:table-cell>
          <table:table-cell office:value-type="float" office:value="0.25818524" calcext:value-type="float">
            <text:p>0,25818524</text:p>
          </table:table-cell>
          <table:table-cell office:value-type="string" calcext:value-type="string">
            <text:p>[[0,06665961]]</text:p>
          </table:table-cell>
          <table:table-cell office:value-type="float" office:value="0.06665961" calcext:value-type="float">
            <text:p>0,06665961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27211434]</text:p>
          </table:table-cell>
          <table:table-cell office:value-type="string" calcext:value-type="string">
            <text:p>[[0,17211434]]</text:p>
          </table:table-cell>
          <table:table-cell office:value-type="float" office:value="0.17211434" calcext:value-type="float">
            <text:p>0,17211434</text:p>
          </table:table-cell>
          <table:table-cell office:value-type="string" calcext:value-type="string">
            <text:p>[[0,02962335]]</text:p>
          </table:table-cell>
          <table:table-cell office:value-type="float" office:value="0.02962335" calcext:value-type="float">
            <text:p>0,02962335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[0,88]]</text:p>
          </table:table-cell>
          <table:table-cell office:value-type="string" calcext:value-type="string">
            <text:p>[0,26756358]</text:p>
          </table:table-cell>
          <table:table-cell office:value-type="string" calcext:value-type="string">
            <text:p>[[0,6124364]]</text:p>
          </table:table-cell>
          <table:table-cell office:value-type="float" office:value="0.6124364" calcext:value-type="float">
            <text:p>0,6124364</text:p>
          </table:table-cell>
          <table:table-cell office:value-type="string" calcext:value-type="string">
            <text:p>[[0,37507835]]</text:p>
          </table:table-cell>
          <table:table-cell office:value-type="float" office:value="0.37507835" calcext:value-type="float">
            <text:p>0,37507835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8156126]</text:p>
          </table:table-cell>
          <table:table-cell office:value-type="string" calcext:value-type="string">
            <text:p>[[0,6184387]]</text:p>
          </table:table-cell>
          <table:table-cell office:value-type="float" office:value="0.6184387" calcext:value-type="float">
            <text:p>0,6184387</text:p>
          </table:table-cell>
          <table:table-cell office:value-type="string" calcext:value-type="string">
            <text:p>[[0,38246647]]</text:p>
          </table:table-cell>
          <table:table-cell office:value-type="float" office:value="0.38246647" calcext:value-type="float">
            <text:p>0,3824664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table:formula="of:=AVERAGE([.E2:.E178])" office:value-type="float" office:value="0.269539537118644" calcext:value-type="float">
            <text:p>0,269539537118644</text:p>
          </table:table-cell>
          <table:table-cell table:style-name="ce1"/>
          <table:table-cell table:style-name="ce1" table:formula="of:=AVERAGE([.G2:.G178])" office:value-type="float" office:value="0.101135100334247" calcext:value-type="float">
            <text:p>0,101135100334247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2-03-29T15:51:02.999185210</dc:date>
    <meta:editing-duration>PT2M58S</meta:editing-duration>
    <meta:editing-cycles>2</meta:editing-cycles>
    <meta:generator>LibreOffice/6.3.5.2$Linux_X86_64 LibreOffice_project/30$Build-2</meta:generator>
    <meta:document-statistic meta:table-count="2" meta:cell-count="2494" meta:object-count="0"/>
  </office:meta>
</office:document-meta>
</file>